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order-bottom="none" fo:background-color="#003366" fo:border-left="0.99pt groove #000000" fo:border-right="none" fo:border-top="0.99pt groove #000000"/>
    </style:style>
    <style:style style:name="ce2" style:family="table-cell" style:parent-style-name="Default">
      <style:table-cell-properties fo:border-bottom="none" fo:background-color="#003366" fo:border-left="0.99pt groove #000000" fo:border-right="none" fo:border-top="none"/>
    </style:style>
    <style:style style:name="ce3" style:family="table-cell" style:parent-style-name="Default">
      <style:table-cell-properties fo:border-bottom="0.99pt groove #000000" fo:background-color="#003366" fo:border-left="0.99pt groove #000000" fo:border-right="none" fo:border-top="none"/>
    </style:style>
    <style:style style:name="ce4" style:family="table-cell" style:parent-style-name="Default">
      <style:table-cell-properties fo:border-bottom="none" fo:background-color="#66ccff" fo:border-left="0.99pt groove #000000" fo:border-right="none" fo:border-top="0.99pt groove #000000"/>
    </style:style>
    <style:style style:name="ce5" style:family="table-cell" style:parent-style-name="Default">
      <style:table-cell-properties fo:border-bottom="none" fo:background-color="#66ccff" fo:border-left="0.99pt groove #000000" fo:border-right="none" fo:border-top="none"/>
    </style:style>
    <style:style style:name="ce6" style:family="table-cell" style:parent-style-name="Default">
      <style:table-cell-properties fo:border-bottom="0.99pt groove #000000" fo:background-color="#66ccff" fo:border-left="0.99pt groove #000000" fo:border-right="none" fo:border-top="none"/>
    </style:style>
    <style:style style:name="ce7" style:family="table-cell" style:parent-style-name="Default">
      <style:table-cell-properties fo:border-bottom="0.99pt groove #000000" fo:background-color="#66ccff" fo:border-left="0.99pt groove #000000" fo:border-right="none" fo:border-top="0.99pt groove #000000"/>
    </style:style>
    <style:style style:name="ce8" style:family="table-cell" style:parent-style-name="Default">
      <style:table-cell-properties fo:border-bottom="0.99pt groove #000000" fo:background-color="#003366" fo:border-left="0.99pt groove #000000" fo:border-right="none" fo:border-top="0.99pt groove #000000"/>
    </style:style>
    <style:style style:name="ce9" style:family="table-cell" style:parent-style-name="Default">
      <style:table-cell-properties fo:border-bottom="0.99pt groove #000000" fo:background-color="#990066" fo:border-left="0.99pt groove #000000" fo:border-right="none" fo:border-top="none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none" fo:background-color="#006600" style:text-align-source="fix" style:repeat-content="false" fo:border-left="none" fo:border-right="none" fo:border-top="0.99pt groove #000000"/>
      <style:paragraph-properties fo:text-align="center" fo:margin-left="0cm"/>
    </style:style>
    <style:style style:name="ce12" style:family="table-cell" style:parent-style-name="Default" style:data-style-name="N2">
      <style:table-cell-properties fo:background-color="#00660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2">
      <style:table-cell-properties fo:border-bottom="0.99pt groove #000000" fo:background-color="#0066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 style:data-style-name="N2">
      <style:table-cell-properties fo:border-bottom="0.99pt groove #000000" fo:background-color="#000099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000099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none" fo:background-color="#006600" style:text-align-source="fix" style:repeat-content="false" fo:border-left="none" fo:border-right="none" fo:border-top="0.99pt groove #000000"/>
      <style:paragraph-properties fo:text-align="center" fo:margin-left="0cm"/>
      <style:text-properties fo:color="#ffffff"/>
    </style:style>
    <style:style style:name="ce18" style:family="table-cell" style:parent-style-name="Default" style:data-style-name="N2">
      <style:table-cell-properties fo:border-bottom="0.99pt groove #000000" fo:background-color="#006600" style:text-align-source="fix" style:repeat-content="false" fo:border-left="none" fo:border-right="none" fo:border-top="none"/>
      <style:paragraph-properties fo:text-align="center" fo:margin-left="0cm"/>
      <style:text-properties fo:color="#ffffff"/>
    </style:style>
    <style:style style:name="ce19" style:family="table-cell" style:parent-style-name="Default" style:data-style-name="N2">
      <style:table-cell-properties fo:border-bottom="0.99pt groove #000000" fo:background-color="#006600" style:text-align-source="fix" style:repeat-content="false" fo:border-left="none" fo:border-right="none" fo:border-top="0.99pt groove #000000"/>
      <style:paragraph-properties fo:text-align="center" fo:margin-left="0cm"/>
    </style:style>
    <style:style style:name="ce20" style:family="table-cell" style:parent-style-name="Default" style:data-style-name="N2">
      <style:table-cell-properties fo:background-color="#006600" style:text-align-source="fix" style:repeat-content="false"/>
      <style:paragraph-properties fo:text-align="center" fo:margin-left="0cm"/>
      <style:text-properties fo:color="#ffffff"/>
    </style:style>
    <style:style style:name="ce21" style:family="table-cell" style:parent-style-name="Default" style:data-style-name="N2">
      <style:table-cell-properties fo:border-bottom="none" fo:background-color="#006600" style:text-align-source="fix" style:repeat-content="false" fo:border-left="none" fo:border-right="none" fo:border-top="0.99pt groove #000000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2">
      <style:table-cell-properties fo:background-color="#006600" style:text-align-source="fix" style:repeat-content="false"/>
      <style:paragraph-properties fo:text-align="center" fo:margin-left="0cm"/>
      <style:text-properties style:use-window-font-color="true"/>
    </style:style>
    <style:style style:name="ce23" style:family="table-cell" style:parent-style-name="Default" style:data-style-name="N2">
      <style:table-cell-properties fo:border-bottom="none" fo:background-color="#006600" style:text-align-source="fix" style:repeat-content="false" fo:border-left="none" fo:border-right="0.99pt groove #000000" fo:border-top="0.99pt groove #000000"/>
      <style:paragraph-properties fo:text-align="center" fo:margin-left="0cm"/>
    </style:style>
    <style:style style:name="ce24" style:family="table-cell" style:parent-style-name="Default" style:data-style-name="N2">
      <style:table-cell-properties fo:border-bottom="none" fo:background-color="#006600" style:text-align-source="fix" style:repeat-content="false" fo:border-left="none" fo:border-right="0.99pt groove #000000" fo:border-top="none"/>
      <style:paragraph-properties fo:text-align="center" fo:margin-left="0cm"/>
    </style:style>
    <style:style style:name="ce25" style:family="table-cell" style:parent-style-name="Default" style:data-style-name="N2">
      <style:table-cell-properties fo:border-bottom="0.99pt groove #000000" fo:background-color="#006600" style:text-align-source="fix" style:repeat-content="false" fo:border-left="none" fo:border-right="0.99pt groove #000000" fo:border-top="none"/>
      <style:paragraph-properties fo:text-align="center" fo:margin-left="0cm"/>
    </style:style>
    <style:style style:name="ce26" style:family="table-cell" style:parent-style-name="Default" style:data-style-name="N2">
      <style:table-cell-properties fo:border-bottom="0.99pt groove #000000" fo:background-color="#000099" style:text-align-source="fix" style:repeat-content="false" fo:border-left="none" fo:border-right="0.99pt groove #000000" fo:border-top="non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99pt groove #000000" fo:background-color="#006600" style:text-align-source="fix" style:repeat-content="false" fo:border-left="none" fo:border-right="0.99pt groove #000000" fo:border-top="0.99pt groove #000000"/>
      <style:paragraph-properties fo:text-align="center" fo:margin-left="0cm"/>
    </style:style>
    <style:style style:name="ce56" style:family="table-cell" style:parent-style-name="Default" style:data-style-name="N2">
      <style:table-cell-properties fo:border-bottom="0.99pt groove #000000" fo:background-color="#006600" style:text-align-source="fix" style:repeat-content="false" fo:border-left="none" fo:border-right="0.99pt groove #000000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59" style:family="table-cell" style:parent-style-name="Default" style:data-style-name="N10000"/>
    <style:style style:name="ce58" style:family="table-cell" style:parent-style-name="Default" style:data-style-name="N10000">
      <style:text-properties style:font-name="Courier" fo:language="en" fo:country="US" style:font-name-asian="Noto Sans CJK SC Regular" style:font-name-complex="FreeSans"/>
    </style:style>
    <style:style style:name="ce62" style:family="table-cell" style:parent-style-name="Default" style:data-style-name="N10000">
      <style:text-properties fo:color="#0000ff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text-underline-style="solid" style:text-underline-width="auto" style:text-underline-color="font-color"/>
    </style:style>
    <style:style style:name="ce65" style:family="table-cell" style:parent-style-name="Default" style:data-style-name="N61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3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ermediates" table:style-name="ta1">
        <table:table-column table:style-name="co1" table:number-columns-repeated="15" table:default-cell-style-name="Default"/>
        <table:table-column table:style-name="co1" table:number-columns-repeated="4" table:default-cell-style-name="ce59"/>
        <table:table-column table:style-name="co1" table:number-columns-repeated="13" table:default-cell-style-name="Default"/>
        <table:table-row table:style-name="ro1">
          <table:table-cell/>
          <table:table-cell table:style-name="ce10" office:value-type="string" calcext:value-type="string">
            <text:p>Co</text:p>
          </table:table-cell>
          <table:table-cell table:style-name="ce10" office:value-type="string" calcext:value-type="string">
            <text:p>Ni</text:p>
          </table:table-cell>
          <table:table-cell table:style-name="ce10" office:value-type="string" calcext:value-type="string">
            <text:p>Ru</text:p>
          </table:table-cell>
          <table:table-cell table:style-name="ce10" office:value-type="string" calcext:value-type="string">
            <text:p>Rh</text:p>
          </table:table-cell>
          <table:table-cell table:style-name="ce10" office:value-type="string" calcext:value-type="string">
            <text:p>Ir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Cu</text:p>
          </table:table-cell>
          <table:table-cell table:style-name="ce10" office:value-type="string" calcext:value-type="string">
            <text:p>Ag</text:p>
          </table:table-cell>
          <table:table-cell table:number-columns-repeated="6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Br FCC</text:p>
          </table:table-cell>
          <table:table-cell table:style-name="ce11" office:value-type="float" office:value="-249.47877231" calcext:value-type="float">
            <text:p>-249,48</text:p>
          </table:table-cell>
          <table:table-cell table:style-name="ce11" office:value-type="float" office:value="-191.86741326" calcext:value-type="float">
            <text:p>-191,87</text:p>
          </table:table-cell>
          <table:table-cell table:style-name="ce11" office:value-type="float" office:value="-321.06978811" calcext:value-type="float">
            <text:p>-321,07</text:p>
          </table:table-cell>
          <table:table-cell table:style-name="ce11" office:value-type="float" office:value="-253.94346174" calcext:value-type="float">
            <text:p>-253,94</text:p>
          </table:table-cell>
          <table:table-cell table:style-name="ce11" office:value-type="float" office:value="-309.71841068" calcext:value-type="float">
            <text:p>-309,72</text:p>
          </table:table-cell>
          <table:table-cell table:style-name="ce11" office:value-type="float" office:value="-215.28444979" calcext:value-type="float">
            <text:p>-215,28</text:p>
          </table:table-cell>
          <table:table-cell table:style-name="ce11" office:value-type="float" office:value="-131.9595559" calcext:value-type="float">
            <text:p>-131,96</text:p>
          </table:table-cell>
          <table:table-cell table:style-name="ce23" office:value-type="float" office:value="-97.11586577" calcext:value-type="float">
            <text:p>-97,12</text:p>
          </table:table-cell>
          <table:table-cell table:number-columns-repeated="6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>
            <text:p>Br HCP</text:p>
          </table:table-cell>
          <table:table-cell table:style-name="ce12" office:value-type="float" office:value="-249.4931077" calcext:value-type="float">
            <text:p>-249,49</text:p>
          </table:table-cell>
          <table:table-cell table:style-name="ce12" office:value-type="float" office:value="-191.82526621" calcext:value-type="float">
            <text:p>-191,83</text:p>
          </table:table-cell>
          <table:table-cell table:style-name="ce12" office:value-type="float" office:value="-321.02755588" calcext:value-type="float">
            <text:p>-321,03</text:p>
          </table:table-cell>
          <table:table-cell table:style-name="ce12" office:value-type="float" office:value="-253.88685091" calcext:value-type="float">
            <text:p>-253,89</text:p>
          </table:table-cell>
          <table:table-cell table:style-name="ce12" office:value-type="float" office:value="-309.61091648" calcext:value-type="float">
            <text:p>-309,61</text:p>
          </table:table-cell>
          <table:table-cell table:style-name="ce12" office:value-type="float" office:value="-215.10571073" calcext:value-type="float">
            <text:p>-215,11</text:p>
          </table:table-cell>
          <table:table-cell table:style-name="ce12" office:value-type="float" office:value="-131.95708102" calcext:value-type="float">
            <text:p>-131,96</text:p>
          </table:table-cell>
          <table:table-cell table:style-name="ce24" office:value-type="float" office:value="-97.11073611" calcext:value-type="float">
            <text:p>-97,11</text:p>
          </table:table-cell>
          <table:table-cell table:number-columns-repeated="6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3" office:value-type="string" calcext:value-type="string">
            <text:p>Br Top</text:p>
          </table:table-cell>
          <table:table-cell table:style-name="ce13" office:value-type="float" office:value="-249.01723452" calcext:value-type="float">
            <text:p>-249,02</text:p>
          </table:table-cell>
          <table:table-cell table:style-name="ce13" office:value-type="float" office:value="-191.36014852" calcext:value-type="float">
            <text:p>-191,36</text:p>
          </table:table-cell>
          <table:table-cell table:style-name="ce13" office:value-type="float" office:value="-320.48122305" calcext:value-type="float">
            <text:p>-320,48</text:p>
          </table:table-cell>
          <table:table-cell table:style-name="ce13" office:value-type="float" office:value="-253.43735515" calcext:value-type="float">
            <text:p>-253,44</text:p>
          </table:table-cell>
          <table:table-cell table:style-name="ce13" office:value-type="float" office:value="-309.40737168" calcext:value-type="float">
            <text:p>-309,41</text:p>
          </table:table-cell>
          <table:table-cell table:style-name="ce13" office:value-type="float" office:value="-215.02647534" calcext:value-type="float">
            <text:p>-215,03</text:p>
          </table:table-cell>
          <table:table-cell table:style-name="ce13" office:value-type="float" office:value="-131.61311258" calcext:value-type="float">
            <text:p>-131,61</text:p>
          </table:table-cell>
          <table:table-cell table:style-name="ce25" office:value-type="float" office:value="-96.78131099" calcext:value-type="float">
            <text:p>-96,78</text:p>
          </table:table-cell>
          <table:table-cell table:number-columns-repeated="6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4" office:value-type="string" calcext:value-type="string">
            <text:p>C FCC</text:p>
          </table:table-cell>
          <table:table-cell table:style-name="ce11" office:value-type="float" office:value="-253.89754045" calcext:value-type="float">
            <text:p>-253,90</text:p>
          </table:table-cell>
          <table:table-cell table:style-name="ce11" office:value-type="float" office:value="-196.52185741" calcext:value-type="float">
            <text:p>-196,52</text:p>
          </table:table-cell>
          <table:table-cell table:style-name="ce11" office:value-type="float" office:value="-325.75699199" calcext:value-type="float">
            <text:p>-325,76</text:p>
          </table:table-cell>
          <table:table-cell table:style-name="ce11" office:value-type="float" office:value="-258.94469139" calcext:value-type="float">
            <text:p>-258,94</text:p>
          </table:table-cell>
          <table:table-cell table:style-name="ce11" office:value-type="float" office:value="-314.9305243" calcext:value-type="float">
            <text:p>-314,93</text:p>
          </table:table-cell>
          <table:table-cell table:style-name="ce11" office:value-type="float" office:value="-221.00423573" calcext:value-type="float">
            <text:p>-221,00</text:p>
          </table:table-cell>
          <table:table-cell table:style-name="ce11" office:value-type="float" office:value="-135.03367971" calcext:value-type="float">
            <text:p>-135,03</text:p>
          </table:table-cell>
          <table:table-cell table:style-name="ce23" office:value-type="float" office:value="-99.09918349" calcext:value-type="float">
            <text:p>-99,10</text:p>
          </table:table-cell>
          <table:table-cell table:number-columns-repeated="4"/>
          <table:table-cell table:formula="of:=[.N7]/2" office:value-type="float" office:value="-3.38321878" calcext:value-type="float">
            <text:p>-3,38321878</text:p>
          </table:table-cell>
          <table:table-cell/>
          <table:table-cell table:style-name="Default" table:formula="of:=[.B1]" office:value-type="string" office:string-value="Co" calcext:value-type="string">
            <text:p>Co</text:p>
          </table:table-cell>
          <table:table-cell table:style-name="Default" table:formula="of:=[.C1]" office:value-type="string" office:string-value="Ni" calcext:value-type="string">
            <text:p>Ni</text:p>
          </table:table-cell>
          <table:table-cell table:style-name="Default" table:formula="of:=[.D1]" office:value-type="string" office:string-value="Ru" calcext:value-type="string">
            <text:p>Ru</text:p>
          </table:table-cell>
          <table:table-cell table:style-name="Default" table:formula="of:=[.E1]" office:value-type="string" office:string-value="Rh" calcext:value-type="string">
            <text:p>Rh</text:p>
          </table:table-cell>
          <table:table-cell table:formula="of:=[.F1]" office:value-type="string" office:string-value="Ir" calcext:value-type="string">
            <text:p>Ir</text:p>
          </table:table-cell>
          <table:table-cell table:formula="of:=[.G1]" office:value-type="string" office:string-value="Pt" calcext:value-type="string">
            <text:p>Pt</text:p>
          </table:table-cell>
          <table:table-cell table:formula="of:=[.H1]" office:value-type="string" office:string-value="Cu" calcext:value-type="string">
            <text:p>Cu</text:p>
          </table:table-cell>
          <table:table-cell table:formula="of:=[.I1]" office:value-type="string" office:string-value="Ag" calcext:value-type="string">
            <text:p>Ag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 HCP</text:p>
          </table:table-cell>
          <table:table-cell table:style-name="ce12" office:value-type="float" office:value="-254.20092506" calcext:value-type="float">
            <text:p>-254,20</text:p>
          </table:table-cell>
          <table:table-cell table:style-name="ce12" office:value-type="float" office:value="-196.57394251" calcext:value-type="float">
            <text:p>-196,57</text:p>
          </table:table-cell>
          <table:table-cell table:style-name="ce12" office:value-type="float" office:value="-326.29693045" calcext:value-type="float">
            <text:p>-326,30</text:p>
          </table:table-cell>
          <table:table-cell table:style-name="ce12" office:value-type="float" office:value="-259.14566408" calcext:value-type="float">
            <text:p>-259,15</text:p>
          </table:table-cell>
          <table:table-cell table:style-name="ce12" office:value-type="float" office:value="-315.18153718" calcext:value-type="float">
            <text:p>-315,18</text:p>
          </table:table-cell>
          <table:table-cell table:style-name="ce12" office:value-type="float" office:value="-220.83737421" calcext:value-type="float">
            <text:p>-220,84</text:p>
          </table:table-cell>
          <table:table-cell table:style-name="ce12" office:value-type="float" office:value="-134.97187556" calcext:value-type="float">
            <text:p>-134,97</text:p>
          </table:table-cell>
          <table:table-cell table:style-name="ce24" office:value-type="float" office:value="-99.01968299" calcext:value-type="float">
            <text:p>-99,02</text:p>
          </table:table-cell>
          <table:table-cell table:number-columns-repeated="3"/>
          <table:table-cell office:value-type="string" calcext:value-type="string">
            <text:p>C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Br2</text:p>
          </table:table-cell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6" office:value-type="string" calcext:value-type="string">
            <text:p>C Top</text:p>
          </table:table-cell>
          <table:table-cell table:style-name="ce14" office:value-type="float" office:value="-252.09936859" calcext:value-type="float">
            <text:p>-252,10</text:p>
          </table:table-cell>
          <table:table-cell table:style-name="ce14" office:value-type="float" office:value="-194.18728225" calcext:value-type="float">
            <text:p>-194,19</text:p>
          </table:table-cell>
          <table:table-cell table:style-name="ce13" office:value-type="float" office:value="-323.99313322" calcext:value-type="float">
            <text:p>-323,99</text:p>
          </table:table-cell>
          <table:table-cell table:style-name="ce13" office:value-type="float" office:value="-257.10184338" calcext:value-type="float">
            <text:p>-257,10</text:p>
          </table:table-cell>
          <table:table-cell table:style-name="ce13" office:value-type="float" office:value="-313.56302254" calcext:value-type="float">
            <text:p>-313,56</text:p>
          </table:table-cell>
          <table:table-cell table:style-name="ce13" office:value-type="float" office:value="-218.67834522" calcext:value-type="float">
            <text:p>-218,68</text:p>
          </table:table-cell>
          <table:table-cell table:style-name="ce14" office:value-type="float" office:value="-133.02550622" calcext:value-type="float">
            <text:p>-133,03</text:p>
          </table:table-cell>
          <table:table-cell table:style-name="ce26" office:value-type="float" office:value="-97.46754468" calcext:value-type="float">
            <text:p>-97,47</text:p>
          </table:table-cell>
          <table:table-cell table:number-columns-repeated="3"/>
          <table:table-cell table:style-name="ce10" office:value-type="float" office:value="-24.057" calcext:value-type="float">
            <text:p>-24,06</text:p>
          </table:table-cell>
          <table:table-cell table:style-name="ce10" office:value-type="float" office:value="-6.76643756" calcext:value-type="float">
            <text:p>-6,77</text:p>
          </table:table-cell>
          <table:table-cell table:style-name="ce10" office:value-type="float" office:value="-3" calcext:value-type="float">
            <text:p>-3,00</text:p>
          </table:table-cell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Cbr FCC</text:p>
          </table:table-cell>
          <table:table-cell table:style-name="ce11" office:value-type="float" office:value="-256.67556614" calcext:value-type="float">
            <text:p>-256,68</text:p>
          </table:table-cell>
          <table:table-cell table:style-name="ce11" office:value-type="float" office:value="-199.41989512" calcext:value-type="float">
            <text:p>-199,42</text:p>
          </table:table-cell>
          <table:table-cell table:style-name="ce11" office:value-type="float" office:value="-328.3646947" calcext:value-type="float">
            <text:p>-328,36</text:p>
          </table:table-cell>
          <table:table-cell table:style-name="ce11" office:value-type="float" office:value="-261.67049018" calcext:value-type="float">
            <text:p>-261,67</text:p>
          </table:table-cell>
          <table:table-cell table:style-name="ce11" office:value-type="float" office:value="-317.84164532" calcext:value-type="float">
            <text:p>-317,84</text:p>
          </table:table-cell>
          <table:table-cell table:style-name="ce11" office:value-type="float" office:value="-223.69208894" calcext:value-type="float">
            <text:p>-223,69</text:p>
          </table:table-cell>
          <table:table-cell table:style-name="ce11" office:value-type="float" office:value="-138.18446217" calcext:value-type="float">
            <text:p>-138,18</text:p>
          </table:table-cell>
          <table:table-cell table:style-name="ce23" office:value-type="float" office:value="-102.41080049" calcext:value-type="float">
            <text:p>-102,41</text:p>
          </table:table-cell>
          <table:table-cell/>
          <table:table-cell office:value-type="string" calcext:value-type="string">
            <text:p>i0</text:p>
          </table:table-cell>
          <table:table-cell office:value-type="string" calcext:value-type="string">
            <text:p>surf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8" table:formula="of:=[.B38]-[.B38]" office:value-type="float" office:value="0" calcext:value-type="float">
            <text:p>0</text:p>
          </table:table-cell>
          <table:table-cell table:style-name="ce58" table:formula="of:=[.C38]-[.C38]" office:value-type="float" office:value="0" calcext:value-type="float">
            <text:p>0</text:p>
          </table:table-cell>
          <table:table-cell table:style-name="ce58" table:formula="of:=[.D38]-[.D38]" office:value-type="float" office:value="0" calcext:value-type="float">
            <text:p>0</text:p>
          </table:table-cell>
          <table:table-cell table:style-name="ce58" table:formula="of:=[.E38]-[.E38]" office:value-type="float" office:value="0" calcext:value-type="float">
            <text:p>0</text:p>
          </table:table-cell>
          <table:table-cell table:style-name="ce58" table:formula="of:=[.F38]-[.F38]" office:value-type="float" office:value="0" calcext:value-type="float">
            <text:p>0</text:p>
          </table:table-cell>
          <table:table-cell table:style-name="ce58" table:formula="of:=[.G38]-[.G38]" office:value-type="float" office:value="0" calcext:value-type="float">
            <text:p>0</text:p>
          </table:table-cell>
          <table:table-cell table:style-name="ce58" table:formula="of:=[.H38]-[.H38]" office:value-type="float" office:value="0" calcext:value-type="float">
            <text:p>0</text:p>
          </table:table-cell>
          <table:table-cell table:style-name="ce58" table:formula="of:=[.I38]-[.I3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br HCP</text:p>
          </table:table-cell>
          <table:table-cell table:style-name="ce12" office:value-type="float" office:value="-256.86310721" calcext:value-type="float">
            <text:p>-256,86</text:p>
          </table:table-cell>
          <table:table-cell table:style-name="ce12" office:value-type="float" office:value="-199.42506805" calcext:value-type="float">
            <text:p>-199,43</text:p>
          </table:table-cell>
          <table:table-cell table:style-name="ce12" office:value-type="float" office:value="-328.66698939" calcext:value-type="float">
            <text:p>-328,67</text:p>
          </table:table-cell>
          <table:table-cell table:style-name="ce12" office:value-type="float" office:value="-261.75204317" calcext:value-type="float">
            <text:p>-261,75</text:p>
          </table:table-cell>
          <table:table-cell table:style-name="ce12" office:value-type="float" office:value="-317.94901827" calcext:value-type="float">
            <text:p>-317,95</text:p>
          </table:table-cell>
          <table:table-cell table:style-name="ce12" office:value-type="float" office:value="-223.56260308" calcext:value-type="float">
            <text:p>-223,56</text:p>
          </table:table-cell>
          <table:table-cell table:style-name="ce12" office:value-type="float" office:value="-138.13905635" calcext:value-type="float">
            <text:p>-138,14</text:p>
          </table:table-cell>
          <table:table-cell table:style-name="ce24" office:value-type="float" office:value="-102.35430319" calcext:value-type="float">
            <text:p>-102,35</text:p>
          </table:table-cell>
          <table:table-cell/>
          <table:table-cell office:value-type="string" calcext:value-type="string">
            <text:p>i1</text:p>
          </table:table-cell>
          <table:table-cell office:value-type="string" calcext:value-type="string">
            <text:p>CH2B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8" table:formula="of:=[.B19]-[.B38]-([.$M$7]*[.$M9] + ([.$N9]-4*[.$M9])*[.$N$7]*0.5 + [.$O9]*[.$O$7]*0.5 )" office:value-type="float" office:value="-0.0336776900000224" calcext:value-type="float">
            <text:p>-0.033677690000023</text:p>
          </table:table-cell>
          <table:table-cell table:style-name="ce58" table:formula="of:=[.C19]-[.C38]-([.$M$7]*[.$M9] + ([.$N9]-4*[.$M9])*[.$N$7]*0.5 + [.$O9]*[.$O$7]*0.5 )" office:value-type="float" office:value="0.0113425199999959" calcext:value-type="float">
            <text:p>0.011342519999996</text:p>
          </table:table-cell>
          <table:table-cell table:style-name="ce58" table:formula="of:=[.D19]-[.D38]-([.$M$7]*[.$M9] + ([.$N9]-4*[.$M9])*[.$N$7]*0.5 + [.$O9]*[.$O$7]*0.5 )" office:value-type="float" office:value="-0.360944839999977" calcext:value-type="float">
            <text:p>-0.360944839999977</text:p>
          </table:table-cell>
          <table:table-cell table:style-name="ce58" table:formula="of:=[.E19]-[.E38]-([.$M$7]*[.$M9] + ([.$N9]-4*[.$M9])*[.$N$7]*0.5 + [.$O9]*[.$O$7]*0.5 )" office:value-type="float" office:value="-0.205984309999994" calcext:value-type="float">
            <text:p>-0.205984309999994</text:p>
          </table:table-cell>
          <table:table-cell table:style-name="ce58" table:formula="of:=[.F19]-[.F38]-([.$M$7]*[.$M9] + ([.$N9]-4*[.$M9])*[.$N$7]*0.5 + [.$O9]*[.$O$7]*0.5 )" office:value-type="float" office:value="0.0477860899999563" calcext:value-type="float">
            <text:p>0.047786089999956</text:p>
          </table:table-cell>
          <table:table-cell table:style-name="ce58" table:formula="of:=[.G19]-[.G38]-([.$M$7]*[.$M9] + ([.$N9]-4*[.$M9])*[.$N$7]*0.5 + [.$O9]*[.$O$7]*0.5 )" office:value-type="float" office:value="0.0245277599999802" calcext:value-type="float">
            <text:p>0.02452775999998</text:p>
          </table:table-cell>
          <table:table-cell table:style-name="ce58" table:formula="of:=[.H19]-[.H38]-([.$M$7]*[.$M9] + ([.$N9]-4*[.$M9])*[.$N$7]*0.5 + [.$O9]*[.$O$7]*0.5 )" office:value-type="float" office:value="0.284526929999995" calcext:value-type="float">
            <text:p>0.284526929999995</text:p>
          </table:table-cell>
          <table:table-cell table:style-name="ce58" table:formula="of:=[.I19]-[.I38]-([.$M$7]*[.$M9] + ([.$N9]-4*[.$M9])*[.$N$7]*0.5 + [.$O9]*[.$O$7]*0.5 )" office:value-type="float" office:value="0.401658660000006" calcext:value-type="float">
            <text:p>0.40165866000000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br Top</text:p>
          </table:table-cell>
          <table:table-cell table:style-name="ce13" office:value-type="float" office:value="-255.290186" calcext:value-type="float">
            <text:p>-255,29</text:p>
          </table:table-cell>
          <table:table-cell table:style-name="ce14" office:value-type="float" office:value="-197.36542356" calcext:value-type="float">
            <text:p>-197,37</text:p>
          </table:table-cell>
          <table:table-cell table:style-name="ce13" office:value-type="float" office:value="-327.19903136" calcext:value-type="float">
            <text:p>-327,20</text:p>
          </table:table-cell>
          <table:table-cell table:style-name="ce13" office:value-type="float" office:value="-259.89706205" calcext:value-type="float">
            <text:p>-259,90</text:p>
          </table:table-cell>
          <table:table-cell table:style-name="ce13" office:value-type="float" office:value="-316.2884002" calcext:value-type="float">
            <text:p>-316,29</text:p>
          </table:table-cell>
          <table:table-cell table:style-name="ce13" office:value-type="float" office:value="-221.24553201" calcext:value-type="float">
            <text:p>-221,25</text:p>
          </table:table-cell>
          <table:table-cell table:style-name="ce14" office:value-type="float" office:value="-136.65810913" calcext:value-type="float">
            <text:p>-136,66</text:p>
          </table:table-cell>
          <table:table-cell table:style-name="ce25" office:value-type="float" office:value="-101.12023156" calcext:value-type="float">
            <text:p>-101,12</text:p>
          </table:table-cell>
          <table:table-cell/>
          <table:table-cell office:value-type="string" calcext:value-type="string">
            <text:p>i2</text:p>
          </table:table-cell>
          <table:table-cell office:value-type="string" calcext:value-type="string">
            <text:p>H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8" table:formula="of:=[.B34]-[.B38]-([.$M$7]*[.$M10] + ([.$N10]-4*[.$M10])*[.$N$7]*0.5 + [.$O10]*[.$O$7]*0.5 )" office:value-type="float" office:value="-0.532762310000003" calcext:value-type="float">
            <text:p>-0.532762310000003</text:p>
          </table:table-cell>
          <table:table-cell table:style-name="ce58" table:formula="of:=[.C34]-[.C38]-([.$M$7]*[.$M10] + ([.$N10]-4*[.$M10])*[.$N$7]*0.5 + [.$O10]*[.$O$7]*0.5 )" office:value-type="float" office:value="-0.597975119999994" calcext:value-type="float">
            <text:p>-0.597975119999994</text:p>
          </table:table-cell>
          <table:table-cell table:style-name="ce58" table:formula="of:=[.D34]-[.D38]-([.$M$7]*[.$M10] + ([.$N10]-4*[.$M10])*[.$N$7]*0.5 + [.$O10]*[.$O$7]*0.5 )" office:value-type="float" office:value="-0.592232019999976" calcext:value-type="float">
            <text:p>-0.592232019999976</text:p>
          </table:table-cell>
          <table:table-cell table:style-name="ce58" table:formula="of:=[.E34]-[.E38]-([.$M$7]*[.$M10] + ([.$N10]-4*[.$M10])*[.$N$7]*0.5 + [.$O10]*[.$O$7]*0.5 )" office:value-type="float" office:value="-0.544161499999994" calcext:value-type="float">
            <text:p>-0.544161499999994</text:p>
          </table:table-cell>
          <table:table-cell table:style-name="ce58" table:formula="of:=[.F34]-[.F38]-([.$M$7]*[.$M10] + ([.$N10]-4*[.$M10])*[.$N$7]*0.5 + [.$O10]*[.$O$7]*0.5 )" office:value-type="float" office:value="-0.40142771" calcext:value-type="float">
            <text:p>-0.40142771</text:p>
          </table:table-cell>
          <table:table-cell table:style-name="ce58" table:formula="of:=[.G34]-[.G38]-([.$M$7]*[.$M10] + ([.$N10]-4*[.$M10])*[.$N$7]*0.5 + [.$O10]*[.$O$7]*0.5 )" office:value-type="float" office:value="-0.43864894" calcext:value-type="float">
            <text:p>-0.43864894</text:p>
          </table:table-cell>
          <table:table-cell table:style-name="ce58" table:formula="of:=[.H34]-[.H38]-([.$M$7]*[.$M10] + ([.$N10]-4*[.$M10])*[.$N$7]*0.5 + [.$O10]*[.$O$7]*0.5 )" office:value-type="float" office:value="-0.28053535999998" calcext:value-type="float">
            <text:p>-0.28053535999998</text:p>
          </table:table-cell>
          <table:table-cell table:style-name="ce58" table:formula="of:=[.I34]-[.I38]-([.$M$7]*[.$M10] + ([.$N10]-4*[.$M10])*[.$N$7]*0.5 + [.$O10]*[.$O$7]*0.5 )" office:value-type="float" office:value="0.127308240000012" calcext:value-type="float">
            <text:p>0.127308240000012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H FCC</text:p>
          </table:table-cell>
          <table:table-cell table:style-name="ce11" office:value-type="float" office:value="-258.242208" calcext:value-type="float">
            <text:p>-258,24</text:p>
          </table:table-cell>
          <table:table-cell table:style-name="ce11" office:value-type="float" office:value="-201.03476193" calcext:value-type="float">
            <text:p>-201,03</text:p>
          </table:table-cell>
          <table:table-cell table:style-name="ce11" office:value-type="float" office:value="-330.03361723" calcext:value-type="float">
            <text:p>-330,03</text:p>
          </table:table-cell>
          <table:table-cell table:style-name="ce11" office:value-type="float" office:value="-263.33531985" calcext:value-type="float">
            <text:p>-263,34</text:p>
          </table:table-cell>
          <table:table-cell table:style-name="ce11" office:value-type="float" office:value="-319.64707926" calcext:value-type="float">
            <text:p>-319,65</text:p>
          </table:table-cell>
          <table:table-cell table:style-name="ce11" office:value-type="float" office:value="-225.46025805" calcext:value-type="float">
            <text:p>-225,46</text:p>
          </table:table-cell>
          <table:table-cell table:style-name="ce11" office:value-type="float" office:value="-139.90142323" calcext:value-type="float">
            <text:p>-139,90</text:p>
          </table:table-cell>
          <table:table-cell table:style-name="ce23" office:value-type="float" office:value="-104.07926372" calcext:value-type="float">
            <text:p>-104,08</text:p>
          </table:table-cell>
          <table:table-cell/>
          <table:table-cell office:value-type="string" calcext:value-type="string">
            <text:p>i3</text:p>
          </table:table-cell>
          <table:table-cell office:value-type="string" calcext:value-type="string">
            <text:p>CH2B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8" table:formula="of:=[.B18]-[.B38]-([.$M$7]*[.$M11] + ([.$N11]-4*[.$M11])*[.$N$7]*0.5 + [.$O11]*[.$O$7]*0.5 )" office:value-type="float" office:value="0.393889999999967" calcext:value-type="float">
            <text:p>0.393889999999967</text:p>
          </table:table-cell>
          <table:table-cell table:style-name="ce58" table:formula="of:=[.C18]-[.C38]-([.$M$7]*[.$M11] + ([.$N11]-4*[.$M11])*[.$N$7]*0.5 + [.$O11]*[.$O$7]*0.5 )" office:value-type="float" office:value="0.345179920000017" calcext:value-type="float">
            <text:p>0.345179920000017</text:p>
          </table:table-cell>
          <table:table-cell table:style-name="ce58" table:formula="of:=[.D18]-[.D38]-([.$M$7]*[.$M11] + ([.$N11]-4*[.$M11])*[.$N$7]*0.5 + [.$O11]*[.$O$7]*0.5 )" office:value-type="float" office:value="-0.0466819400000169" calcext:value-type="float">
            <text:p>-0.046681940000017</text:p>
          </table:table-cell>
          <table:table-cell table:style-name="ce58" table:formula="of:=[.E18]-[.E38]-([.$M$7]*[.$M11] + ([.$N11]-4*[.$M11])*[.$N$7]*0.5 + [.$O11]*[.$O$7]*0.5 )" office:value-type="float" office:value="-0.0395472599999813" calcext:value-type="float">
            <text:p>-0.039547259999981</text:p>
          </table:table-cell>
          <table:table-cell table:style-name="ce58" table:formula="of:=[.F18]-[.F38]-([.$M$7]*[.$M11] + ([.$N11]-4*[.$M11])*[.$N$7]*0.5 + [.$O11]*[.$O$7]*0.5 )" office:value-type="float" office:value="0.0159969999999952" calcext:value-type="float">
            <text:p>0.015996999999995</text:p>
          </table:table-cell>
          <table:table-cell table:style-name="ce58" table:formula="of:=[.G18]-[.G38]-([.$M$7]*[.$M11] + ([.$N11]-4*[.$M11])*[.$N$7]*0.5 + [.$O11]*[.$O$7]*0.5 )" office:value-type="float" office:value="0.065969539999994" calcext:value-type="float">
            <text:p>0.065969539999994</text:p>
          </table:table-cell>
          <table:table-cell table:style-name="ce58" table:formula="of:=[.H18]-[.H38]-([.$M$7]*[.$M11] + ([.$N11]-4*[.$M11])*[.$N$7]*0.5 + [.$O11]*[.$O$7]*0.5 )" office:value-type="float" office:value="0.856353840000022" calcext:value-type="float">
            <text:p>0.856353840000022</text:p>
          </table:table-cell>
          <table:table-cell table:style-name="ce58" table:formula="of:=[.I18]-[.I38]-([.$M$7]*[.$M11] + ([.$N11]-4*[.$M11])*[.$N$7]*0.5 + [.$O11]*[.$O$7]*0.5 )" office:value-type="float" office:value="1.28377346" calcext:value-type="float">
            <text:p>1.283773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CH HCP</text:p>
          </table:table-cell>
          <table:table-cell table:style-name="ce15" office:value-type="float" office:value="-258.45527188" calcext:value-type="float">
            <text:p>-258,46</text:p>
          </table:table-cell>
          <table:table-cell table:style-name="ce12" office:value-type="float" office:value="-201.02316256" calcext:value-type="float">
            <text:p>-201,02</text:p>
          </table:table-cell>
          <table:table-cell table:style-name="ce12" office:value-type="float" office:value="-330.36687361" calcext:value-type="float">
            <text:p>-330,37</text:p>
          </table:table-cell>
          <table:table-cell table:style-name="ce12" office:value-type="float" office:value="-263.40746157" calcext:value-type="float">
            <text:p>-263,41</text:p>
          </table:table-cell>
          <table:table-cell table:style-name="ce12" office:value-type="float" office:value="-319.7348617" calcext:value-type="float">
            <text:p>-319,73</text:p>
          </table:table-cell>
          <table:table-cell table:style-name="ce12" office:value-type="float" office:value="-225.33194661" calcext:value-type="float">
            <text:p>-225,33</text:p>
          </table:table-cell>
          <table:table-cell table:style-name="ce12" office:value-type="float" office:value="-139.84310958" calcext:value-type="float">
            <text:p>-139,84</text:p>
          </table:table-cell>
          <table:table-cell table:style-name="ce24" office:value-type="float" office:value="-104.00368936" calcext:value-type="float">
            <text:p>-104,00</text:p>
          </table:table-cell>
          <table:table-cell/>
          <table:table-cell office:value-type="string" calcext:value-type="string">
            <text:p>i4</text:p>
          </table:table-cell>
          <table:table-cell office:value-type="string" calcext:value-type="string">
            <text:p>B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8" table:formula="of:=[.B3]-[.B38]-([.$M$7]*[.$M12] + ([.$N12]-4*[.$M12])*[.$N$7]*0.5 + [.$O12]*[.$O$7]*0.5 )" office:value-type="float" office:value="-2.19272265000001" calcext:value-type="float">
            <text:p>-2.19272265000001</text:p>
          </table:table-cell>
          <table:table-cell table:style-name="ce58" table:formula="of:=[.C3]-[.C38]-([.$M$7]*[.$M12] + ([.$N12]-4*[.$M12])*[.$N$7]*0.5 + [.$O12]*[.$O$7]*0.5 )" office:value-type="float" office:value="-2.05075310999999" calcext:value-type="float">
            <text:p>-2.05075310999999</text:p>
          </table:table-cell>
          <table:table-cell table:style-name="ce58" table:formula="of:=[.D3]-[.D38]-([.$M$7]*[.$M12] + ([.$N12]-4*[.$M12])*[.$N$7]*0.5 + [.$O12]*[.$O$7]*0.5 )" office:value-type="float" office:value="-2.39376220000003" calcext:value-type="float">
            <text:p>-2.39376220000003</text:p>
          </table:table-cell>
          <table:table-cell table:style-name="ce58" table:formula="of:=[.E3]-[.E38]-([.$M$7]*[.$M12] + ([.$N12]-4*[.$M12])*[.$N$7]*0.5 + [.$O12]*[.$O$7]*0.5 )" office:value-type="float" office:value="-2.05682401999999" calcext:value-type="float">
            <text:p>-2.05682401999999</text:p>
          </table:table-cell>
          <table:table-cell table:style-name="ce58" table:formula="of:=[.F3]-[.F38]-([.$M$7]*[.$M12] + ([.$N12]-4*[.$M12])*[.$N$7]*0.5 + [.$O12]*[.$O$7]*0.5 )" office:value-type="float" office:value="-1.53092816000003" calcext:value-type="float">
            <text:p>-1.53092816000003</text:p>
          </table:table-cell>
          <table:table-cell table:style-name="ce58" table:formula="of:=[.G3]-[.G38]-([.$M$7]*[.$M12] + ([.$N12]-4*[.$M12])*[.$N$7]*0.5 + [.$O12]*[.$O$7]*0.5 )" office:value-type="float" office:value="-1.22389781000001" calcext:value-type="float">
            <text:p>-1.22389781000001</text:p>
          </table:table-cell>
          <table:table-cell table:style-name="ce58" table:formula="of:=[.H3]-[.H38]-([.$M$7]*[.$M12] + ([.$N12]-4*[.$M12])*[.$N$7]*0.5 + [.$O12]*[.$O$7]*0.5 )" office:value-type="float" office:value="-1.93073785999999" calcext:value-type="float">
            <text:p>-1.93073785999999</text:p>
          </table:table-cell>
          <table:table-cell table:style-name="ce58" table:formula="of:=[.I3]-[.I38]-([.$M$7]*[.$M12] + ([.$N12]-4*[.$M12])*[.$N$7]*0.5 + [.$O12]*[.$O$7]*0.5 )" office:value-type="float" office:value="-1.67160448" calcext:value-type="float">
            <text:p>-1.67160448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CH Top</text:p>
          </table:table-cell>
          <table:table-cell table:style-name="ce13" office:value-type="float" office:value="-256.75318265" calcext:value-type="float">
            <text:p>-256,75</text:p>
          </table:table-cell>
          <table:table-cell table:style-name="ce14" office:value-type="float" office:value="-198.85286125" calcext:value-type="float">
            <text:p>-198,85</text:p>
          </table:table-cell>
          <table:table-cell table:style-name="ce13" office:value-type="float" office:value="-328.74745218" calcext:value-type="float">
            <text:p>-328,75</text:p>
          </table:table-cell>
          <table:table-cell table:style-name="ce13" office:value-type="float" office:value="-261.34356805" calcext:value-type="float">
            <text:p>-261,34</text:p>
          </table:table-cell>
          <table:table-cell table:style-name="ce13" office:value-type="float" office:value="-317.86889148" calcext:value-type="float">
            <text:p>-317,87</text:p>
          </table:table-cell>
          <table:table-cell table:style-name="ce14" office:value-type="float" office:value="-222.65785549" calcext:value-type="float">
            <text:p>-222,66</text:p>
          </table:table-cell>
          <table:table-cell table:style-name="ce13" office:value-type="float" office:value="-138.14255365" calcext:value-type="float">
            <text:p>-138,14</text:p>
          </table:table-cell>
          <table:table-cell table:style-name="ce25" office:value-type="float" office:value="-102.3893852" calcext:value-type="float">
            <text:p>-102,39</text:p>
          </table:table-cell>
          <table:table-cell/>
          <table:table-cell office:value-type="string" calcext:value-type="string">
            <text:p>i5</text:p>
          </table:table-cell>
          <table:table-cell office:value-type="string" calcext:value-type="string">
            <text:p>CH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8" table:formula="of:=[.B16]-[.B38]-([.$M$7]*[.$M13] + ([.$N13]-4*[.$M13])*[.$N$7]*0.5 + [.$O13]*[.$O$7]*0.5 )" office:value-type="float" office:value="0.990910580000016" calcext:value-type="float">
            <text:p>0.990910580000016</text:p>
          </table:table-cell>
          <table:table-cell table:style-name="ce58" table:formula="of:=[.C16]-[.C38]-([.$M$7]*[.$M13] + ([.$N13]-4*[.$M13])*[.$N$7]*0.5 + [.$O13]*[.$O$7]*0.5 )" office:value-type="float" office:value="0.979461180000012" calcext:value-type="float">
            <text:p>0.979461180000012</text:p>
          </table:table-cell>
          <table:table-cell table:style-name="ce58" table:formula="of:=[.D16]-[.D38]-([.$M$7]*[.$M13] + ([.$N13]-4*[.$M13])*[.$N$7]*0.5 + [.$O13]*[.$O$7]*0.5 )" office:value-type="float" office:value="0.552075749999997" calcext:value-type="float">
            <text:p>0.552075749999997</text:p>
          </table:table-cell>
          <table:table-cell table:style-name="ce58" table:formula="of:=[.E16]-[.E38]-([.$M$7]*[.$M13] + ([.$N13]-4*[.$M13])*[.$N$7]*0.5 + [.$O13]*[.$O$7]*0.5 )" office:value-type="float" office:value="0.822414570000003" calcext:value-type="float">
            <text:p>0.822414570000003</text:p>
          </table:table-cell>
          <table:table-cell table:style-name="ce58" table:formula="of:=[.F16]-[.F38]-([.$M$7]*[.$M13] + ([.$N13]-4*[.$M13])*[.$N$7]*0.5 + [.$O13]*[.$O$7]*0.5 )" office:value-type="float" office:value="0.953970539999968" calcext:value-type="float">
            <text:p>0.953970539999968</text:p>
          </table:table-cell>
          <table:table-cell table:style-name="ce58" table:formula="of:=[.G16]-[.G38]-([.$M$7]*[.$M13] + ([.$N13]-4*[.$M13])*[.$N$7]*0.5 + [.$O13]*[.$O$7]*0.5 )" office:value-type="float" office:value="1.79687379999998" calcext:value-type="float">
            <text:p>1.79687379999998</text:p>
          </table:table-cell>
          <table:table-cell table:style-name="ce58" table:formula="of:=[.H16]-[.H38]-([.$M$7]*[.$M13] + ([.$N13]-4*[.$M13])*[.$N$7]*0.5 + [.$O13]*[.$O$7]*0.5 )" office:value-type="float" office:value="1.90096927000002" calcext:value-type="float">
            <text:p>1.90096927000002</text:p>
          </table:table-cell>
          <table:table-cell table:style-name="ce58" table:formula="of:=[.I16]-[.I38]-([.$M$7]*[.$M13] + ([.$N13]-4*[.$M13])*[.$N$7]*0.5 + [.$O13]*[.$O$7]*0.5 )" office:value-type="float" office:value="2.79691518000001" calcext:value-type="float">
            <text:p>2.79691518000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H2 Bri</text:p>
          </table:table-cell>
          <table:table-cell table:style-name="ce16" office:value-type="float" office:value="-261.78951061" calcext:value-type="float">
            <text:p>-261,79</text:p>
          </table:table-cell>
          <table:table-cell table:style-name="ce16" office:value-type="float" office:value="-204.34847249" calcext:value-type="float">
            <text:p>-204,35</text:p>
          </table:table-cell>
          <table:table-cell table:style-name="ce16" office:value-type="float" office:value="-333.4424906" calcext:value-type="float">
            <text:p>-333,44</text:p>
          </table:table-cell>
          <table:table-cell table:style-name="ce16" office:value-type="float" office:value="-266.65965602" calcext:value-type="float">
            <text:p>-266,66</text:p>
          </table:table-cell>
          <table:table-cell table:style-name="ce16" office:value-type="float" office:value="-322.98227781" calcext:value-type="float">
            <text:p>-322,98</text:p>
          </table:table-cell>
          <table:table-cell table:style-name="ce12" office:value-type="float" office:value="-228.74127858" calcext:value-type="float">
            <text:p>-228,74</text:p>
          </table:table-cell>
          <table:table-cell table:style-name="ce16" office:value-type="float" office:value="-143.79179087" calcext:value-type="float">
            <text:p>-143,79</text:p>
          </table:table-cell>
          <table:table-cell table:style-name="ce16" office:value-type="float" office:value="-108.44966824" calcext:value-type="float">
            <text:p>-108,45</text:p>
          </table:table-cell>
          <table:table-cell/>
          <table:table-cell office:value-type="string" calcext:value-type="string">
            <text:p>i6</text:p>
          </table:table-cell>
          <table:table-cell office:value-type="string" calcext:value-type="string">
            <text:p>CH3B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8" table:formula="of:=[.B28]-[.B38]-([.$M$7]*[.$M14] + ([.$N14]-4*[.$M14])*[.$N$7]*0.5 + [.$O14]*[.$O$7]*0.5 )" office:value-type="float" office:value="0.0123541099999649" calcext:value-type="float">
            <text:p>0.012354109999965</text:p>
          </table:table-cell>
          <table:table-cell table:style-name="ce58" table:formula="of:=[.C28]-[.C38]-([.$M$7]*[.$M14] + ([.$N14]-4*[.$M14])*[.$N$7]*0.5 + [.$O14]*[.$O$7]*0.5 )" office:value-type="float" office:value="0.0665023999999939" calcext:value-type="float">
            <text:p>0.066502399999994</text:p>
          </table:table-cell>
          <table:table-cell table:style-name="ce58" table:formula="of:=[.D28]-[.D38]-([.$M$7]*[.$M14] + ([.$N14]-4*[.$M14])*[.$N$7]*0.5 + [.$O14]*[.$O$7]*0.5 )" office:value-type="float" office:value="-0.0179960499999901" calcext:value-type="float">
            <text:p>-0.01799604999999</text:p>
          </table:table-cell>
          <table:table-cell table:style-name="ce58" table:formula="of:=[.E28]-[.E38]-([.$M$7]*[.$M14] + ([.$N14]-4*[.$M14])*[.$N$7]*0.5 + [.$O14]*[.$O$7]*0.5 )" office:value-type="float" office:value="0.040991800000004" calcext:value-type="float">
            <text:p>0.040991800000004</text:p>
          </table:table-cell>
          <table:table-cell table:style-name="ce58" table:formula="of:=[.F28]-[.F38]-([.$M$7]*[.$M14] + ([.$N14]-4*[.$M14])*[.$N$7]*0.5 + [.$O14]*[.$O$7]*0.5 )" office:value-type="float" office:value="0.0870360900000016" calcext:value-type="float">
            <text:p>0.087036090000002</text:p>
          </table:table-cell>
          <table:table-cell table:style-name="ce58" table:formula="of:=[.G28]-[.G38]-([.$M$7]*[.$M14] + ([.$N14]-4*[.$M14])*[.$N$7]*0.5 + [.$O14]*[.$O$7]*0.5 )" office:value-type="float" office:value="0.106101539999973" calcext:value-type="float">
            <text:p>0.106101539999973</text:p>
          </table:table-cell>
          <table:table-cell table:style-name="ce58" table:formula="of:=[.H28]-[.H38]-([.$M$7]*[.$M14] + ([.$N14]-4*[.$M14])*[.$N$7]*0.5 + [.$O14]*[.$O$7]*0.5 )" office:value-type="float" office:value="0.129656570000012" calcext:value-type="float">
            <text:p>0.129656570000012</text:p>
          </table:table-cell>
          <table:table-cell table:style-name="ce58" table:formula="of:=[.I28]-[.I38]-([.$M$7]*[.$M14] + ([.$N14]-4*[.$M14])*[.$N$7]*0.5 + [.$O14]*[.$O$7]*0.5 )" office:value-type="float" office:value="0.153410470000001" calcext:value-type="float">
            <text:p>0.1534104700000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CH2 Fcc</text:p>
          </table:table-cell>
          <table:table-cell table:style-name="ce17" office:value-type="float" office:value="-262.04938719" calcext:value-type="float">
            <text:p>-262,05</text:p>
          </table:table-cell>
          <table:table-cell table:style-name="ce11" office:value-type="float" office:value="-204.63249664" calcext:value-type="float">
            <text:p>-204,63</text:p>
          </table:table-cell>
          <table:table-cell table:style-name="ce11" office:value-type="float" office:value="-333.71276345" calcext:value-type="float">
            <text:p>-333,71</text:p>
          </table:table-cell>
          <table:table-cell table:style-name="ce11" office:value-type="float" office:value="-266.80836464" calcext:value-type="float">
            <text:p>-266,81</text:p>
          </table:table-cell>
          <table:table-cell table:style-name="ce11" office:value-type="float" office:value="-323.01505187" calcext:value-type="float">
            <text:p>-323,02</text:p>
          </table:table-cell>
          <table:table-cell table:style-name="ce21" office:value-type="float" office:value="-228.58356707" calcext:value-type="float">
            <text:p>-228,58</text:p>
          </table:table-cell>
          <table:table-cell table:style-name="ce11" office:value-type="float" office:value="-143.94406782" calcext:value-type="float">
            <text:p>-143,94</text:p>
          </table:table-cell>
          <table:table-cell table:style-name="ce23" office:value-type="float" office:value="-108.45389231" calcext:value-type="float">
            <text:p>-108,45</text:p>
          </table:table-cell>
          <table:table-cell/>
          <table:table-cell office:value-type="string" calcext:value-type="string">
            <text:p>i7</text:p>
          </table:table-cell>
          <table:table-cell office:value-type="string" calcext:value-type="string">
            <text:p>CH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8" table:formula="of:=[.B22]-[.B38]-([.$M$7]*[.$M15] + ([.$N15]-4*[.$M15])*[.$N$7]*0.5 + [.$O15]*[.$O$7]*0.5 )" office:value-type="float" office:value="0.281631320000006" calcext:value-type="float">
            <text:p>0.281631320000006</text:p>
          </table:table-cell>
          <table:table-cell table:style-name="ce58" table:formula="of:=[.C22]-[.C38]-([.$M$7]*[.$M15] + ([.$N15]-4*[.$M15])*[.$N$7]*0.5 + [.$O15]*[.$O$7]*0.5 )" office:value-type="float" office:value="0.360829560000017" calcext:value-type="float">
            <text:p>0.360829560000017</text:p>
          </table:table-cell>
          <table:table-cell table:style-name="ce58" table:formula="of:=[.D22]-[.D38]-([.$M$7]*[.$M15] + ([.$N15]-4*[.$M15])*[.$N$7]*0.5 + [.$O15]*[.$O$7]*0.5 )" office:value-type="float" office:value="0.718129049999991" calcext:value-type="float">
            <text:p>0.718129049999991</text:p>
          </table:table-cell>
          <table:table-cell table:style-name="ce58" table:formula="of:=[.E22]-[.E38]-([.$M$7]*[.$M15] + ([.$N15]-4*[.$M15])*[.$N$7]*0.5 + [.$O15]*[.$O$7]*0.5 )" office:value-type="float" office:value="0.467038820000003" calcext:value-type="float">
            <text:p>0.467038820000003</text:p>
          </table:table-cell>
          <table:table-cell table:style-name="ce58" table:formula="of:=[.F22]-[.F38]-([.$M$7]*[.$M15] + ([.$N15]-4*[.$M15])*[.$N$7]*0.5 + [.$O15]*[.$O$7]*0.5 )" office:value-type="float" office:value="0.800223079999999" calcext:value-type="float">
            <text:p>0.800223079999999</text:p>
          </table:table-cell>
          <table:table-cell table:style-name="ce58" table:formula="of:=[.G22]-[.G38]-([.$M$7]*[.$M15] + ([.$N15]-4*[.$M15])*[.$N$7]*0.5 + [.$O15]*[.$O$7]*0.5 )" office:value-type="float" office:value="1.15132834" calcext:value-type="float">
            <text:p>1.15132834</text:p>
          </table:table-cell>
          <table:table-cell table:style-name="ce58" table:formula="of:=[.H22]-[.H38]-([.$M$7]*[.$M15] + ([.$N15]-4*[.$M15])*[.$N$7]*0.5 + [.$O15]*[.$O$7]*0.5 )" office:value-type="float" office:value="0.82597907000002" calcext:value-type="float">
            <text:p>0.82597907000002</text:p>
          </table:table-cell>
          <table:table-cell table:style-name="ce58" table:formula="of:=[.I22]-[.I38]-([.$M$7]*[.$M15] + ([.$N15]-4*[.$M15])*[.$N$7]*0.5 + [.$O15]*[.$O$7]*0.5 )" office:value-type="float" office:value="1.41018955" calcext:value-type="float">
            <text:p>1.4101895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H2 hcp</text:p>
          </table:table-cell>
          <table:table-cell table:style-name="ce12" office:value-type="float" office:value="-262.10003691" calcext:value-type="float">
            <text:p>-262,10</text:p>
          </table:table-cell>
          <table:table-cell table:style-name="ce12" office:value-type="float" office:value="-204.58561436" calcext:value-type="float">
            <text:p>-204,59</text:p>
          </table:table-cell>
          <table:table-cell table:style-name="ce12" office:value-type="float" office:value="-333.87228037" calcext:value-type="float">
            <text:p>-333,87</text:p>
          </table:table-cell>
          <table:table-cell table:style-name="ce12" office:value-type="float" office:value="-266.79817476" calcext:value-type="float">
            <text:p>-266,80</text:p>
          </table:table-cell>
          <table:table-cell table:style-name="ce16" office:value-type="float" office:value="-322.91658022" calcext:value-type="float">
            <text:p>-322,92</text:p>
          </table:table-cell>
          <table:table-cell table:style-name="ce22" office:value-type="float" office:value="-227.87550156" calcext:value-type="float">
            <text:p>-227,88</text:p>
          </table:table-cell>
          <table:table-cell table:style-name="ce12" office:value-type="float" office:value="-143.91593633" calcext:value-type="float">
            <text:p>-143,92</text:p>
          </table:table-cell>
          <table:table-cell table:style-name="ce24" office:value-type="float" office:value="-108.43277889" calcext:value-type="float">
            <text:p>-108,43</text:p>
          </table:table-cell>
          <table:table-cell/>
          <table:table-cell office:value-type="string" calcext:value-type="string">
            <text:p>i8</text:p>
          </table:table-cell>
          <table:table-cell office:value-type="string" calcext:value-type="string">
            <text:p>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8" table:formula="of:=[.B12]-[.B38]-([.$M$7]*[.$M16] + ([.$N16]-4*[.$M16])*[.$N$7]*0.5 + [.$O16]*[.$O$7]*0.5 )" office:value-type="float" office:value="1.25245682999999" calcext:value-type="float">
            <text:p>1.25245682999999</text:p>
          </table:table-cell>
          <table:table-cell table:style-name="ce58" table:formula="of:=[.C12]-[.C38]-([.$M$7]*[.$M16] + ([.$N16]-4*[.$M16])*[.$N$7]*0.5 + [.$O16]*[.$O$7]*0.5 )" office:value-type="float" office:value="1.1586942" calcext:value-type="float">
            <text:p>1.1586942</text:p>
          </table:table-cell>
          <table:table-cell table:style-name="ce58" table:formula="of:=[.D12]-[.D38]-([.$M$7]*[.$M16] + ([.$N16]-4*[.$M16])*[.$N$7]*0.5 + [.$O16]*[.$O$7]*0.5 )" office:value-type="float" office:value="0.674263729999968" calcext:value-type="float">
            <text:p>0.674263729999968</text:p>
          </table:table-cell>
          <table:table-cell table:style-name="ce58" table:formula="of:=[.E12]-[.E38]-([.$M$7]*[.$M16] + ([.$N16]-4*[.$M16])*[.$N$7]*0.5 + [.$O16]*[.$O$7]*0.5 )" office:value-type="float" office:value="0.829908979999988" calcext:value-type="float">
            <text:p>0.829908979999988</text:p>
          </table:table-cell>
          <table:table-cell table:style-name="ce58" table:formula="of:=[.F12]-[.F38]-([.$M$7]*[.$M16] + ([.$N16]-4*[.$M16])*[.$N$7]*0.5 + [.$O16]*[.$O$7]*0.5 )" office:value-type="float" office:value="0.752470279999972" calcext:value-type="float">
            <text:p>0.752470279999972</text:p>
          </table:table-cell>
          <table:table-cell table:style-name="ce58" table:formula="of:=[.G12]-[.G38]-([.$M$7]*[.$M16] + ([.$N16]-4*[.$M16])*[.$N$7]*0.5 + [.$O16]*[.$O$7]*0.5 )" office:value-type="float" office:value="0.957209969999997" calcext:value-type="float">
            <text:p>0.957209969999997</text:p>
          </table:table-cell>
          <table:table-cell table:style-name="ce58" table:formula="of:=[.H12]-[.H38]-([.$M$7]*[.$M16] + ([.$N16]-4*[.$M16])*[.$N$7]*0.5 + [.$O16]*[.$O$7]*0.5 )" office:value-type="float" office:value="2.59057724000001" calcext:value-type="float">
            <text:p>2.59057724000001</text:p>
          </table:table-cell>
          <table:table-cell table:style-name="ce58" table:formula="of:=[.I12]-[.I38]-([.$M$7]*[.$M16] + ([.$N16]-4*[.$M16])*[.$N$7]*0.5 + [.$O16]*[.$O$7]*0.5 )" office:value-type="float" office:value="3.84278593000001" calcext:value-type="float">
            <text:p>3.8427859300000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H2 top</text:p>
          </table:table-cell>
          <table:table-cell table:style-name="ce18" office:value-type="float" office:value="-262.09867772" calcext:value-type="float">
            <text:p>-262,10</text:p>
          </table:table-cell>
          <table:table-cell table:style-name="ce13" office:value-type="float" office:value="-203.51196522" calcext:value-type="float">
            <text:p>-203,51</text:p>
          </table:table-cell>
          <table:table-cell table:style-name="ce13" office:value-type="float" office:value="-332.80751742" calcext:value-type="float">
            <text:p>-332,81</text:p>
          </table:table-cell>
          <table:table-cell table:style-name="ce13" office:value-type="float" office:value="-265.90519932" calcext:value-type="float">
            <text:p>-265,91</text:p>
          </table:table-cell>
          <table:table-cell table:style-name="ce13" office:value-type="float" office:value="-322.3385776" calcext:value-type="float">
            <text:p>-322,34</text:p>
          </table:table-cell>
          <table:table-cell table:style-name="ce13" office:value-type="float" office:value="-227.87550156" calcext:value-type="float">
            <text:p>-227,88</text:p>
          </table:table-cell>
          <table:table-cell table:style-name="ce13" office:value-type="float" office:value="-143.08880669" calcext:value-type="float">
            <text:p>-143,09</text:p>
          </table:table-cell>
          <table:table-cell table:style-name="ce25" office:value-type="float" office:value="-107.80292035" calcext:value-type="float">
            <text:p>-107,80</text:p>
          </table:table-cell>
          <table:table-cell/>
          <table:table-cell office:value-type="string" calcext:value-type="string">
            <text:p>i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8" table:formula="of:=[.B6]-[.B38]-([.$M$7]*[.$M17] + ([.$N17]-4*[.$M17])*[.$N$7]*0.5 + [.$O17]*[.$O$7]*0.5 )" office:value-type="float" office:value="2.12358486999998" calcext:value-type="float">
            <text:p>2.12358486999998</text:p>
          </table:table-cell>
          <table:table-cell table:style-name="ce58" table:formula="of:=[.C6]-[.C38]-([.$M$7]*[.$M17] + ([.$N17]-4*[.$M17])*[.$N$7]*0.5 + [.$O17]*[.$O$7]*0.5 )" office:value-type="float" office:value="2.22469547000001" calcext:value-type="float">
            <text:p>2.22469547000001</text:p>
          </table:table-cell>
          <table:table-cell table:style-name="ce58" table:formula="of:=[.D6]-[.D38]-([.$M$7]*[.$M17] + ([.$N17]-4*[.$M17])*[.$N$7]*0.5 + [.$O17]*[.$O$7]*0.5 )" office:value-type="float" office:value="1.36098811" calcext:value-type="float">
            <text:p>1.36098811</text:p>
          </table:table-cell>
          <table:table-cell table:style-name="ce58" table:formula="of:=[.E6]-[.E38]-([.$M$7]*[.$M17] + ([.$N17]-4*[.$M17])*[.$N$7]*0.5 + [.$O17]*[.$O$7]*0.5 )" office:value-type="float" office:value="1.70848768999998" calcext:value-type="float">
            <text:p>1.70848768999998</text:p>
          </table:table-cell>
          <table:table-cell table:style-name="ce58" table:formula="of:=[.F6]-[.F38]-([.$M$7]*[.$M17] + ([.$N17]-4*[.$M17])*[.$N$7]*0.5 + [.$O17]*[.$O$7]*0.5 )" office:value-type="float" office:value="1.92257601999996" calcext:value-type="float">
            <text:p>1.92257601999996</text:p>
          </table:table-cell>
          <table:table-cell table:style-name="ce58" table:formula="of:=[.G6]-[.G38]-([.$M$7]*[.$M17] + ([.$N17]-4*[.$M17])*[.$N$7]*0.5 + [.$O17]*[.$O$7]*0.5 )" office:value-type="float" office:value="2.06856358999998" calcext:value-type="float">
            <text:p>2.06856358999998</text:p>
          </table:table-cell>
          <table:table-cell table:style-name="ce58" table:formula="of:=[.H6]-[.H38]-([.$M$7]*[.$M17] + ([.$N17]-4*[.$M17])*[.$N$7]*0.5 + [.$O17]*[.$O$7]*0.5 )" office:value-type="float" office:value="4.07859248000001" calcext:value-type="float">
            <text:p>4.07859248000001</text:p>
          </table:table-cell>
          <table:table-cell table:style-name="ce58" table:formula="of:=[.I6]-[.I38]-([.$M$7]*[.$M17] + ([.$N17]-4*[.$M17])*[.$N$7]*0.5 + [.$O17]*[.$O$7]*0.5 )" office:value-type="float" office:value="5.44357352" calcext:value-type="float">
            <text:p>5.44357352</text:p>
          </table:table-cell>
          <table:table-cell table:number-columns-repeated="9"/>
        </table:table-row>
        <table:table-row table:style-name="ro1">
          <table:table-cell table:style-name="ce7" office:value-type="string" calcext:value-type="string">
            <text:p>CH2Br Top</text:p>
          </table:table-cell>
          <table:table-cell table:style-name="ce19" office:value-type="float" office:value="-264.19705749" calcext:value-type="float">
            <text:p>-264,20</text:p>
          </table:table-cell>
          <table:table-cell table:style-name="ce19" office:value-type="float" office:value="-206.71989562" calcext:value-type="float">
            <text:p>-206,72</text:p>
          </table:table-cell>
          <table:table-cell table:style-name="ce19" office:value-type="float" office:value="-335.97103806" calcext:value-type="float">
            <text:p>-335,97</text:p>
          </table:table-cell>
          <table:table-cell table:style-name="ce19" office:value-type="float" office:value="-269.16013659" calcext:value-type="float">
            <text:p>-269,16</text:p>
          </table:table-cell>
          <table:table-cell table:style-name="ce19" office:value-type="float" office:value="-325.35455376" calcext:value-type="float">
            <text:p>-325,35</text:p>
          </table:table-cell>
          <table:table-cell table:style-name="ce19" office:value-type="float" office:value="-231.10640582" calcext:value-type="float">
            <text:p>-231,11</text:p>
          </table:table-cell>
          <table:table-cell table:style-name="ce19" office:value-type="float" office:value="-146.46055176" calcext:value-type="float">
            <text:p>-146,46</text:p>
          </table:table-cell>
          <table:table-cell table:style-name="ce27" office:value-type="float" office:value="-111.44592061" calcext:value-type="float">
            <text:p>-111,45</text:p>
          </table:table-cell>
          <table:table-cell/>
          <table:table-cell office:value-type="string" calcext:value-type="string">
            <text:p>i10</text:p>
          </table:table-cell>
          <table:table-cell office:value-type="string" calcext:value-type="string">
            <text:p>CH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8" table:formula="of:=[.B30]-[.B38]-([.$M$7]*[.$M18] + ([.$N18]-4*[.$M18])*[.$N$7]*0.5 + [.$O18]*[.$O$7]*0.5 )" office:value-type="float" office:value="-0.0980862000000293" calcext:value-type="float">
            <text:p>-0.098086200000029</text:p>
          </table:table-cell>
          <table:table-cell table:style-name="ce58" table:formula="of:=[.C30]-[.C38]-([.$M$7]*[.$M18] + ([.$N18]-4*[.$M18])*[.$N$7]*0.5 + [.$O18]*[.$O$7]*0.5 )" office:value-type="float" office:value="-0.103970629999981" calcext:value-type="float">
            <text:p>-0.103970629999981</text:p>
          </table:table-cell>
          <table:table-cell table:style-name="ce58" table:formula="of:=[.D30]-[.D38]-([.$M$7]*[.$M18] + ([.$N18]-4*[.$M18])*[.$N$7]*0.5 + [.$O18]*[.$O$7]*0.5 )" office:value-type="float" office:value="-0.0885665400000057" calcext:value-type="float">
            <text:p>-0.088566540000006</text:p>
          </table:table-cell>
          <table:table-cell table:style-name="ce58" table:formula="of:=[.E30]-[.E38]-([.$M$7]*[.$M18] + ([.$N18]-4*[.$M18])*[.$N$7]*0.5 + [.$O18]*[.$O$7]*0.5 )" office:value-type="float" office:value="-0.110116439999974" calcext:value-type="float">
            <text:p>-0.110116439999974</text:p>
          </table:table-cell>
          <table:table-cell table:style-name="ce58" table:formula="of:=[.F30]-[.F38]-([.$M$7]*[.$M18] + ([.$N18]-4*[.$M18])*[.$N$7]*0.5 + [.$O18]*[.$O$7]*0.5 )" office:value-type="float" office:value="-0.117124350000001" calcext:value-type="float">
            <text:p>-0.117124350000001</text:p>
          </table:table-cell>
          <table:table-cell table:style-name="ce58" table:formula="of:=[.G30]-[.G38]-([.$M$7]*[.$M18] + ([.$N18]-4*[.$M18])*[.$N$7]*0.5 + [.$O18]*[.$O$7]*0.5 )" office:value-type="float" office:value="-0.115303440000009" calcext:value-type="float">
            <text:p>-0.115303440000009</text:p>
          </table:table-cell>
          <table:table-cell table:style-name="ce58" table:formula="of:=[.H30]-[.H38]-([.$M$7]*[.$M18] + ([.$N18]-4*[.$M18])*[.$N$7]*0.5 + [.$O18]*[.$O$7]*0.5 )" office:value-type="float" office:value="-0.0910678099999878" calcext:value-type="float">
            <text:p>-0.091067809999988</text:p>
          </table:table-cell>
          <table:table-cell table:style-name="ce58" table:formula="of:=[.I30]-[.I38]-([.$M$7]*[.$M18] + ([.$N18]-4*[.$M18])*[.$N$7]*0.5 + [.$O18]*[.$O$7]*0.5 )" office:value-type="float" office:value="-0.0807290199999962" calcext:value-type="float">
            <text:p>-0.080729019999996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H2Br2</text:p>
          </table:table-cell>
          <table:table-cell table:style-name="ce19" office:value-type="float" office:value="-266.12462518" calcext:value-type="float">
            <office:annotation draw:style-name="gr1" draw:text-style-name="P2" svg:width="2.899cm" svg:height="0.939cm" svg:x="4.505cm" svg:y="8.138cm" draw:caption-point-x="0cm" draw:caption-point-y="0cm">
              <dc:date>2019-04-26T00:00:00</dc:date>
              <text:p text:style-name="P1"><text:span text:style-name="T1">Top/bridge</text:span></text:p>
            </office:annotation>
            <text:p>-266,12</text:p>
          </table:table-cell>
          <table:table-cell table:style-name="ce19" office:value-type="float" office:value="-208.55373302" calcext:value-type="float">
            <text:p>-208,55</text:p>
          </table:table-cell>
          <table:table-cell table:style-name="ce19" office:value-type="float" office:value="-337.78530096" calcext:value-type="float">
            <text:p>-337,79</text:p>
          </table:table-cell>
          <table:table-cell table:style-name="ce19" office:value-type="float" office:value="-270.82657364" calcext:value-type="float">
            <office:annotation draw:style-name="gr2" draw:text-style-name="P2" svg:width="2.899cm" svg:height="0.596cm" svg:x="11.278cm" svg:y="8.138cm" draw:caption-point-x="0cm" draw:caption-point-y="0cm">
              <dc:date>2019-04-26T00:00:00</dc:date>
              <text:p text:style-name="P1"><text:span text:style-name="T1">Top top</text:span></text:p>
            </office:annotation>
            <text:p>-270,83</text:p>
          </table:table-cell>
          <table:table-cell table:style-name="ce19" office:value-type="float" office:value="-326.82276467" calcext:value-type="float">
            <office:annotation draw:style-name="gr2" draw:text-style-name="P2" svg:width="2.899cm" svg:height="0.596cm" svg:x="13.536cm" svg:y="8.138cm" draw:caption-point-x="0cm" draw:caption-point-y="0cm">
              <dc:date>2019-04-26T00:00:00</dc:date>
              <text:p text:style-name="P1"><text:span text:style-name="T1">Top Top</text:span></text:p>
            </office:annotation>
            <text:p>-326,82</text:p>
          </table:table-cell>
          <table:table-cell table:style-name="ce19" office:value-type="float" office:value="-232.6478476" calcext:value-type="float">
            <office:annotation draw:style-name="gr2" draw:text-style-name="P2" svg:width="2.899cm" svg:height="0.596cm" svg:x="15.794cm" svg:y="8.138cm" draw:caption-point-x="0cm" draw:caption-point-y="0cm">
              <dc:date>2019-04-26T00:00:00</dc:date>
              <text:p text:style-name="P1"><text:span text:style-name="T1">Top Top</text:span></text:p>
            </office:annotation>
            <text:p>-232,65</text:p>
          </table:table-cell>
          <table:table-cell table:style-name="ce19" office:value-type="float" office:value="-148.53237867" calcext:value-type="float">
            <office:annotation draw:style-name="gr2" draw:text-style-name="P2" svg:width="2.899cm" svg:height="0.596cm" svg:x="18.052cm" svg:y="8.138cm" draw:caption-point-x="0cm" draw:caption-point-y="0cm">
              <dc:date>2019-04-26T00:00:00</dc:date>
              <text:p text:style-name="P1"><text:span text:style-name="T1">Top top</text:span></text:p>
            </office:annotation>
            <text:p>-148,53</text:p>
          </table:table-cell>
          <table:table-cell table:style-name="ce27" office:value-type="float" office:value="-113.82803541" calcext:value-type="float">
            <office:annotation draw:style-name="gr2" draw:text-style-name="P2" svg:width="2.899cm" svg:height="0.596cm" svg:x="20.31cm" svg:y="8.138cm" draw:caption-point-x="0cm" draw:caption-point-y="0cm">
              <dc:date>2019-04-26T00:00:00</dc:date>
              <text:p text:style-name="P1"><text:span text:style-name="T1">Top Bridge</text:span></text:p>
            </office:annotation>
            <text:p>-113,83</text:p>
          </table:table-cell>
          <table:table-cell/>
          <table:table-cell office:value-type="string" calcext:value-type="string">
            <text:p>i11</text:p>
          </table:table-cell>
          <table:table-cell office:value-type="string" calcext:value-type="string">
            <text:p>Hb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8" table:formula="of:=[.B36]-[.B38]-([.$M$7]*[.$M19] + ([.$N19]-4*[.$M19])*[.$N$7]*0.5 + [.$O19]*[.$O$7]*0.5 )" office:value-type="float" office:value="-0.636396170000005" calcext:value-type="float">
            <text:p>-0.636396170000005</text:p>
          </table:table-cell>
          <table:table-cell table:style-name="ce58" table:formula="of:=[.C36]-[.C38]-([.$M$7]*[.$M19] + ([.$N19]-4*[.$M19])*[.$N$7]*0.5 + [.$O19]*[.$O$7]*0.5 )" office:value-type="float" office:value="-0.612268120000003" calcext:value-type="float">
            <text:p>-0.612268120000003</text:p>
          </table:table-cell>
          <table:table-cell table:style-name="ce58" table:formula="of:=[.D36]-[.D38]-([.$M$7]*[.$M19] + ([.$N19]-4*[.$M19])*[.$N$7]*0.5 + [.$O19]*[.$O$7]*0.5 )" office:value-type="float" office:value="-0.617987539999994" calcext:value-type="float">
            <text:p>-0.617987539999994</text:p>
          </table:table-cell>
          <table:table-cell table:style-name="ce58" table:formula="of:=[.E36]-[.E38]-([.$M$7]*[.$M19] + ([.$N19]-4*[.$M19])*[.$N$7]*0.5 + [.$O19]*[.$O$7]*0.5 )" office:value-type="float" office:value="-0.666754329999996" calcext:value-type="float">
            <text:p>-0.666754329999996</text:p>
          </table:table-cell>
          <table:table-cell table:style-name="ce58" table:formula="of:=[.F36]-[.F38]-([.$M$7]*[.$M19] + ([.$N19]-4*[.$M19])*[.$N$7]*0.5 + [.$O19]*[.$O$7]*0.5 )" office:value-type="float" office:value="-0.64679290000003" calcext:value-type="float">
            <text:p>-0.64679290000003</text:p>
          </table:table-cell>
          <table:table-cell table:style-name="ce58" table:formula="of:=[.G36]-[.G38]-([.$M$7]*[.$M19] + ([.$N19]-4*[.$M19])*[.$N$7]*0.5 + [.$O19]*[.$O$7]*0.5 )" office:value-type="float" office:value="-0.564968300000025" calcext:value-type="float">
            <text:p>-0.564968300000025</text:p>
          </table:table-cell>
          <table:table-cell table:style-name="ce58" table:formula="of:=[.H36]-[.H38]-([.$M$7]*[.$M19] + ([.$N19]-4*[.$M19])*[.$N$7]*0.5 + [.$O19]*[.$O$7]*0.5 )" office:value-type="float" office:value="-0.619438059999986" calcext:value-type="float">
            <text:p>-0.619438059999986</text:p>
          </table:table-cell>
          <table:table-cell table:style-name="ce58" table:formula="of:=[.I36]-[.I38]-([.$M$7]*[.$M19] + ([.$N19]-4*[.$M19])*[.$N$7]*0.5 + [.$O19]*[.$O$7]*0.5 )" office:value-type="float" office:value="-0.592649590000001" calcext:value-type="float">
            <text:p>-0.59264959000000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H3 Fcc norm</text:p>
          </table:table-cell>
          <table:table-cell table:style-name="ce11" office:value-type="float" office:value="-266.19452575" calcext:value-type="float">
            <text:p>-266,19</text:p>
          </table:table-cell>
          <table:table-cell table:style-name="ce11" office:value-type="float" office:value="-208.62824376" calcext:value-type="float">
            <text:p>-208,63</text:p>
          </table:table-cell>
          <table:table-cell table:style-name="ce11" office:value-type="float" office:value="-337.66580329" calcext:value-type="float">
            <text:p>-337,67</text:p>
          </table:table-cell>
          <table:table-cell table:style-name="ce11" office:value-type="float" office:value="-270.58073433" calcext:value-type="float">
            <text:p>-270,58</text:p>
          </table:table-cell>
          <table:table-cell table:style-name="ce11" office:value-type="float" office:value="-326.53805256" calcext:value-type="float">
            <text:p>-326,54</text:p>
          </table:table-cell>
          <table:table-cell table:style-name="ce11" office:value-type="float" office:value="-232.03224013" calcext:value-type="float">
            <text:p>-232,03</text:p>
          </table:table-cell>
          <table:table-cell table:style-name="ce11" office:value-type="float" office:value="-148.36533811" calcext:value-type="float">
            <text:p>-148,37</text:p>
          </table:table-cell>
          <table:table-cell table:style-name="ce23" office:value-type="float" office:value="-113.19066644" calcext:value-type="float">
            <text:p>-113,19</text:p>
          </table:table-cell>
          <table:table-cell/>
          <table:table-cell office:value-type="string" calcext:value-type="string">
            <text:p>i12</text:p>
          </table:table-cell>
          <table:table-cell office:value-type="string" calcext:value-type="string">
            <text:p>Br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8" table:formula="of:=[.B37]-[.B38]-([.$M$7]*[.$M20] + ([.$N20]-4*[.$M20])*[.$N$7]*0.5 + [.$O20]*[.$O$7]*0.5 )" office:value-type="float" office:value="-1.56961495000002" calcext:value-type="float">
            <text:p>-1.56961495000002</text:p>
          </table:table-cell>
          <table:table-cell table:style-name="ce58" table:formula="of:=[.C37]-[.C38]-([.$M$7]*[.$M20] + ([.$N20]-4*[.$M20])*[.$N$7]*0.5 + [.$O20]*[.$O$7]*0.5 )" office:value-type="float" office:value="-1.41548689999999" calcext:value-type="float">
            <text:p>-1.41548689999999</text:p>
          </table:table-cell>
          <table:table-cell table:style-name="ce58" table:formula="of:=[.D37]-[.D38]-([.$M$7]*[.$M20] + ([.$N20]-4*[.$M20])*[.$N$7]*0.5 + [.$O20]*[.$O$7]*0.5 )" office:value-type="float" office:value="-1.77620632000003" calcext:value-type="float">
            <text:p>-1.77620632000003</text:p>
          </table:table-cell>
          <table:table-cell table:style-name="ce58" table:formula="of:=[.E37]-[.E38]-([.$M$7]*[.$M20] + ([.$N20]-4*[.$M20])*[.$N$7]*0.5 + [.$O20]*[.$O$7]*0.5 )" office:value-type="float" office:value="-1.54997311" calcext:value-type="float">
            <text:p>-1.54997311</text:p>
          </table:table-cell>
          <table:table-cell table:style-name="ce58" table:formula="of:=[.F37]-[.F38]-([.$M$7]*[.$M20] + ([.$N20]-4*[.$M20])*[.$N$7]*0.5 + [.$O20]*[.$O$7]*0.5 )" office:value-type="float" office:value="-1.10001168000002" calcext:value-type="float">
            <text:p>-1.10001168000002</text:p>
          </table:table-cell>
          <table:table-cell table:style-name="ce58" table:formula="of:=[.G37]-[.G38]-([.$M$7]*[.$M20] + ([.$N20]-4*[.$M20])*[.$N$7]*0.5 + [.$O20]*[.$O$7]*0.5 )" office:value-type="float" office:value="-0.828187080000021" calcext:value-type="float">
            <text:p>-0.828187080000021</text:p>
          </table:table-cell>
          <table:table-cell table:style-name="ce58" table:formula="of:=[.H37]-[.H38]-([.$M$7]*[.$M20] + ([.$N20]-4*[.$M20])*[.$N$7]*0.5 + [.$O20]*[.$O$7]*0.5 )" office:value-type="float" office:value="-1.22365683999999" calcext:value-type="float">
            <text:p>-1.22365683999999</text:p>
          </table:table-cell>
          <table:table-cell table:style-name="ce58" table:formula="of:=[.I37]-[.I38]-([.$M$7]*[.$M20] + ([.$N20]-4*[.$M20])*[.$N$7]*0.5 + [.$O20]*[.$O$7]*0.5 )" office:value-type="float" office:value="-1.04086837" calcext:value-type="float">
            <text:p>-1.04086837</text:p>
          </table:table-cell>
          <table:table-cell/>
          <table:table-cell table:formula="of:=[.P20]-[.P12]*2" office:value-type="float" office:value="2.81583035" calcext:value-type="float">
            <text:p>2,81583035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H3 Fcc rot</text:p>
          </table:table-cell>
          <table:table-cell table:style-name="ce20" office:value-type="float" office:value="-265.79433541" calcext:value-type="float">
            <text:p>-265,79</text:p>
          </table:table-cell>
          <table:table-cell table:style-name="ce12" office:value-type="float" office:value="-208.23281113" calcext:value-type="float">
            <text:p>-208,23</text:p>
          </table:table-cell>
          <table:table-cell table:style-name="ce12" office:value-type="float" office:value="-337.1419975" calcext:value-type="float">
            <text:p>-337,14</text:p>
          </table:table-cell>
          <table:table-cell table:style-name="ce12" office:value-type="float" office:value="-270.16148828" calcext:value-type="float">
            <text:p>-270,16</text:p>
          </table:table-cell>
          <table:table-cell table:style-name="ce16" office:value-type="float" office:value="-326.12299113" calcext:value-type="float">
            <text:p>-326,12</text:p>
          </table:table-cell>
          <table:table-cell table:style-name="ce12" office:value-type="float" office:value="-231.8497671" calcext:value-type="float">
            <text:p>-231,85</text:p>
          </table:table-cell>
          <table:table-cell table:style-name="ce12" office:value-type="float" office:value="-148.18363796" calcext:value-type="float">
            <text:p>-148,18</text:p>
          </table:table-cell>
          <table:table-cell table:style-name="ce24" office:value-type="float" office:value="-113.13523632" calcext:value-type="float">
            <text:p>-113,14</text:p>
          </table:table-cell>
          <table:table-cell table:number-columns-repeated="6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5" office:value-type="string" calcext:value-type="string">
            <text:p>CH3 Hcp norm</text:p>
          </table:table-cell>
          <table:table-cell table:style-name="ce12" office:value-type="float" office:value="-266.19253495" calcext:value-type="float">
            <text:p>-266,19</text:p>
          </table:table-cell>
          <table:table-cell table:style-name="ce12" office:value-type="float" office:value="-208.58746476" calcext:value-type="float">
            <text:p>-208,59</text:p>
          </table:table-cell>
          <table:table-cell table:style-name="ce12" office:value-type="float" office:value="-337.08944585" calcext:value-type="float">
            <text:p>-337,09</text:p>
          </table:table-cell>
          <table:table-cell table:style-name="ce12" office:value-type="float" office:value="-270.53676929" calcext:value-type="float">
            <text:p>-270,54</text:p>
          </table:table-cell>
          <table:table-cell table:style-name="ce12" office:value-type="float" office:value="-326.45354646" calcext:value-type="float">
            <text:p>-326,45</text:p>
          </table:table-cell>
          <table:table-cell table:style-name="ce12" office:value-type="float" office:value="-231.9042658" calcext:value-type="float">
            <text:p>-231,90</text:p>
          </table:table-cell>
          <table:table-cell table:style-name="ce12" office:value-type="float" office:value="-148.37414531" calcext:value-type="float">
            <text:p>-148,37</text:p>
          </table:table-cell>
          <table:table-cell table:style-name="ce24" office:value-type="float" office:value="-113.2027233" calcext:value-type="float">
            <text:p>-113,20</text:p>
          </table:table-cell>
          <table:table-cell table:number-columns-repeated="6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5" office:value-type="string" calcext:value-type="string">
            <text:p>CH3 hcp rot</text:p>
          </table:table-cell>
          <table:table-cell table:style-name="ce12" office:value-type="float" office:value="-265.80938359" calcext:value-type="float">
            <text:p>-265,81</text:p>
          </table:table-cell>
          <table:table-cell table:style-name="ce12" office:value-type="float" office:value="-208.20635128" calcext:value-type="float">
            <text:p>-208,21</text:p>
          </table:table-cell>
          <table:table-cell table:style-name="ce12" office:value-type="float" office:value="-337.62897842" calcext:value-type="float">
            <text:p>-337,63</text:p>
          </table:table-cell>
          <table:table-cell table:style-name="ce12" office:value-type="float" office:value="-270.12407677" calcext:value-type="float">
            <text:p>-270,12</text:p>
          </table:table-cell>
          <table:table-cell table:style-name="ce16" office:value-type="float" office:value="-326.04866127" calcext:value-type="float">
            <text:p>-326,05</text:p>
          </table:table-cell>
          <table:table-cell table:style-name="ce12" office:value-type="float" office:value="-231.76366227" calcext:value-type="float">
            <text:p>-231,76</text:p>
          </table:table-cell>
          <table:table-cell table:style-name="ce12" office:value-type="float" office:value="-148.19545659" calcext:value-type="float">
            <text:p>-148,20</text:p>
          </table:table-cell>
          <table:table-cell table:style-name="ce24" office:value-type="float" office:value="-113.14536503" calcext:value-type="float">
            <text:p>-113,15</text:p>
          </table:table-cell>
          <table:table-cell table:number-columns-repeated="5"/>
          <table:table-cell office:value-type="string" calcext:value-type="string">
            <text:p>Reaction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Ni</text:p>
          </table:table-cell>
          <table:table-cell table:style-name="Default" office:value-type="string" calcext:value-type="string">
            <text:p>Ru</text:p>
          </table:table-cell>
          <table:table-cell table:style-name="Default" office:value-type="string" calcext:value-type="string">
            <text:p>Rh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table:style-name="ce5" office:value-type="string" calcext:value-type="string">
            <text:p>CH3 top norm</text:p>
          </table:table-cell>
          <table:table-cell table:style-name="ce12" office:value-type="float" office:value="-265.69029741" calcext:value-type="float">
            <text:p>-265,69</text:p>
          </table:table-cell>
          <table:table-cell table:style-name="ce12" office:value-type="float" office:value="-208.28583535" calcext:value-type="float">
            <text:p>-208,29</text:p>
          </table:table-cell>
          <table:table-cell table:style-name="ce12" office:value-type="float" office:value="-337.24751321" calcext:value-type="float">
            <text:p>-337,25</text:p>
          </table:table-cell>
          <table:table-cell table:style-name="ce12" office:value-type="float" office:value="-270.50103955" calcext:value-type="float">
            <text:p>-270,50</text:p>
          </table:table-cell>
          <table:table-cell table:style-name="ce12" office:value-type="float" office:value="-326.85748618" calcext:value-type="float">
            <text:p>-326,86</text:p>
          </table:table-cell>
          <table:table-cell table:style-name="ce12" office:value-type="float" office:value="-232.76521261" calcext:value-type="float">
            <text:p>-232,77</text:p>
          </table:table-cell>
          <table:table-cell table:style-name="ce12" office:value-type="float" office:value="-148.21154174" calcext:value-type="float">
            <text:p>-148,21</text:p>
          </table:table-cell>
          <table:table-cell table:style-name="ce24" office:value-type="float" office:value="-113.1449303" calcext:value-type="float">
            <text:p>-113,14</text:p>
          </table:table-cell>
          <table:table-cell table:number-columns-repeated="5"/>
          <table:table-cell office:value-type="string" calcext:value-type="string">
            <text:p>R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/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CH3 top rot</text:p>
          </table:table-cell>
          <table:table-cell table:style-name="ce13" office:value-type="float" office:value="-265.69325064" calcext:value-type="float">
            <text:p>-265,69</text:p>
          </table:table-cell>
          <table:table-cell table:style-name="ce13" office:value-type="float" office:value="-208.28559258" calcext:value-type="float">
            <text:p>-208,29</text:p>
          </table:table-cell>
          <table:table-cell table:style-name="ce13" office:value-type="float" office:value="-337.25672543" calcext:value-type="float">
            <text:p>-337,26</text:p>
          </table:table-cell>
          <table:table-cell table:style-name="ce13" office:value-type="float" office:value="-270.5039735" calcext:value-type="float">
            <text:p>-270,50</text:p>
          </table:table-cell>
          <table:table-cell table:style-name="ce13" office:value-type="float" office:value="-326.85493729" calcext:value-type="float">
            <text:p>-326,85</text:p>
          </table:table-cell>
          <table:table-cell table:style-name="ce13" office:value-type="float" office:value="-232.76462445" calcext:value-type="float">
            <text:p>-232,76</text:p>
          </table:table-cell>
          <table:table-cell table:style-name="ce13" office:value-type="float" office:value="-148.21289024" calcext:value-type="float">
            <text:p>-148,21</text:p>
          </table:table-cell>
          <table:table-cell table:style-name="ce25" office:value-type="float" office:value="-113.29648079" calcext:value-type="float">
            <text:p>-113,30</text:p>
          </table:table-cell>
          <table:table-cell table:number-columns-repeated="5"/>
          <table:table-cell office:value-type="string" calcext:value-type="string">
            <text:p>R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/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H3Br Bridge</text:p>
          </table:table-cell>
          <table:table-cell table:style-name="ce11" office:value-type="float" office:value="-268.09456162" calcext:value-type="float">
            <text:p>-268,09</text:p>
          </table:table-cell>
          <table:table-cell table:style-name="ce11" office:value-type="float" office:value="-210.52202056" calcext:value-type="float">
            <text:p>-210,52</text:p>
          </table:table-cell>
          <table:table-cell table:style-name="ce11" office:value-type="float" office:value="-339.55226285" calcext:value-type="float">
            <text:p>-339,55</text:p>
          </table:table-cell>
          <table:table-cell table:style-name="ce11" office:value-type="float" office:value="-272.65900389" calcext:value-type="float">
            <text:p>-272,66</text:p>
          </table:table-cell>
          <table:table-cell table:style-name="ce11" office:value-type="float" office:value="-328.73631098" calcext:value-type="float">
            <text:p>-328,74</text:p>
          </table:table-cell>
          <table:table-cell table:style-name="ce11" office:value-type="float" office:value="-234.55497052" calcext:value-type="float">
            <text:p>-234,55</text:p>
          </table:table-cell>
          <table:table-cell table:style-name="ce11" office:value-type="float" office:value="-150.65735061" calcext:value-type="float">
            <text:p>-150,66</text:p>
          </table:table-cell>
          <table:table-cell table:style-name="ce23" office:value-type="float" office:value="-116.02088343" calcext:value-type="float">
            <text:p>-116,02</text:p>
          </table:table-cell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7" calcext:value-type="float">
            <text:p>0.17</text:p>
          </table:table-cell>
          <table:table-cell table:style-name="ce59" office:value-type="float" office:value="0.44" calcext:value-type="float">
            <text:p>0.44</text:p>
          </table:table-cell>
          <table:table-cell table:style-name="ce59" office:value-type="float" office:value="0.7" calcext:value-type="float">
            <text:p>0.7</text:p>
          </table:table-cell>
          <table:table-cell table:style-name="ce59" office:value-type="float" office:value="0.17" calcext:value-type="float">
            <text:p>0.17</text:p>
          </table:table-cell>
          <table:table-cell table:style-name="ce59" office:value-type="float" office:value="0.29" calcext:value-type="float">
            <text:p>0.29</text:p>
          </table:table-cell>
          <table:table-cell/>
          <table:table-cell table:number-columns-repeated="2" table:style-name="ce59" office:value-type="float" office:value="0" calcext:value-type="float">
            <text:p>0</text:p>
          </table:table-cell>
          <table:table-cell table:style-name="ce59" table:formula="of:=[.R26]+[.R11]" office:value-type="float" office:value="0.0433180599999831" calcext:value-type="float">
            <text:p>0.043318059999983</text:p>
          </table:table-cell>
          <table:table-cell table:style-name="ce59" table:formula="of:=[.S26]+[.S11]" office:value-type="float" office:value="0.130452740000019" calcext:value-type="float">
            <text:p>0.130452740000019</text:p>
          </table:table-cell>
          <table:table-cell table:style-name="ce59" table:formula="of:=[.T26]+[.T11]" office:value-type="float" office:value="0.455996999999995" calcext:value-type="float">
            <text:p>0.455996999999995</text:p>
          </table:table-cell>
          <table:table-cell table:style-name="ce59" table:formula="of:=[.U26]+[.U11]" office:value-type="float" office:value="0.765969539999994" calcext:value-type="float">
            <text:p>0.765969539999994</text:p>
          </table:table-cell>
          <table:table-cell table:number-columns-repeated="2" table:style-name="ce59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CH3Br Fcc</text:p>
          </table:table-cell>
          <table:table-cell table:style-name="ce12" office:value-type="float" office:value="-267.95557439" calcext:value-type="float">
            <text:p>-267,96</text:p>
          </table:table-cell>
          <table:table-cell table:style-name="ce12" office:value-type="float" office:value="-210.37259545" calcext:value-type="float">
            <text:p>-210,37</text:p>
          </table:table-cell>
          <table:table-cell table:style-name="ce12" office:value-type="float" office:value="-339.32143722" calcext:value-type="float">
            <text:p>-339,32</text:p>
          </table:table-cell>
          <table:table-cell table:style-name="ce12" office:value-type="float" office:value="-272.46148318" calcext:value-type="float">
            <text:p>-272,46</text:p>
          </table:table-cell>
          <table:table-cell table:style-name="ce12" office:value-type="float" office:value="-328.67210783" calcext:value-type="float">
            <text:p>-328,67</text:p>
          </table:table-cell>
          <table:table-cell table:style-name="ce12" office:value-type="float" office:value="-234.45230081" calcext:value-type="float">
            <text:p>-234,45</text:p>
          </table:table-cell>
          <table:table-cell table:style-name="ce12" office:value-type="float" office:value="-150.57799063" calcext:value-type="float">
            <text:p>-150,58</text:p>
          </table:table-cell>
          <table:table-cell table:style-name="ce24" office:value-type="float" office:value="-115.96004337" calcext:value-type="float">
            <text:p>-115,96</text:p>
          </table:table-cell>
          <table:table-cell table:number-columns-repeated="4"/>
          <table:table-cell office:value-type="string" calcext:value-type="string">
            <text:p>R2</text:p>
          </table:table-cell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style-name="ce59" office:value-type="float" office:value="0.04" calcext:value-type="float">
            <text:p>0.04</text:p>
          </table:table-cell>
          <table:table-cell table:style-name="ce59" office:value-type="float" office:value="0.42" calcext:value-type="float">
            <text:p>0.42</text:p>
          </table:table-cell>
          <table:table-cell table:style-name="ce59" office:value-type="float" office:value="0.21" calcext:value-type="float">
            <text:p>0.21</text:p>
          </table:table-cell>
          <table:table-cell table:style-name="ce59" office:value-type="float" office:value="0.54" calcext:value-type="float">
            <text:p>0.54</text:p>
          </table:table-cell>
          <table:table-cell/>
          <table:table-cell table:style-name="ce59" office:value-type="float" office:value="0" calcext:value-type="float">
            <text:p>0</text:p>
          </table:table-cell>
          <table:table-cell table:style-name="ce59" table:formula="of:=[.Q27]+[.Q11]" office:value-type="float" office:value="0.435179920000017" calcext:value-type="float">
            <text:p>0.435179920000017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formula="of:=[.S27]+[.S11]" office:value-type="float" office:value="0.0104527400000187" calcext:value-type="float">
            <text:p>0.010452740000019</text:p>
          </table:table-cell>
          <table:table-cell table:style-name="ce59" table:formula="of:=[.T27]+[.T11]" office:value-type="float" office:value="0.0559969999999952" calcext:value-type="float">
            <text:p>0.055996999999995</text:p>
          </table:table-cell>
          <table:table-cell table:style-name="ce59" table:formula="of:=[.U27]+[.U11]" office:value-type="float" office:value="0.485969539999994" calcext:value-type="float">
            <text:p>0.485969539999994</text:p>
          </table:table-cell>
          <table:table-cell table:style-name="ce59" table:formula="of:=[.V27]+[.V11]" office:value-type="float" office:value="1.06635384000002" calcext:value-type="float">
            <text:p>1.06635384000002</text:p>
          </table:table-cell>
          <table:table-cell table:style-name="ce59" table:formula="of:=[.W27]+[.W11]" office:value-type="float" office:value="1.82377346" calcext:value-type="float">
            <text:p>1.82377346</text:p>
          </table:table-cell>
        </table:table-row>
        <table:table-row table:style-name="ro1">
          <table:table-cell table:style-name="ce2" office:value-type="string" calcext:value-type="string">
            <text:p>CH3Br Hcp</text:p>
          </table:table-cell>
          <table:table-cell table:style-name="ce12" office:value-type="float" office:value="-267.96181216" calcext:value-type="float">
            <text:p>-267,96</text:p>
          </table:table-cell>
          <table:table-cell table:style-name="ce12" office:value-type="float" office:value="-210.38179192" calcext:value-type="float">
            <text:p>-210,38</text:p>
          </table:table-cell>
          <table:table-cell table:style-name="ce12" office:value-type="float" office:value="-339.32557095" calcext:value-type="float">
            <text:p>-339,33</text:p>
          </table:table-cell>
          <table:table-cell table:style-name="ce12" office:value-type="float" office:value="-272.46281631" calcext:value-type="float">
            <text:p>-272,46</text:p>
          </table:table-cell>
          <table:table-cell table:style-name="ce12" office:value-type="float" office:value="-328.66673345" calcext:value-type="float">
            <text:p>-328,67</text:p>
          </table:table-cell>
          <table:table-cell table:style-name="ce12" office:value-type="float" office:value="-234.4494926" calcext:value-type="float">
            <text:p>-234,45</text:p>
          </table:table-cell>
          <table:table-cell table:style-name="ce12" office:value-type="float" office:value="-150.57046781" calcext:value-type="float">
            <text:p>-150,57</text:p>
          </table:table-cell>
          <table:table-cell table:style-name="ce24" office:value-type="float" office:value="-115.95950238" calcext:value-type="float">
            <text:p>-115,96</text:p>
          </table:table-cell>
          <table:table-cell table:number-columns-repeated="4"/>
          <table:table-cell office:value-type="string" calcext:value-type="string">
            <text:p>R3</text:p>
          </table:table-cell>
          <table:table-cell office:value-type="string" calcext:value-type="string">
            <text:p>R5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style-name="ce59" office:value-type="float" office:value="1.07" calcext:value-type="float">
            <text:p>1.07</text:p>
          </table:table-cell>
          <table:table-cell table:style-name="ce59" office:value-type="float" office:value="1.51" calcext:value-type="float">
            <text:p>1.51</text:p>
          </table:table-cell>
          <table:table-cell table:style-name="ce59" office:value-type="float" office:value="0.77" calcext:value-type="float">
            <text:p>0.77</text:p>
          </table:table-cell>
          <table:table-cell table:style-name="ce59" office:value-type="float" office:value="0.59" calcext:value-type="float">
            <text:p>0.59</text:p>
          </table:table-cell>
          <table:table-cell/>
          <table:table-cell table:style-name="ce62" table:formula="of:=[.P28]+[.P11]+[.P10]" office:value-type="float" office:value="0.611127689999965" calcext:value-type="float">
            <text:p>0.611127689999965</text:p>
          </table:table-cell>
          <table:table-cell table:style-name="ce62" table:formula="of:=[.Q28]+[.Q11]+[.Q10]" office:value-type="float" office:value="0.597204800000024" calcext:value-type="float">
            <text:p>0.597204800000024</text:p>
          </table:table-cell>
          <table:table-cell table:style-name="ce62" table:formula="of:=[.R28]+[.R11]+[.R10]" office:value-type="float" office:value="0.311086040000007" calcext:value-type="float">
            <text:p>0.311086040000007</text:p>
          </table:table-cell>
          <table:table-cell table:style-name="ce62" table:formula="of:=[.S28]+[.S11]+[.S10]" office:value-type="float" office:value="0.326291240000024" calcext:value-type="float">
            <text:p>0.326291240000024</text:p>
          </table:table-cell>
          <table:table-cell table:style-name="ce62" table:formula="of:=[.T28]+[.T11]+[.T10]" office:value-type="float" office:value="0.684569289999995" calcext:value-type="float">
            <text:p>0.684569289999995</text:p>
          </table:table-cell>
          <table:table-cell table:style-name="ce62" table:formula="of:=[.U28]+[.U11]+[.U10]" office:value-type="float" office:value="1.13732059999999" calcext:value-type="float">
            <text:p>1.13732059999999</text:p>
          </table:table-cell>
          <table:table-cell table:style-name="ce62" table:formula="of:=[.V28]+[.V11]+[.V10]" office:value-type="float" office:value="1.34581848000004" calcext:value-type="float">
            <text:p>1.34581848000004</text:p>
          </table:table-cell>
          <table:table-cell table:style-name="ce62" table:formula="of:=[.W28]+[.W11]+[.W10]" office:value-type="float" office:value="2.00108170000001" calcext:value-type="float">
            <text:p>2.00108170000001</text:p>
          </table:table-cell>
        </table:table-row>
        <table:table-row table:style-name="ro1">
          <table:table-cell table:style-name="ce3" office:value-type="string" calcext:value-type="string">
            <text:p>CH3Br top</text:p>
          </table:table-cell>
          <table:table-cell table:style-name="ce13" office:value-type="float" office:value="-268.13563731" calcext:value-type="float">
            <text:p>-268,14</text:p>
          </table:table-cell>
          <table:table-cell table:style-name="ce13" office:value-type="float" office:value="-210.60418604" calcext:value-type="float">
            <text:p>-210,60</text:p>
          </table:table-cell>
          <table:table-cell table:style-name="ce13" office:value-type="float" office:value="-339.58816185" calcext:value-type="float">
            <text:p>-339,59</text:p>
          </table:table-cell>
          <table:table-cell table:style-name="ce13" office:value-type="float" office:value="-272.76705756" calcext:value-type="float">
            <text:p>-272,77</text:p>
          </table:table-cell>
          <table:table-cell table:style-name="ce13" office:value-type="float" office:value="-328.9293245" calcext:value-type="float">
            <text:p>-328,93</text:p>
          </table:table-cell>
          <table:table-cell table:style-name="ce13" office:value-type="float" office:value="-234.74839036" calcext:value-type="float">
            <text:p>-234,75</text:p>
          </table:table-cell>
          <table:table-cell table:style-name="ce13" office:value-type="float" office:value="-150.71018503" calcext:value-type="float">
            <text:p>-150,71</text:p>
          </table:table-cell>
          <table:table-cell table:style-name="ce25" office:value-type="float" office:value="-116.05476008" calcext:value-type="float">
            <text:p>-116,05</text:p>
          </table:table-cell>
          <table:table-cell table:number-columns-repeated="4"/>
          <table:table-cell office:value-type="string" calcext:value-type="string">
            <text:p>R4</text:p>
          </table:table-cell>
          <table:table-cell office:value-type="string" calcext:value-type="string">
            <text:p>R6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table:style-name="ce59" office:value-type="float" office:value="0.47" calcext:value-type="float">
            <text:p>0.47</text:p>
          </table:table-cell>
          <table:table-cell table:style-name="ce59" office:value-type="float" office:value="0.61" calcext:value-type="float">
            <text:p>0.61</text:p>
          </table:table-cell>
          <table:table-cell table:style-name="ce59" office:value-type="float" office:value="0.55" calcext:value-type="float">
            <text:p>0.55</text:p>
          </table:table-cell>
          <table:table-cell table:style-name="ce59" office:value-type="float" office:value="0.41" calcext:value-type="float">
            <text:p>0.41</text:p>
          </table:table-cell>
          <table:table-cell/>
          <table:table-cell table:style-name="ce59" table:formula="of:=[.P29]+[.P13]+[.P10]" office:value-type="float" office:value="0.998148270000013" calcext:value-type="float">
            <text:p>0.998148270000013</text:p>
          </table:table-cell>
          <table:table-cell table:style-name="ce59" table:formula="of:=[.Q29]+[.Q13]+[.Q10]" office:value-type="float" office:value="1.00148606000002" calcext:value-type="float">
            <text:p>1.00148606000002</text:p>
          </table:table-cell>
          <table:table-cell table:style-name="ce59" table:formula="of:=[.R29]+[.R13]+[.R10]" office:value-type="float" office:value="0.689843730000021" calcext:value-type="float">
            <text:p>0.689843730000021</text:p>
          </table:table-cell>
          <table:table-cell table:style-name="ce59" table:formula="of:=[.S29]+[.S13]+[.S10]" office:value-type="float" office:value="0.898253070000009" calcext:value-type="float">
            <text:p>0.898253070000009</text:p>
          </table:table-cell>
          <table:table-cell table:style-name="ce59" table:formula="of:=[.T29]+[.T13]+[.T10]" office:value-type="float" office:value="1.02254282999997" calcext:value-type="float">
            <text:p>1.02254282999997</text:p>
          </table:table-cell>
          <table:table-cell table:style-name="ce59" table:formula="of:=[.U29]+[.U13]+[.U10]" office:value-type="float" office:value="1.96822485999998" calcext:value-type="float">
            <text:p>1.96822485999998</text:p>
          </table:table-cell>
          <table:table-cell table:style-name="ce59" table:formula="of:=[.V29]+[.V13]+[.V10]" office:value-type="float" office:value="2.17043391000003" calcext:value-type="float">
            <text:p>2.17043391000003</text:p>
          </table:table-cell>
          <table:table-cell table:style-name="ce59" table:formula="of:=[.W29]+[.W13]+[.W10]" office:value-type="float" office:value="3.33422342000002" calcext:value-type="float">
            <text:p>3.33422342000002</text:p>
          </table:table-cell>
        </table:table-row>
        <table:table-row table:style-name="ro1">
          <table:table-cell table:style-name="ce7" office:value-type="string" calcext:value-type="string">
            <text:p>CH4 Top</text:p>
          </table:table-cell>
          <table:table-cell table:style-name="ce19" office:value-type="float" office:value="-269.95547125" calcext:value-type="float">
            <text:p>-269,96</text:p>
          </table:table-cell>
          <table:table-cell table:style-name="ce19" office:value-type="float" office:value="-212.43548373" calcext:value-type="float">
            <text:p>-212,44</text:p>
          </table:table-cell>
          <table:table-cell table:style-name="ce19" office:value-type="float" office:value="-341.27936022" calcext:value-type="float">
            <text:p>-341,28</text:p>
          </table:table-cell>
          <table:table-cell table:style-name="ce19" office:value-type="float" office:value="-274.49714333" calcext:value-type="float">
            <text:p>-274,50</text:p>
          </table:table-cell>
          <table:table-cell table:style-name="ce19" office:value-type="float" office:value="-330.75411267" calcext:value-type="float">
            <text:p>-330,75</text:p>
          </table:table-cell>
          <table:table-cell table:style-name="ce19" office:value-type="float" office:value="-236.55411636" calcext:value-type="float">
            <text:p>-236,55</text:p>
          </table:table-cell>
          <table:table-cell table:style-name="ce19" office:value-type="float" office:value="-152.67441097" calcext:value-type="float">
            <text:p>-152,67</text:p>
          </table:table-cell>
          <table:table-cell table:style-name="ce27" office:value-type="float" office:value="-118.07686065" calcext:value-type="float">
            <text:p>-118,08</text:p>
          </table:table-cell>
          <table:table-cell table:number-columns-repeated="4"/>
          <table:table-cell office:value-type="string" calcext:value-type="string">
            <text:p>R5</text:p>
          </table:table-cell>
          <table:table-cell office:value-type="string" calcext:value-type="string">
            <text:p>R7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79" calcext:value-type="float">
            <text:p>2.79</text:p>
          </table:table-cell>
          <table:table-cell office:value-type="float" office:value="2.19" calcext:value-type="float">
            <text:p>2.19</text:p>
          </table:table-cell>
          <table:table-cell table:style-name="ce59" office:value-type="float" office:value="2.01" calcext:value-type="float">
            <text:p>2.01</text:p>
          </table:table-cell>
          <table:table-cell table:style-name="ce59" office:value-type="float" office:value="1.76" calcext:value-type="float">
            <text:p>1.76</text:p>
          </table:table-cell>
          <table:table-cell table:style-name="ce59" office:value-type="float" office:value="1.85" calcext:value-type="float">
            <text:p>1.85</text:p>
          </table:table-cell>
          <table:table-cell table:style-name="ce59" office:value-type="float" office:value="1.39" calcext:value-type="float">
            <text:p>1.39</text:p>
          </table:table-cell>
          <table:table-cell/>
          <table:table-cell table:style-name="ce59" table:formula="of:=[.P30]+[.P15]+[.P12]" office:value-type="float" office:value="0.218908669999998" calcext:value-type="float">
            <text:p>0.218908669999998</text:p>
          </table:table-cell>
          <table:table-cell table:style-name="ce59" table:formula="of:=[.Q30]+[.Q15]+[.Q12]" office:value-type="float" office:value="0.560076450000029" calcext:value-type="float">
            <text:p>0.560076450000029</text:p>
          </table:table-cell>
          <table:table-cell table:style-name="ce59" table:formula="of:=[.R30]+[.R15]+[.R12]" office:value-type="float" office:value="1.11436684999997" calcext:value-type="float">
            <text:p>1.11436684999997</text:p>
          </table:table-cell>
          <table:table-cell table:style-name="ce59" table:formula="of:=[.S30]+[.S15]+[.S12]" office:value-type="float" office:value="0.600214800000009" calcext:value-type="float">
            <text:p>0.600214800000009</text:p>
          </table:table-cell>
          <table:table-cell table:style-name="ce59" table:formula="of:=[.T30]+[.T15]+[.T12]" office:value-type="float" office:value="1.27929491999997" calcext:value-type="float">
            <text:p>1.27929491999997</text:p>
          </table:table-cell>
          <table:table-cell table:style-name="ce59" table:formula="of:=[.U30]+[.U15]+[.U12]" office:value-type="float" office:value="1.68743052999998" calcext:value-type="float">
            <text:p>1.68743052999998</text:p>
          </table:table-cell>
          <table:table-cell table:style-name="ce59" table:formula="of:=[.V30]+[.V15]+[.V12]" office:value-type="float" office:value="0.745241210000027" calcext:value-type="float">
            <text:p>0.745241210000027</text:p>
          </table:table-cell>
          <table:table-cell table:style-name="ce59" table:formula="of:=[.W30]+[.W15]+[.W12]" office:value-type="float" office:value="1.12858507" calcext:value-type="float">
            <text:p>1.12858507</text:p>
          </table:table-cell>
        </table:table-row>
        <table:table-row table:style-name="ro1">
          <table:table-cell table:style-name="ce1" office:value-type="string" calcext:value-type="string">
            <text:p>CHBr Fcc</text:p>
          </table:table-cell>
          <table:table-cell table:style-name="ce11" office:value-type="float" office:value="-260.15816718" calcext:value-type="float">
            <text:p>-260,16</text:p>
          </table:table-cell>
          <table:table-cell table:style-name="ce11" office:value-type="float" office:value="-202.74221371" calcext:value-type="float">
            <text:p>-202,74</text:p>
          </table:table-cell>
          <table:table-cell table:style-name="ce11" office:value-type="float" office:value="-331.75261531" calcext:value-type="float">
            <text:p>-331,75</text:p>
          </table:table-cell>
          <table:table-cell table:style-name="ce11" office:value-type="float" office:value="-264.90786416" calcext:value-type="float">
            <text:p>-264,91</text:p>
          </table:table-cell>
          <table:table-cell table:style-name="ce11" office:value-type="float" office:value="-320.98894669" calcext:value-type="float">
            <text:p>-320,99</text:p>
          </table:table-cell>
          <table:table-cell table:style-name="ce11" office:value-type="float" office:value="-227.07061309" calcext:value-type="float">
            <text:p>-227,07</text:p>
          </table:table-cell>
          <table:table-cell table:style-name="ce11" office:value-type="float" office:value="-142.05768674" calcext:value-type="float">
            <text:p>-142,06</text:p>
          </table:table-cell>
          <table:table-cell table:style-name="ce23" office:value-type="float" office:value="-106.63323961" calcext:value-type="float">
            <text:p>-106,63</text:p>
          </table:table-cell>
          <table:table-cell table:number-columns-repeated="4"/>
          <table:table-cell office:value-type="string" calcext:value-type="string">
            <text:p>R6</text:p>
          </table:table-cell>
          <table:table-cell office:value-type="string" calcext:value-type="string">
            <text:p>R8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07" calcext:value-type="float">
            <text:p>0.07</text:p>
          </table:table-cell>
          <table:table-cell table:style-name="ce59" office:value-type="float" office:value="0.9" calcext:value-type="float">
            <text:p>0.9</text:p>
          </table:table-cell>
          <table:table-cell table:style-name="ce59" office:value-type="float" office:value="1.54" calcext:value-type="float">
            <text:p>1.54</text:p>
          </table:table-cell>
          <table:table-cell/>
          <table:table-cell table:style-name="ce59" table:formula="of:=[.P31]+[.P13]" office:value-type="float" office:value="1.13091058000002" calcext:value-type="float">
            <text:p>1.13091058000002</text:p>
          </table:table-cell>
          <table:table-cell table:style-name="ce59" table:formula="of:=[.Q31]+[.Q13]" office:value-type="float" office:value="1.21946118000001" calcext:value-type="float">
            <text:p>1.2194611800000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table:formula="of:=[.U31]+[.U13]" office:value-type="float" office:value="1.86687379999998" calcext:value-type="float">
            <text:p>1.86687379999998</text:p>
          </table:table-cell>
          <table:table-cell table:style-name="ce59" table:formula="of:=[.V31]+[.V13]" office:value-type="float" office:value="2.80096927000001" calcext:value-type="float">
            <text:p>2.80096927000001</text:p>
          </table:table-cell>
          <table:table-cell table:style-name="ce59" table:formula="of:=[.W31]+[.W13]" office:value-type="float" office:value="4.33691518000001" calcext:value-type="float">
            <text:p>4.33691518000001</text:p>
          </table:table-cell>
        </table:table-row>
        <table:table-row table:style-name="ro1">
          <table:table-cell table:style-name="ce3" office:value-type="string" calcext:value-type="string">
            <text:p>CHBr hcp</text:p>
          </table:table-cell>
          <table:table-cell table:style-name="ce13" office:value-type="float" office:value="-260.23535781" calcext:value-type="float">
            <text:p>-260,24</text:p>
          </table:table-cell>
          <table:table-cell table:style-name="ce13" office:value-type="float" office:value="-202.7781205" calcext:value-type="float">
            <text:p>-202,78</text:p>
          </table:table-cell>
          <table:table-cell table:style-name="ce13" office:value-type="float" office:value="-331.94598098" calcext:value-type="float">
            <text:p>-331,95</text:p>
          </table:table-cell>
          <table:table-cell table:style-name="ce13" office:value-type="float" office:value="-264.90265758" calcext:value-type="float">
            <text:p>-264,90</text:p>
          </table:table-cell>
          <table:table-cell table:style-name="ce13" office:value-type="float" office:value="-320.9381707" calcext:value-type="float">
            <text:p>-320,94</text:p>
          </table:table-cell>
          <table:table-cell table:style-name="ce13" office:value-type="float" office:value="-227.04395459" calcext:value-type="float">
            <text:p>-227,04</text:p>
          </table:table-cell>
          <table:table-cell table:style-name="ce13" office:value-type="float" office:value="-142.08658677" calcext:value-type="float">
            <text:p>-142,09</text:p>
          </table:table-cell>
          <table:table-cell table:style-name="ce25" office:value-type="float" office:value="-106.63880464" calcext:value-type="float">
            <text:p>-106,64</text:p>
          </table:table-cell>
          <table:table-cell table:number-columns-repeated="4"/>
          <table:table-cell office:value-type="string" calcext:value-type="string">
            <text:p>R7</text:p>
          </table:table-cell>
          <table:table-cell office:value-type="string" calcext:value-type="string">
            <text:p>R9</text:p>
          </table:table-cell>
          <table:table-cell office:value-type="float" office:value="0.97" calcext:value-type="float">
            <text:p>0.97</text:p>
          </table:table-cell>
          <table:table-cell office:value-type="float" office:value="1.13" calcext:value-type="float">
            <text:p>1.13</text:p>
          </table:table-cell>
          <table:table-cell office:value-type="float" office:value="0.7" calcext:value-type="float">
            <text:p>0.7</text:p>
          </table:table-cell>
          <table:table-cell office:value-type="float" office:value="1.07" calcext:value-type="float">
            <text:p>1.07</text:p>
          </table:table-cell>
          <table:table-cell table:style-name="ce59" office:value-type="float" office:value="1.3" calcext:value-type="float">
            <text:p>1.3</text:p>
          </table:table-cell>
          <table:table-cell table:style-name="ce59" office:value-type="float" office:value="1.18" calcext:value-type="float">
            <text:p>1.18</text:p>
          </table:table-cell>
          <table:table-cell table:style-name="ce59" office:value-type="float" office:value="1.76" calcext:value-type="float">
            <text:p>1.76</text:p>
          </table:table-cell>
          <table:table-cell table:style-name="ce59" office:value-type="float" office:value="2.19" calcext:value-type="float">
            <text:p>2.19</text:p>
          </table:table-cell>
          <table:table-cell/>
          <table:table-cell table:style-name="ce59" table:formula="of:=[.P32]+[.P16]" office:value-type="float" office:value="2.22245682999999" calcext:value-type="float">
            <text:p>2.22245682999999</text:p>
          </table:table-cell>
          <table:table-cell table:style-name="ce59" table:formula="of:=[.Q32]+[.Q16]" office:value-type="float" office:value="2.2886942" calcext:value-type="float">
            <text:p>2.2886942</text:p>
          </table:table-cell>
          <table:table-cell table:style-name="ce59" table:formula="of:=[.R32]+[.R16]" office:value-type="float" office:value="1.37426372999997" calcext:value-type="float">
            <text:p>1.37426372999997</text:p>
          </table:table-cell>
          <table:table-cell table:style-name="ce59" table:formula="of:=[.S32]+[.S16]" office:value-type="float" office:value="1.89990897999999" calcext:value-type="float">
            <text:p>1.89990897999999</text:p>
          </table:table-cell>
          <table:table-cell table:style-name="ce59" table:formula="of:=[.T32]+[.T16]" office:value-type="float" office:value="2.05247027999997" calcext:value-type="float">
            <text:p>2.05247027999997</text:p>
          </table:table-cell>
          <table:table-cell table:style-name="ce59" table:formula="of:=[.U32]+[.U16]" office:value-type="float" office:value="2.13720997" calcext:value-type="float">
            <text:p>2.13720997</text:p>
          </table:table-cell>
          <table:table-cell table:style-name="ce59" table:formula="of:=[.V32]+[.V16]" office:value-type="float" office:value="4.35057724000001" calcext:value-type="float">
            <text:p>4.35057724000001</text:p>
          </table:table-cell>
          <table:table-cell table:style-name="ce59" table:formula="of:=[.W32]+[.W16]" office:value-type="float" office:value="6.03278593000001" calcext:value-type="float">
            <text:p>6.03278593000001</text:p>
          </table:table-cell>
        </table:table-row>
        <table:table-row table:style-name="ro1">
          <table:table-cell table:style-name="ce4" office:value-type="string" calcext:value-type="string">
            <text:p>H Fcc</text:p>
          </table:table-cell>
          <table:table-cell table:style-name="ce11" office:value-type="float" office:value="-249.75107422" calcext:value-type="float">
            <text:p>-249,75</text:p>
          </table:table-cell>
          <table:table-cell table:style-name="ce11" office:value-type="float" office:value="-192.27447361" calcext:value-type="float">
            <text:p>-192,27</text:p>
          </table:table-cell>
          <table:table-cell table:style-name="ce11" office:value-type="float" office:value="-321.162154" calcext:value-type="float">
            <text:p>-321,16</text:p>
          </table:table-cell>
          <table:table-cell table:style-name="ce11" office:value-type="float" office:value="-254.28160632" calcext:value-type="float">
            <text:p>-254,28</text:p>
          </table:table-cell>
          <table:table-cell table:style-name="ce11" office:value-type="float" office:value="-310.39361957" calcext:value-type="float">
            <text:p>-310,39</text:p>
          </table:table-cell>
          <table:table-cell table:style-name="ce11" office:value-type="float" office:value="-216.26226107" calcext:value-type="float">
            <text:p>-216,26</text:p>
          </table:table-cell>
          <table:table-cell table:style-name="ce11" office:value-type="float" office:value="-132.19023896" calcext:value-type="float">
            <text:p>-132,19</text:p>
          </table:table-cell>
          <table:table-cell table:style-name="ce23" office:value-type="float" office:value="-97.20037282" calcext:value-type="float">
            <text:p>-97,20</text:p>
          </table:table-cell>
          <table:table-cell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10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  <table:table-cell table:style-name="ce59" office:value-type="float" office:value="0.62" calcext:value-type="float">
            <text:p>0.62</text:p>
          </table:table-cell>
          <table:table-cell table:style-name="ce59" office:value-type="float" office:value="0.76" calcext:value-type="float">
            <text:p>0.76</text:p>
          </table:table-cell>
          <table:table-cell table:style-name="ce59" office:value-type="float" office:value="0.8" calcext:value-type="float">
            <text:p>0.8</text:p>
          </table:table-cell>
          <table:table-cell table:style-name="ce59" office:value-type="float" office:value="0.5" calcext:value-type="float">
            <text:p>0.5</text:p>
          </table:table-cell>
          <table:table-cell/>
          <table:table-cell table:style-name="ce59" table:formula="of:=[.P33]+[.P18]" office:value-type="float" office:value="0.921913799999971" calcext:value-type="float">
            <text:p>0.921913799999971</text:p>
          </table:table-cell>
          <table:table-cell table:style-name="ce59" table:formula="of:=[.Q33]+[.Q18]" office:value-type="float" office:value="0.826029370000019" calcext:value-type="float">
            <text:p>0.826029370000019</text:p>
          </table:table-cell>
          <table:table-cell table:style-name="ce59" table:formula="of:=[.R33]+[.R18]" office:value-type="float" office:value="0.991433459999994" calcext:value-type="float">
            <text:p>0.991433459999994</text:p>
          </table:table-cell>
          <table:table-cell table:style-name="ce59" table:formula="of:=[.S33]+[.S18]" office:value-type="float" office:value="0.609883560000026" calcext:value-type="float">
            <text:p>0.609883560000026</text:p>
          </table:table-cell>
          <table:table-cell table:style-name="ce59" table:formula="of:=[.T33]+[.T18]" office:value-type="float" office:value="0.502875649999999" calcext:value-type="float">
            <text:p>0.502875649999999</text:p>
          </table:table-cell>
          <table:table-cell table:style-name="ce59" table:formula="of:=[.U33]+[.U18]" office:value-type="float" office:value="0.644696559999991" calcext:value-type="float">
            <text:p>0.644696559999991</text:p>
          </table:table-cell>
          <table:table-cell table:style-name="ce59" table:formula="of:=[.V33]+[.V18]" office:value-type="float" office:value="0.708932190000012" calcext:value-type="float">
            <text:p>0.708932190000012</text:p>
          </table:table-cell>
          <table:table-cell table:style-name="ce59" table:formula="of:=[.W33]+[.W18]" office:value-type="float" office:value="0.419270980000004" calcext:value-type="float">
            <text:p>0.419270980000004</text:p>
          </table:table-cell>
        </table:table-row>
        <table:table-row table:style-name="ro1">
          <table:table-cell table:style-name="ce5" office:value-type="string" calcext:value-type="string">
            <text:p>H Hcp</text:p>
          </table:table-cell>
          <table:table-cell table:style-name="ce12" office:value-type="float" office:value="-249.71636614" calcext:value-type="float">
            <text:p>-249,72</text:p>
          </table:table-cell>
          <table:table-cell table:style-name="ce12" office:value-type="float" office:value="-192.255707" calcext:value-type="float">
            <text:p>-192,26</text:p>
          </table:table-cell>
          <table:table-cell table:style-name="ce12" office:value-type="float" office:value="-321.10924448" calcext:value-type="float">
            <text:p>-321,11</text:p>
          </table:table-cell>
          <table:table-cell table:style-name="ce12" office:value-type="float" office:value="-254.25740717" calcext:value-type="float">
            <text:p>-254,26</text:p>
          </table:table-cell>
          <table:table-cell table:style-name="ce12" office:value-type="float" office:value="-310.36463481" calcext:value-type="float">
            <text:p>-310,36</text:p>
          </table:table-cell>
          <table:table-cell table:style-name="ce12" office:value-type="float" office:value="-216.20368064" calcext:value-type="float">
            <text:p>-216,20</text:p>
          </table:table-cell>
          <table:table-cell table:style-name="ce12" office:value-type="float" office:value="-132.1900973" calcext:value-type="float">
            <text:p>-132,19</text:p>
          </table:table-cell>
          <table:table-cell table:style-name="ce24" office:value-type="float" office:value="-97.19504217" calcext:value-type="float">
            <text:p>-97,20</text:p>
          </table:table-cell>
          <table:table-cell table:number-columns-repeated="5"/>
          <table:table-cell office:value-type="string" calcext:value-type="string">
            <text:p>R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/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H Top</text:p>
          </table:table-cell>
          <table:table-cell table:style-name="ce13" office:value-type="float" office:value="-249.12961542" calcext:value-type="float">
            <text:p>-249,13</text:p>
          </table:table-cell>
          <table:table-cell table:style-name="ce13" office:value-type="float" office:value="-191.68554213" calcext:value-type="float">
            <text:p>-191,69</text:p>
          </table:table-cell>
          <table:table-cell table:style-name="ce13" office:value-type="float" office:value="-320.7363186" calcext:value-type="float">
            <text:p>-320,74</text:p>
          </table:table-cell>
          <table:table-cell table:style-name="ce13" office:value-type="float" office:value="-253.93496485" calcext:value-type="float">
            <text:p>-253,93</text:p>
          </table:table-cell>
          <table:table-cell table:style-name="ce13" office:value-type="float" office:value="-310.41439545" calcext:value-type="float">
            <text:p>-310,41</text:p>
          </table:table-cell>
          <table:table-cell table:style-name="ce13" office:value-type="float" office:value="-216.23251236" calcext:value-type="float">
            <text:p>-216,23</text:p>
          </table:table-cell>
          <table:table-cell table:style-name="ce13" office:value-type="float" office:value="-131.59252077" calcext:value-type="float">
            <text:p>-131,59</text:p>
          </table:table-cell>
          <table:table-cell table:style-name="ce25" office:value-type="float" office:value="-96.69091727" calcext:value-type="float">
            <text:p>-96,69</text:p>
          </table:table-cell>
          <table:table-cell table:number-columns-repeated="5"/>
          <table:table-cell office:value-type="string" calcext:value-type="string">
            <text:p>R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/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br_hcp</text:p>
          </table:table-cell>
          <table:table-cell office:value-type="float" office:value="-251.32" calcext:value-type="float">
            <text:p>-251,32</text:p>
          </table:table-cell>
          <table:table-cell office:value-type="float" office:value="-193.77" calcext:value-type="float">
            <text:p>-193,77</text:p>
          </table:table-cell>
          <table:table-cell office:value-type="float" office:value="-322.635" calcext:value-type="float">
            <text:p>-322,635</text:p>
          </table:table-cell>
          <table:table-cell office:value-type="float" office:value="-255.88" calcext:value-type="float">
            <text:p>-255,88</text:p>
          </table:table-cell>
          <table:table-cell office:value-type="float" office:value="-312.11" calcext:value-type="float">
            <text:p>-312,11</text:p>
          </table:table-cell>
          <table:table-cell office:value-type="float" office:value="-217.83" calcext:value-type="float">
            <text:p>-217,83</text:p>
          </table:table-cell>
          <table:table-cell office:value-type="float" office:value="-134.029" calcext:value-type="float">
            <text:p>-134,029</text:p>
          </table:table-cell>
          <table:table-cell office:value-type="float" office:value="-99.415" calcext:value-type="float">
            <text:p>-99,415</text:p>
          </table:table-cell>
          <table:table-cell table:number-columns-repeated="5"/>
          <table:table-cell office:value-type="string" calcext:value-type="string">
            <text:p>R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/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2_hcp</text:p>
          </table:table-cell>
          <table:table-cell office:value-type="float" office:value="-250.37" calcext:value-type="float">
            <text:p>-250,37</text:p>
          </table:table-cell>
          <table:table-cell office:value-type="float" office:value="-192.69" calcext:value-type="float">
            <text:p>-192,69</text:p>
          </table:table-cell>
          <table:table-cell office:value-type="float" office:value="-321.91" calcext:value-type="float">
            <text:p>-321,91</text:p>
          </table:table-cell>
          <table:table-cell office:value-type="float" office:value="-254.88" calcext:value-type="float">
            <text:p>-254,88</text:p>
          </table:table-cell>
          <table:table-cell office:value-type="float" office:value="-310.68" calcext:value-type="float">
            <text:p>-310,68</text:p>
          </table:table-cell>
          <table:table-cell office:value-type="float" office:value="-216.21" calcext:value-type="float">
            <text:p>-216,21</text:p>
          </table:table-cell>
          <table:table-cell office:value-type="float" office:value="-132.75" calcext:value-type="float">
            <text:p>-132,75</text:p>
          </table:table-cell>
          <table:table-cell office:value-type="float" office:value="-97.98" calcext:value-type="float">
            <text:p>-97,98</text:p>
          </table:table-cell>
          <table:table-cell table:number-columns-repeated="5"/>
          <table:table-cell office:value-type="string" calcext:value-type="string">
            <text:p>R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/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lab</text:p>
          </table:table-cell>
          <table:table-cell table:style-name="ce13" office:value-type="float" office:value="-245.80038505" calcext:value-type="float">
            <text:p>-245,80</text:p>
          </table:table-cell>
          <table:table-cell table:style-name="ce13" office:value-type="float" office:value="-188.2745131" calcext:value-type="float">
            <text:p>-188,27</text:p>
          </table:table-cell>
          <table:table-cell table:style-name="ce13" office:value-type="float" office:value="-317.13379368" calcext:value-type="float">
            <text:p>-317,13</text:p>
          </table:table-cell>
          <table:table-cell table:style-name="ce13" office:value-type="float" office:value="-250.33002689" calcext:value-type="float">
            <text:p>-250,33</text:p>
          </table:table-cell>
          <table:table-cell table:style-name="ce13" office:value-type="float" office:value="-306.57998832" calcext:value-type="float">
            <text:p>-306,58</text:p>
          </table:table-cell>
          <table:table-cell table:style-name="ce13" office:value-type="float" office:value="-212.38181292" calcext:value-type="float">
            <text:p>-212,38</text:p>
          </table:table-cell>
          <table:table-cell table:style-name="ce13" office:value-type="float" office:value="-128.52634316" calcext:value-type="float">
            <text:p>-128,53</text:p>
          </table:table-cell>
          <table:table-cell table:style-name="ce56" office:value-type="float" office:value="-93.93913163" calcext:value-type="float">
            <text:p>-93,94</text:p>
          </table:table-cell>
          <table:table-cell table:number-columns-repeated="6"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14"/>
          <table:table-cell office:value-type="string" calcext:value-type="string">
            <text:p>R3</text:p>
          </table:table-cell>
          <table:table-cell office:value-type="float" office:value="0.75" calcext:value-type="float">
            <text:p>0.75</text:p>
          </table:table-cell>
          <table:table-cell office:value-type="float" office:value="0.85" calcext:value-type="float">
            <text:p>0.85</text:p>
          </table:table-cell>
          <table:table-cell office:value-type="float" office:value="0.95" calcext:value-type="float">
            <text:p>0.95</text:p>
          </table:table-cell>
          <table:table-cell office:value-type="float" office:value="0.91" calcext:value-type="float">
            <text:p>0.91</text:p>
          </table:table-cell>
          <table:table-cell table:style-name="ce59" office:value-type="float" office:value="1.07" calcext:value-type="float">
            <text:p>1.07</text:p>
          </table:table-cell>
          <table:table-cell table:style-name="ce59" office:value-type="float" office:value="1.51" calcext:value-type="float">
            <text:p>1.51</text:p>
          </table:table-cell>
          <table:table-cell table:style-name="ce59" office:value-type="float" office:value="0.77" calcext:value-type="float">
            <text:p>0.77</text:p>
          </table:table-cell>
          <table:table-cell table:style-name="ce59" office:value-type="float" office:value="0.59" calcext:value-type="float">
            <text:p>0.59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4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73" calcext:value-type="float">
            <text:p>0.73</text:p>
          </table:table-cell>
          <table:table-cell office:value-type="float" office:value="0.62" calcext:value-type="float">
            <text:p>0.62</text:p>
          </table:table-cell>
          <table:table-cell table:style-name="ce59" office:value-type="float" office:value="0.47" calcext:value-type="float">
            <text:p>0.47</text:p>
          </table:table-cell>
          <table:table-cell table:style-name="ce59" office:value-type="float" office:value="0.61" calcext:value-type="float">
            <text:p>0.61</text:p>
          </table:table-cell>
          <table:table-cell table:style-name="ce59" office:value-type="float" office:value="0.55" calcext:value-type="float">
            <text:p>0.55</text:p>
          </table:table-cell>
          <table:table-cell table:style-name="ce59" office:value-type="float" office:value="0.41" calcext:value-type="float">
            <text:p>0.41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5</text:p>
          </table:table-cell>
          <table:table-cell office:value-type="float" office:value="2.13" calcext:value-type="float">
            <text:p>2.13</text:p>
          </table:table-cell>
          <table:table-cell office:value-type="float" office:value="2.25" calcext:value-type="float">
            <text:p>2.25</text:p>
          </table:table-cell>
          <table:table-cell office:value-type="float" office:value="2.79" calcext:value-type="float">
            <text:p>2.79</text:p>
          </table:table-cell>
          <table:table-cell office:value-type="float" office:value="2.19" calcext:value-type="float">
            <text:p>2.19</text:p>
          </table:table-cell>
          <table:table-cell table:style-name="ce59" office:value-type="float" office:value="2.01" calcext:value-type="float">
            <text:p>2.01</text:p>
          </table:table-cell>
          <table:table-cell table:style-name="ce59" office:value-type="float" office:value="1.76" calcext:value-type="float">
            <text:p>1.76</text:p>
          </table:table-cell>
          <table:table-cell table:style-name="ce59" office:value-type="float" office:value="1.85" calcext:value-type="float">
            <text:p>1.85</text:p>
          </table:table-cell>
          <table:table-cell table:style-name="ce59" office:value-type="float" office:value="1.39" calcext:value-type="float">
            <text:p>1.39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7</text:p>
          </table:table-cell>
          <table:table-cell office:value-type="float" office:value="0.97" calcext:value-type="float">
            <text:p>0.97</text:p>
          </table:table-cell>
          <table:table-cell office:value-type="float" office:value="1.13" calcext:value-type="float">
            <text:p>1.13</text:p>
          </table:table-cell>
          <table:table-cell office:value-type="float" office:value="0.7" calcext:value-type="float">
            <text:p>0.7</text:p>
          </table:table-cell>
          <table:table-cell office:value-type="float" office:value="1.07" calcext:value-type="float">
            <text:p>1.07</text:p>
          </table:table-cell>
          <table:table-cell table:style-name="ce59" office:value-type="float" office:value="1.3" calcext:value-type="float">
            <text:p>1.3</text:p>
          </table:table-cell>
          <table:table-cell table:style-name="ce59" office:value-type="float" office:value="1.18" calcext:value-type="float">
            <text:p>1.18</text:p>
          </table:table-cell>
          <table:table-cell table:style-name="ce59" office:value-type="float" office:value="1.76" calcext:value-type="float">
            <text:p>1.76</text:p>
          </table:table-cell>
          <table:table-cell table:style-name="ce59" office:value-type="float" office:value="2.19" calcext:value-type="float">
            <text:p>2.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433180599999831" calcext:value-type="float">
            <text:p>0,043318059999983</text:p>
          </table:table-cell>
          <table:table-cell office:value-type="float" office:value="0.130452740000019" calcext:value-type="float">
            <text:p>0,130452740000019</text:p>
          </table:table-cell>
          <table:table-cell office:value-type="float" office:value="0.455996999999995" calcext:value-type="float">
            <text:p>0,455996999999995</text:p>
          </table:table-cell>
          <table:table-cell office:value-type="float" office:value="0.765969539999994" calcext:value-type="float">
            <text:p>0,765969539999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8</text:p>
          </table:table-cell>
          <table:table-cell office:value-type="float" office:value="1.02" calcext:value-type="float">
            <text:p>1.02</text:p>
          </table:table-cell>
          <table:table-cell office:value-type="float" office:value="0.93" calcext:value-type="float">
            <text:p>0.93</text:p>
          </table:table-cell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  <table:table-cell table:style-name="ce59" office:value-type="float" office:value="0.62" calcext:value-type="float">
            <text:p>0.62</text:p>
          </table:table-cell>
          <table:table-cell table:style-name="ce59" office:value-type="float" office:value="0.76" calcext:value-type="float">
            <text:p>0.76</text:p>
          </table:table-cell>
          <table:table-cell table:style-name="ce59" office:value-type="float" office:value="0.8" calcext:value-type="float">
            <text:p>0.8</text:p>
          </table:table-cell>
          <table:table-cell table:style-name="ce59"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35179920000017" calcext:value-type="float">
            <text:p>0,435179920000017</text:p>
          </table:table-cell>
          <table:table-cell office:value-type="float" office:value="0" calcext:value-type="float">
            <text:p>0</text:p>
          </table:table-cell>
          <table:table-cell office:value-type="float" office:value="0.0104527400000187" calcext:value-type="float">
            <text:p>0,010452740000019</text:p>
          </table:table-cell>
          <table:table-cell office:value-type="float" office:value="0.0559969999999952" calcext:value-type="float">
            <text:p>0,055996999999995</text:p>
          </table:table-cell>
          <table:table-cell office:value-type="float" office:value="0.485969539999994" calcext:value-type="float">
            <text:p>0,485969539999994</text:p>
          </table:table-cell>
          <table:table-cell office:value-type="float" office:value="1.06635384000002" calcext:value-type="float">
            <text:p>1,06635384000002</text:p>
          </table:table-cell>
          <table:table-cell office:value-type="float" office:value="1.82377346" calcext:value-type="float">
            <text:p>1,82377346</text:p>
          </table:table-cell>
        </table:table-row>
        <table:table-row table:style-name="ro1">
          <table:table-cell table:number-columns-repeated="15"/>
          <table:table-cell table:style-name="Default" table:number-columns-repeated="4"/>
          <table:table-cell table:number-columns-repeated="5"/>
          <table:table-cell office:value-type="float" office:value="0.611127689999965" calcext:value-type="float">
            <text:p>0,611127689999965</text:p>
          </table:table-cell>
          <table:table-cell office:value-type="float" office:value="0.597204800000024" calcext:value-type="float">
            <text:p>0,597204800000024</text:p>
          </table:table-cell>
          <table:table-cell office:value-type="float" office:value="0.311086040000007" calcext:value-type="float">
            <text:p>0,311086040000007</text:p>
          </table:table-cell>
          <table:table-cell office:value-type="float" office:value="0.326291240000024" calcext:value-type="float">
            <text:p>0,326291240000024</text:p>
          </table:table-cell>
          <table:table-cell office:value-type="float" office:value="0.684569289999995" calcext:value-type="float">
            <text:p>0,684569289999995</text:p>
          </table:table-cell>
          <table:table-cell office:value-type="float" office:value="1.13732059999999" calcext:value-type="float">
            <text:p>1,13732059999999</text:p>
          </table:table-cell>
          <table:table-cell office:value-type="float" office:value="1.34581848000004" calcext:value-type="float">
            <text:p>1,34581848000004</text:p>
          </table:table-cell>
          <table:table-cell office:value-type="float" office:value="2.00108170000001" calcext:value-type="float">
            <text:p>2,0010817000000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R3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R5</text:p>
          </table:table-cell>
          <table:table-cell table:style-name="Default" office:value-type="string" calcext:value-type="string">
            <text:p>R7</text:p>
          </table:table-cell>
          <table:table-cell table:style-name="Default" office:value-type="string" calcext:value-type="string">
            <text:p>R8</text:p>
          </table:table-cell>
          <table:table-cell table:number-columns-repeated="5"/>
          <table:table-cell office:value-type="float" office:value="0.998148270000013" calcext:value-type="float">
            <text:p>0,998148270000013</text:p>
          </table:table-cell>
          <table:table-cell office:value-type="float" office:value="1.00148606000002" calcext:value-type="float">
            <text:p>1,00148606000002</text:p>
          </table:table-cell>
          <table:table-cell office:value-type="float" office:value="0.689843730000021" calcext:value-type="float">
            <text:p>0,689843730000021</text:p>
          </table:table-cell>
          <table:table-cell office:value-type="float" office:value="0.898253070000009" calcext:value-type="float">
            <text:p>0,898253070000009</text:p>
          </table:table-cell>
          <table:table-cell office:value-type="float" office:value="1.02254282999997" calcext:value-type="float">
            <text:p>1,02254282999997</text:p>
          </table:table-cell>
          <table:table-cell office:value-type="float" office:value="1.96822485999998" calcext:value-type="float">
            <text:p>1,96822485999998</text:p>
          </table:table-cell>
          <table:table-cell office:value-type="float" office:value="2.17043391000003" calcext:value-type="float">
            <text:p>2,17043391000003</text:p>
          </table:table-cell>
          <table:table-cell office:value-type="float" office:value="3.33422342000002" calcext:value-type="float">
            <text:p>3,33422342000002</text:p>
          </table:table-cell>
        </table:table-row>
        <table:table-row table:style-name="ro1">
          <table:table-cell table:number-columns-repeated="14"/>
          <table:table-cell table:style-name="ce59" table:number-matrix-columns-spanned="5" table:number-matrix-rows-spanned="8" table:formula="of:=TRANSPOSE([.P39:.W43])" office:value-type="float" office:value="0.75" calcext:value-type="float">
            <text:p>0.75</text:p>
          </table:table-cell>
          <table:table-cell office:value-type="float" office:value="0.54" calcext:value-type="float">
            <text:p>0.54</text:p>
          </table:table-cell>
          <table:table-cell office:value-type="float" office:value="2.13" calcext:value-type="float">
            <text:p>2.13</text:p>
          </table:table-cell>
          <table:table-cell office:value-type="float" office:value="0.97" calcext:value-type="float">
            <text:p>0.97</text:p>
          </table:table-cell>
          <table:table-cell office:value-type="float" office:value="1.02" calcext:value-type="float">
            <text:p>1.02</text:p>
          </table:table-cell>
          <table:table-cell table:number-columns-repeated="5"/>
          <table:table-cell office:value-type="float" office:value="0.218908669999998" calcext:value-type="float">
            <text:p>0,218908669999998</text:p>
          </table:table-cell>
          <table:table-cell office:value-type="float" office:value="0.560076450000029" calcext:value-type="float">
            <text:p>0,560076450000029</text:p>
          </table:table-cell>
          <table:table-cell office:value-type="float" office:value="1.11436684999997" calcext:value-type="float">
            <text:p>1,11436684999997</text:p>
          </table:table-cell>
          <table:table-cell office:value-type="float" office:value="0.600214800000009" calcext:value-type="float">
            <text:p>0,600214800000009</text:p>
          </table:table-cell>
          <table:table-cell office:value-type="float" office:value="1.27929491999997" calcext:value-type="float">
            <text:p>1,27929491999997</text:p>
          </table:table-cell>
          <table:table-cell office:value-type="float" office:value="1.68743052999998" calcext:value-type="float">
            <text:p>1,68743052999998</text:p>
          </table:table-cell>
          <table:table-cell office:value-type="float" office:value="0.745241210000027" calcext:value-type="float">
            <text:p>0,745241210000027</text:p>
          </table:table-cell>
          <table:table-cell office:value-type="float" office:value="1.12858507" calcext:value-type="float">
            <text:p>1,12858507</text:p>
          </table:table-cell>
        </table:table-row>
        <table:table-row table:style-name="ro1">
          <table:table-cell table:number-columns-repeated="14"/>
          <table:table-cell table:style-name="ce59" office:value-type="float" office:value="0.85" calcext:value-type="float">
            <text:p>0.85</text:p>
          </table:table-cell>
          <table:table-cell office:value-type="float" office:value="0.62" calcext:value-type="float">
            <text:p>0.62</text:p>
          </table:table-cell>
          <table:table-cell office:value-type="float" office:value="2.25" calcext:value-type="float">
            <text:p>2.25</text:p>
          </table:table-cell>
          <table:table-cell office:value-type="float" office:value="1.13" calcext:value-type="float">
            <text:p>1.13</text:p>
          </table:table-cell>
          <table:table-cell office:value-type="float" office:value="0.93" calcext:value-type="float">
            <text:p>0.93</text:p>
          </table:table-cell>
          <table:table-cell table:number-columns-repeated="5"/>
          <table:table-cell office:value-type="float" office:value="1.13091058000002" calcext:value-type="float">
            <text:p>1,13091058000002</text:p>
          </table:table-cell>
          <table:table-cell office:value-type="float" office:value="1.21946118000001" calcext:value-type="float">
            <text:p>1,21946118000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6687379999998" calcext:value-type="float">
            <text:p>1,86687379999998</text:p>
          </table:table-cell>
          <table:table-cell office:value-type="float" office:value="2.80096927000001" calcext:value-type="float">
            <text:p>2,80096927000001</text:p>
          </table:table-cell>
          <table:table-cell office:value-type="float" office:value="4.33691518000001" calcext:value-type="float">
            <text:p>4,33691518000001</text:p>
          </table:table-cell>
        </table:table-row>
        <table:table-row table:style-name="ro1">
          <table:table-cell table:number-columns-repeated="14"/>
          <table:table-cell table:style-name="ce59" office:value-type="float" office:value="0.95" calcext:value-type="float">
            <text:p>0.95</text:p>
          </table:table-cell>
          <table:table-cell office:value-type="float" office:value="0.73" calcext:value-type="float">
            <text:p>0.73</text:p>
          </table:table-cell>
          <table:table-cell office:value-type="float" office:value="2.79" calcext:value-type="float">
            <text:p>2.79</text:p>
          </table:table-cell>
          <table:table-cell office:value-type="float" office:value="0.7" calcext:value-type="float">
            <text:p>0.7</text:p>
          </table:table-cell>
          <table:table-cell office:value-type="float" office:value="1.08" calcext:value-type="float">
            <text:p>1.08</text:p>
          </table:table-cell>
          <table:table-cell table:number-columns-repeated="5"/>
          <table:table-cell office:value-type="float" office:value="2.22245682999999" calcext:value-type="float">
            <text:p>2,22245682999999</text:p>
          </table:table-cell>
          <table:table-cell office:value-type="float" office:value="2.2886942" calcext:value-type="float">
            <text:p>2,2886942</text:p>
          </table:table-cell>
          <table:table-cell office:value-type="float" office:value="1.37426372999997" calcext:value-type="float">
            <text:p>1,37426372999997</text:p>
          </table:table-cell>
          <table:table-cell office:value-type="float" office:value="1.89990897999999" calcext:value-type="float">
            <text:p>1,89990897999999</text:p>
          </table:table-cell>
          <table:table-cell office:value-type="float" office:value="2.05247027999997" calcext:value-type="float">
            <text:p>2,05247027999997</text:p>
          </table:table-cell>
          <table:table-cell office:value-type="float" office:value="2.13720997" calcext:value-type="float">
            <text:p>2,13720997</text:p>
          </table:table-cell>
          <table:table-cell office:value-type="float" office:value="4.35057724000001" calcext:value-type="float">
            <text:p>4,35057724000001</text:p>
          </table:table-cell>
          <table:table-cell office:value-type="float" office:value="6.03278593000001" calcext:value-type="float">
            <text:p>6,03278593000001</text:p>
          </table:table-cell>
        </table:table-row>
        <table:table-row table:style-name="ro1">
          <table:table-cell table:number-columns-repeated="14"/>
          <table:table-cell table:style-name="ce59" office:value-type="float" office:value="0.91" calcext:value-type="float">
            <text:p>0.91</text:p>
          </table:table-cell>
          <table:table-cell office:value-type="float" office:value="0.62" calcext:value-type="float">
            <text:p>0.62</text:p>
          </table:table-cell>
          <table:table-cell office:value-type="float" office:value="2.19" calcext:value-type="float">
            <text:p>2.19</text:p>
          </table:table-cell>
          <table:table-cell office:value-type="float" office:value="1.07" calcext:value-type="float">
            <text:p>1.07</text:p>
          </table:table-cell>
          <table:table-cell office:value-type="float" office:value="0.72" calcext:value-type="float">
            <text:p>0.72</text:p>
          </table:table-cell>
          <table:table-cell table:number-columns-repeated="5"/>
          <table:table-cell office:value-type="float" office:value="0.921913799999971" calcext:value-type="float">
            <text:p>0,921913799999971</text:p>
          </table:table-cell>
          <table:table-cell office:value-type="float" office:value="0.826029370000019" calcext:value-type="float">
            <text:p>0,826029370000019</text:p>
          </table:table-cell>
          <table:table-cell office:value-type="float" office:value="0.991433459999994" calcext:value-type="float">
            <text:p>0,991433459999994</text:p>
          </table:table-cell>
          <table:table-cell office:value-type="float" office:value="0.609883560000026" calcext:value-type="float">
            <text:p>0,609883560000026</text:p>
          </table:table-cell>
          <table:table-cell office:value-type="float" office:value="0.502875649999999" calcext:value-type="float">
            <text:p>0,502875649999999</text:p>
          </table:table-cell>
          <table:table-cell office:value-type="float" office:value="0.644696559999991" calcext:value-type="float">
            <text:p>0,644696559999991</text:p>
          </table:table-cell>
          <table:table-cell office:value-type="float" office:value="0.708932190000012" calcext:value-type="float">
            <text:p>0,708932190000012</text:p>
          </table:table-cell>
          <table:table-cell office:value-type="float" office:value="0.419270980000004" calcext:value-type="float">
            <text:p>0,419270980000004</text:p>
          </table:table-cell>
        </table:table-row>
        <table:table-row table:style-name="ro1">
          <table:table-cell table:number-columns-repeated="14"/>
          <table:table-cell table:style-name="ce59" office:value-type="float" office:value="1.07" calcext:value-type="float">
            <text:p>1.07</text:p>
          </table:table-cell>
          <table:table-cell office:value-type="float" office:value="0.47" calcext:value-type="float">
            <text:p>0.47</text:p>
          </table:table-cell>
          <table:table-cell office:value-type="float" office:value="2.01" calcext:value-type="float">
            <text:p>2.01</text:p>
          </table:table-cell>
          <table:table-cell office:value-type="float" office:value="1.3" calcext:value-type="float">
            <text:p>1.3</text:p>
          </table:table-cell>
          <table:table-cell office:value-type="float" office:value="0.62" calcext:value-type="float">
            <text:p>0.62</text:p>
          </table:table-cell>
          <table:table-cell table:number-columns-repeated="5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9" office:value-type="float" office:value="1.51" calcext:value-type="float">
            <text:p>1.51</text:p>
          </table:table-cell>
          <table:table-cell office:value-type="float" office:value="0.61" calcext:value-type="float">
            <text:p>0.61</text:p>
          </table:table-cell>
          <table:table-cell office:value-type="float" office:value="1.76" calcext:value-type="float">
            <text:p>1.76</text:p>
          </table:table-cell>
          <table:table-cell office:value-type="float" office:value="1.18" calcext:value-type="float">
            <text:p>1.18</text:p>
          </table:table-cell>
          <table:table-cell office:value-type="float" office:value="0.76" calcext:value-type="float">
            <text:p>0.76</text:p>
          </table:table-cell>
          <table:table-cell table:number-columns-repeated="5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9" office:value-type="float" office:value="0.77" calcext:value-type="float">
            <text:p>0.77</text:p>
          </table:table-cell>
          <table:table-cell office:value-type="float" office:value="0.55" calcext:value-type="float">
            <text:p>0.55</text:p>
          </table:table-cell>
          <table:table-cell office:value-type="float" office:value="1.85" calcext:value-type="float">
            <text:p>1.85</text:p>
          </table:table-cell>
          <table:table-cell office:value-type="float" office:value="1.76" calcext:value-type="float">
            <text:p>1.76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style-name="ce59"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1.39" calcext:value-type="float">
            <text:p>1.39</text:p>
          </table:table-cell>
          <table:table-cell office:value-type="float" office:value="2.19" calcext:value-type="float">
            <text:p>2.19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number-columns-repeated="8" office:value-type="float" office:value="0" calcext:value-type="float">
            <text:p>0</text:p>
          </table:table-cell>
        </table:table-row>
      </table:table>
      <table:table table:name="Transition Stat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11"/>
          <table:table-cell office:value-type="string" calcext:value-type="string">
            <text:p>R1</text:p>
          </table:table-cell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Br2</text:p>
          </table:table-cell>
          <table:table-cell office:value-type="string" calcext:value-type="string">
            <text:p>R2</text:p>
          </table:table-cell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ZPE</text:p>
          </table:table-cell>
          <table:table-cell office:value-type="string" calcext:value-type="string">
            <text:p>woEntropy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corrected</text:p>
          </table:table-cell>
          <table:table-cell/>
          <table:table-cell table:style-name="ce10" office:value-type="float" office:value="-24.057" calcext:value-type="float">
            <text:p>-24,06</text:p>
          </table:table-cell>
          <table:table-cell table:style-name="ce10" office:value-type="float" office:value="-6.76643756" calcext:value-type="float">
            <text:p>-6,77</text:p>
          </table:table-cell>
          <table:table-cell table:style-name="ce10" office:value-type="float" office:value="-3" calcext:value-type="float">
            <text:p>-3,00</text:p>
          </table:table-cell>
          <table:table-cell office:value-type="string" calcext:value-type="string">
            <text:p>R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H2Br2*-&gt;CH2Br*+Br*</text:p>
          </table:table-cell>
          <table:table-cell office:value-type="float" office:value="0.6784117395" calcext:value-type="float">
            <text:p>0,6784117395</text:p>
          </table:table-cell>
          <table:table-cell office:value-type="float" office:value="-266.12472622" calcext:value-type="float">
            <text:p>-266,12472622</text:p>
          </table:table-cell>
          <table:table-cell office:value-type="float" office:value="-266.11865041" calcext:value-type="float">
            <text:p>-266,11865041</text:p>
          </table:table-cell>
          <table:table-cell office:value-type="float" office:value="-265.44023867" calcext:value-type="float">
            <text:p>-265,44023867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4</text:p>
          </table:table-cell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H3Br*-&gt;CH2Br*+H*</text:p>
          </table:table-cell>
          <table:table-cell office:value-type="float" office:value="0.8332908785" calcext:value-type="float">
            <text:p>0,8332908785</text:p>
          </table:table-cell>
          <table:table-cell office:value-type="float" office:value="-267.37432065" calcext:value-type="float">
            <text:p>-267,37432065</text:p>
          </table:table-cell>
          <table:table-cell office:value-type="float" office:value="-267.37121533" calcext:value-type="float">
            <text:p>-267,37121533</text:p>
          </table:table-cell>
          <table:table-cell office:value-type="float" office:value="-266.537924451" calcext:value-type="float">
            <text:p>-266,537924451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style-name="ce58" table:formula="of:=[.G4]-[$Intermediates.$B$38]-([.$I$3]*[.$I4] + ([.$J4]-4*[.$I4])*[.$J$3]*0.5 + [.$K4]*[.$K$3]*0.5 )" office:value-type="float" office:value="0.650708820000002" calcext:value-type="float">
            <text:p>0.650708820000002</text:p>
          </table:table-cell>
          <table:table-cell table:style-name="ce58" table:formula="of:=[.G12]-[$Intermediates.$C$38]-([.$I$3]*[.$I12] + ([.$J12]-4*[.$I12])*[.$J$3]*0.5 + [.$K12]*[.$K$3]*0.5 )" office:value-type="float" office:value="0.687406465000006" calcext:value-type="float">
            <text:p>0.687406465000006</text:p>
          </table:table-cell>
          <table:table-cell table:style-name="ce58" table:formula="of:=[.G20]-[$Intermediates.$D$38]-([.$I$3]*[.$I20] + ([.$J20]-4*[.$I20])*[.$J$3]*0.5 + [.$K20]*[.$K$3]*0.5 )" office:value-type="float" office:value="0.413823544999982" calcext:value-type="float">
            <text:p>0.413823544999982</text:p>
          </table:table-cell>
          <table:table-cell table:style-name="ce58" table:formula="of:=[.G28]-[$Intermediates.$E$38]-([.$I$3]*[.$I28] + ([.$J28]-4*[.$I28])*[.$J$3]*0.5 + [.$K28]*[.$K$3]*0.5 )" office:value-type="float" office:value="0.695549562000021" calcext:value-type="float">
            <text:p>0.695549562000021</text:p>
          </table:table-cell>
          <table:table-cell table:style-name="ce58" table:formula="of:=[.G36]-[$Intermediates.$F$38]-([.$I$3]*[.$I36] + ([.$J36]-4*[.$I36])*[.$J$3]*0.5 + [.$K36]*[.$K$3]*0.5 )" office:value-type="float" office:value="1.222572111" calcext:value-type="float">
            <text:p>1.222572111</text:p>
          </table:table-cell>
          <table:table-cell table:style-name="ce58" table:formula="of:=[.G44]-[$Intermediates.$G$38]-([.$I$3]*[.$I44] + ([.$J44]-4*[.$I44])*[.$J$3]*0.5 + [.$K44]*[.$K$3]*0.5 )" office:value-type="float" office:value="1.46854405599998" calcext:value-type="float">
            <text:p>1.46854405599998</text:p>
          </table:table-cell>
          <table:table-cell table:style-name="ce58" table:formula="of:=[.G52]-[$Intermediates.$H$38]-([.$I$3]*[.$I52] + ([.$J52]-4*[.$I52])*[.$J$3]*0.5 + [.$K52]*[.$K$3]*0.5 )" office:value-type="float" office:value="1.16266272000001" calcext:value-type="float">
            <text:p>1.16266272000001</text:p>
          </table:table-cell>
          <table:table-cell table:style-name="ce58" table:formula="of:=[.G60]-[$Intermediates.$I$38]-([.$I$3]*[.$I60] + ([.$J60]-4*[.$I60])*[.$J$3]*0.5 + [.$K60]*[.$K$3]*0.5 )" office:value-type="float" office:value="1.420716165" calcext:value-type="float">
            <text:p>1.42071616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H2Br*-&gt;CH2*+Br*</text:p>
          </table:table-cell>
          <table:table-cell office:value-type="float" office:value="0.6428999845" calcext:value-type="float">
            <text:p>0,6428999845</text:p>
          </table:table-cell>
          <table:table-cell office:value-type="float" office:value="-264.17523671" calcext:value-type="float">
            <text:p>-264,17523671</text:p>
          </table:table-cell>
          <table:table-cell office:value-type="float" office:value="-264.16830193" calcext:value-type="float">
            <text:p>-264,16830193</text:p>
          </table:table-cell>
          <table:table-cell office:value-type="float" office:value="-263.525401945" calcext:value-type="float">
            <text:p>-263,525401945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style-name="ce58" table:formula="of:=[.G5]-[$Intermediates.$B$38]-([.$I$3]*[.$I5] + ([.$J5]-4*[.$I5])*[.$J$3]*0.5 + [.$K5]*[.$K$3]*0.5 )" office:value-type="float" office:value="1.43624181900001" calcext:value-type="float">
            <text:p>1.43624181900001</text:p>
          </table:table-cell>
          <table:table-cell table:style-name="ce58" table:formula="of:=[.G13]-[$Intermediates.$C$38]-([.$I$3]*[.$I13] + ([.$J13]-4*[.$I13])*[.$J$3]*0.5 + [.$K13]*[.$K$3]*0.5 )" office:value-type="float" office:value="1.443135724" calcext:value-type="float">
            <text:p>1.443135724</text:p>
          </table:table-cell>
          <table:table-cell table:style-name="ce58" table:formula="of:=[.G21]-[$Intermediates.$D$38]-([.$I$3]*[.$I21] + ([.$J21]-4*[.$I21])*[.$J$3]*0.5 + [.$K21]*[.$K$3]*0.5 )" office:value-type="float" office:value="1.10818472700001" calcext:value-type="float">
            <text:p>1.10818472700001</text:p>
          </table:table-cell>
          <table:table-cell table:style-name="ce58" table:formula="of:=[.G29]-[$Intermediates.$E$38]-([.$I$3]*[.$I29] + ([.$J29]-4*[.$I29])*[.$J$3]*0.5 + [.$K29]*[.$K$3]*0.5 )" office:value-type="float" office:value="1.14052255900001" calcext:value-type="float">
            <text:p>1.14052255900001</text:p>
          </table:table-cell>
          <table:table-cell table:style-name="ce58" table:formula="of:=[.G37]-[$Intermediates.$F$38]-([.$I$3]*[.$I37] + ([.$J37]-4*[.$I37])*[.$J$3]*0.5 + [.$K37]*[.$K$3]*0.5 )" office:value-type="float" office:value="1.51237547700001" calcext:value-type="float">
            <text:p>1.51237547700001</text:p>
          </table:table-cell>
          <table:table-cell table:style-name="ce58" table:formula="of:=[.G45]-[$Intermediates.$G$38]-([.$I$3]*[.$I45] + ([.$J45]-4*[.$I45])*[.$J$3]*0.5 + [.$K45]*[.$K$3]*0.5 )" office:value-type="float" office:value="1.932660487" calcext:value-type="float">
            <text:p>1.932660487</text:p>
          </table:table-cell>
          <table:table-cell table:style-name="ce58" table:formula="of:=[.G53]-[$Intermediates.$H$38]-([.$I$3]*[.$I53] + ([.$J53]-4*[.$I53])*[.$J$3]*0.5 + [.$K53]*[.$K$3]*0.5 )" office:value-type="float" office:value="2.20681262700001" calcext:value-type="float">
            <text:p>2.20681262700001</text:p>
          </table:table-cell>
          <table:table-cell table:style-name="ce58" table:formula="of:=[.G61]-[$Intermediates.$I$38]-([.$I$3]*[.$I61] + ([.$J61]-4*[.$I61])*[.$J$3]*0.5 + [.$K61]*[.$K$3]*0.5 )" office:value-type="float" office:value="2.833402925" calcext:value-type="float">
            <text:p>2.833402925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H3*-&gt;CH2*+H*</text:p>
          </table:table-cell>
          <table:table-cell office:value-type="float" office:value="0.751968956" calcext:value-type="float">
            <text:p>0,751968956</text:p>
          </table:table-cell>
          <table:table-cell office:value-type="float" office:value="-265.49514218" calcext:value-type="float">
            <text:p>-265,49514218</text:p>
          </table:table-cell>
          <table:table-cell office:value-type="float" office:value="-265.50076378" calcext:value-type="float">
            <text:p>-265,50076378</text:p>
          </table:table-cell>
          <table:table-cell office:value-type="float" office:value="-264.748794824" calcext:value-type="float">
            <text:p>-264,748794824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7</text:p>
          </table:table-cell>
          <table:table-cell table:style-name="ce58" table:formula="of:=[.G6]-[$Intermediates.$B$38]-([.$I$3]*[.$I6] + ([.$J6]-4*[.$I6])*[.$J$3]*0.5 + [.$K6]*[.$K$3]*0.5 )" office:value-type="float" office:value="1.06554554499999" calcext:value-type="float">
            <text:p>1.06554554499999</text:p>
          </table:table-cell>
          <table:table-cell table:style-name="ce58" table:formula="of:=[.G14]-[$Intermediates.$C$38]-([.$I$3]*[.$I14] + ([.$J14]-4*[.$I14])*[.$J$3]*0.5 + [.$K14]*[.$K$3]*0.5 )" office:value-type="float" office:value="1.12313866600001" calcext:value-type="float">
            <text:p>1.12313866600001</text:p>
          </table:table-cell>
          <table:table-cell table:style-name="ce58" table:formula="of:=[.G22]-[$Intermediates.$D$38]-([.$I$3]*[.$I22] + ([.$J22]-4*[.$I22])*[.$J$3]*0.5 + [.$K22]*[.$K$3]*0.5 )" office:value-type="float" office:value="0.608913262000012" calcext:value-type="float">
            <text:p>0.608913262000012</text:p>
          </table:table-cell>
          <table:table-cell table:style-name="ce58" table:formula="of:=[.G30]-[$Intermediates.$E$38]-([.$I$3]*[.$I30] + ([.$J30]-4*[.$I30])*[.$J$3]*0.5 + [.$K30]*[.$K$3]*0.5 )" office:value-type="float" office:value="0.693353158999994" calcext:value-type="float">
            <text:p>0.693353158999994</text:p>
          </table:table-cell>
          <table:table-cell table:style-name="ce58" table:formula="of:=[.G38]-[$Intermediates.$F$38]-([.$I$3]*[.$I38] + ([.$J38]-4*[.$I38])*[.$J$3]*0.5 + [.$K38]*[.$K$3]*0.5 )" office:value-type="float" office:value="0.768925640999978" calcext:value-type="float">
            <text:p>0.768925640999978</text:p>
          </table:table-cell>
          <table:table-cell table:style-name="ce58" table:formula="of:=[.G46]-[$Intermediates.$G$38]-([.$I$3]*[.$I46] + ([.$J46]-4*[.$I46])*[.$J$3]*0.5 + [.$K46]*[.$K$3]*0.5 )" office:value-type="float" office:value="1.19247865899998" calcext:value-type="float">
            <text:p>1.19247865899998</text:p>
          </table:table-cell>
          <table:table-cell table:style-name="ce58" table:formula="of:=[.G54]-[$Intermediates.$H$38]-([.$I$3]*[.$I54] + ([.$J54]-4*[.$I54])*[.$J$3]*0.5 + [.$K54]*[.$K$3]*0.5 )" office:value-type="float" office:value="1.75814905000001" calcext:value-type="float">
            <text:p>1.75814905000001</text:p>
          </table:table-cell>
          <table:table-cell table:style-name="ce58" table:formula="of:=[.G62]-[$Intermediates.$I$38]-([.$I$3]*[.$I62] + ([.$J62]-4*[.$I62])*[.$J$3]*0.5 + [.$K62]*[.$K$3]*0.5 )" office:value-type="float" office:value="2.51697963000001" calcext:value-type="float">
            <text:p>2.51697963000001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H3Br*-&gt;CH3*+Br*</text:p>
          </table:table-cell>
          <table:table-cell office:value-type="float" office:value="0.8674012855" calcext:value-type="float">
            <text:p>0,8674012855</text:p>
          </table:table-cell>
          <table:table-cell office:value-type="float" office:value="-267.71555114" calcext:value-type="float">
            <text:p>-267,71555114</text:p>
          </table:table-cell>
          <table:table-cell office:value-type="float" office:value="-267.71270293" calcext:value-type="float">
            <text:p>-267,71270293</text:p>
          </table:table-cell>
          <table:table-cell office:value-type="float" office:value="-266.845301644" calcext:value-type="float">
            <text:p>-266,845301644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table:style-name="ce58" table:formula="of:=[.G7]-[$Intermediates.$B$38]-([.$I$3]*[.$I7] + ([.$J7]-4*[.$I7])*[.$J$3]*0.5 + [.$K7]*[.$K$3]*0.5 )" office:value-type="float" office:value="1.72537144599997" calcext:value-type="float">
            <text:p>1.72537144599997</text:p>
          </table:table-cell>
          <table:table-cell table:style-name="ce58" table:formula="of:=[.G15]-[$Intermediates.$C$38]-([.$I$3]*[.$I15] + ([.$J15]-4*[.$I15])*[.$J$3]*0.5 + [.$K15]*[.$K$3]*0.5 )" office:value-type="float" office:value="1.70337383500001" calcext:value-type="float">
            <text:p>1.70337383500001</text:p>
          </table:table-cell>
          <table:table-cell table:style-name="ce58" table:formula="of:=[.G23]-[$Intermediates.$D$38]-([.$I$3]*[.$I23] + ([.$J23]-4*[.$I23])*[.$J$3]*0.5 + [.$K23]*[.$K$3]*0.5 )" office:value-type="float" office:value="1.38055036699999" calcext:value-type="float">
            <text:p>1.38055036699999</text:p>
          </table:table-cell>
          <table:table-cell table:style-name="ce58" table:formula="of:=[.G31]-[$Intermediates.$E$38]-([.$I$3]*[.$I31] + ([.$J31]-4*[.$I31])*[.$J$3]*0.5 + [.$K31]*[.$K$3]*0.5 )" office:value-type="float" office:value="1.59753620000001" calcext:value-type="float">
            <text:p>1.59753620000001</text:p>
          </table:table-cell>
          <table:table-cell table:style-name="ce58" table:formula="of:=[.G39]-[$Intermediates.$F$38]-([.$I$3]*[.$I39] + ([.$J39]-4*[.$I39])*[.$J$3]*0.5 + [.$K39]*[.$K$3]*0.5 )" office:value-type="float" office:value="1.63043213899997" calcext:value-type="float">
            <text:p>1.63043213899997</text:p>
          </table:table-cell>
          <table:table-cell table:style-name="ce58" table:formula="of:=[.G47]-[$Intermediates.$G$38]-([.$I$3]*[.$I47] + ([.$J47]-4*[.$I47])*[.$J$3]*0.5 + [.$K47]*[.$K$3]*0.5 )" office:value-type="float" office:value="1.85180716499997" calcext:value-type="float">
            <text:p>1.85180716499997</text:p>
          </table:table-cell>
          <table:table-cell table:style-name="ce58" table:formula="of:=[.G55]-[$Intermediates.$H$38]-([.$I$3]*[.$I55] + ([.$J55]-4*[.$I55])*[.$J$3]*0.5 + [.$K55]*[.$K$3]*0.5 )" office:value-type="float" office:value="2.88098450000001" calcext:value-type="float">
            <text:p>2.88098450000001</text:p>
          </table:table-cell>
          <table:table-cell table:style-name="ce58" table:formula="of:=[.G63]-[$Intermediates.$I$38]-([.$I$3]*[.$I63] + ([.$J63]-4*[.$I63])*[.$J$3]*0.5 + [.$K63]*[.$K$3]*0.5 )" office:value-type="float" office:value="4.033931946" calcext:value-type="float">
            <text:p>4.033931946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H*-&gt;C*+H*</text:p>
          </table:table-cell>
          <table:table-cell office:value-type="float" office:value="0.2134540545" calcext:value-type="float">
            <text:p>0,2134540545</text:p>
          </table:table-cell>
          <table:table-cell office:value-type="float" office:value="-257.17027653" calcext:value-type="float">
            <text:p>-257,17027653</text:p>
          </table:table-cell>
          <table:table-cell office:value-type="float" office:value="-257.17185395" calcext:value-type="float">
            <text:p>-257,17185395</text:p>
          </table:table-cell>
          <table:table-cell office:value-type="float" office:value="-256.958399896" calcext:value-type="float">
            <text:p>-256,958399896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9</text:p>
          </table:table-cell>
          <table:table-cell table:style-name="ce58" table:formula="of:=[.G8]-[$Intermediates.$B$38]-([.$I$3]*[.$I8] + ([.$J8]-4*[.$I8])*[.$J$3]*0.5 + [.$K8]*[.$K$3]*0.5 )" office:value-type="float" office:value="1.12886462599997" calcext:value-type="float">
            <text:p>1.12886462599997</text:p>
          </table:table-cell>
          <table:table-cell table:style-name="ce58" table:formula="of:=[.G16]-[$Intermediates.$C$38]-([.$I$3]*[.$I16] + ([.$J16]-4*[.$I16])*[.$J$3]*0.5 + [.$K16]*[.$K$3]*0.5 )" office:value-type="float" office:value="1.37770247800001" calcext:value-type="float">
            <text:p>1.37770247800001</text:p>
          </table:table-cell>
          <table:table-cell table:style-name="ce58" table:formula="of:=[.G24]-[$Intermediates.$D$38]-([.$I$3]*[.$I24] + ([.$J24]-4*[.$I24])*[.$J$3]*0.5 + [.$K24]*[.$K$3]*0.5 )" office:value-type="float" office:value="1.375142808" calcext:value-type="float">
            <text:p>1.375142808</text:p>
          </table:table-cell>
          <table:table-cell table:style-name="ce58" table:formula="of:=[.G32]-[$Intermediates.$E$38]-([.$I$3]*[.$I32] + ([.$J32]-4*[.$I32])*[.$J$3]*0.5 + [.$K32]*[.$K$3]*0.5 )" office:value-type="float" office:value="1.32974214300001" calcext:value-type="float">
            <text:p>1.32974214300001</text:p>
          </table:table-cell>
          <table:table-cell table:style-name="ce58" table:formula="of:=[.G40]-[$Intermediates.$F$38]-([.$I$3]*[.$I40] + ([.$J40]-4*[.$I40])*[.$J$3]*0.5 + [.$K40]*[.$K$3]*0.5 )" office:value-type="float" office:value="1.73874973599996" calcext:value-type="float">
            <text:p>1.73874973599996</text:p>
          </table:table-cell>
          <table:table-cell table:style-name="ce58" table:formula="of:=[.G48]-[$Intermediates.$G$38]-([.$I$3]*[.$I48] + ([.$J48]-4*[.$I48])*[.$J$3]*0.5 + [.$K48]*[.$K$3]*0.5 )" office:value-type="float" office:value="1.60466635299997" calcext:value-type="float">
            <text:p>1.60466635299997</text:p>
          </table:table-cell>
          <table:table-cell table:style-name="ce58" table:formula="of:=[.G56]-[$Intermediates.$H$38]-([.$I$3]*[.$I56] + ([.$J56]-4*[.$I56])*[.$J$3]*0.5 + [.$K56]*[.$K$3]*0.5 )" office:value-type="float" office:value="1.63680515800002" calcext:value-type="float">
            <text:p>1.63680515800002</text:p>
          </table:table-cell>
          <table:table-cell table:style-name="ce58" table:formula="of:=[.G64]-[$Intermediates.$I$38]-([.$I$3]*[.$I64] + ([.$J64]-4*[.$I64])*[.$J$3]*0.5 + [.$K64]*[.$K$3]*0.5 )" office:value-type="float" office:value="1.96032059600001" calcext:value-type="float">
            <text:p>1.96032059600001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H2*-&gt;CH*+H*</text:p>
          </table:table-cell>
          <table:table-cell office:value-type="float" office:value="0.509661574" calcext:value-type="float">
            <text:p>0,509661574</text:p>
          </table:table-cell>
          <table:table-cell office:value-type="float" office:value="-261.89629984" calcext:value-type="float">
            <text:p>-261,89629984</text:p>
          </table:table-cell>
          <table:table-cell office:value-type="float" office:value="-261.89301797" calcext:value-type="float">
            <text:p>-261,89301797</text:p>
          </table:table-cell>
          <table:table-cell office:value-type="float" office:value="-261.383356396" calcext:value-type="float">
            <text:p>-261,383356396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0</text:p>
          </table:table-cell>
          <table:table-cell table:style-name="ce58" table:formula="of:=[.G9]-[$Intermediates.$B$38]-([.$I$3]*[.$I9] + ([.$J9]-4*[.$I9])*[.$J$3]*0.5 + [.$K9]*[.$K$3]*0.5 )" office:value-type="float" office:value="2.74932881399998" calcext:value-type="float">
            <text:p>2.74932881399998</text:p>
          </table:table-cell>
          <table:table-cell table:style-name="ce58" table:formula="of:=[.G17]-[$Intermediates.$C$38]-([.$I$3]*[.$I17] + ([.$J17]-4*[.$I17])*[.$J$3]*0.5 + [.$K17]*[.$K$3]*0.5 )" office:value-type="float" office:value="2.63453460600001" calcext:value-type="float">
            <text:p>2.63453460600001</text:p>
          </table:table-cell>
          <table:table-cell table:style-name="ce58" table:formula="of:=[.G25]-[$Intermediates.$D$38]-([.$I$3]*[.$I25] + ([.$J25]-4*[.$I25])*[.$J$3]*0.5 + [.$K25]*[.$K$3]*0.5 )" office:value-type="float" office:value="1.72287348099998" calcext:value-type="float">
            <text:p>1.72287348099998</text:p>
          </table:table-cell>
          <table:table-cell table:style-name="ce58" table:formula="of:=[.G33]-[$Intermediates.$E$38]-([.$I$3]*[.$I33] + ([.$J33]-4*[.$I33])*[.$J$3]*0.5 + [.$K33]*[.$K$3]*0.5 )" office:value-type="float" office:value="2.247195612" calcext:value-type="float">
            <text:p>2.247195612</text:p>
          </table:table-cell>
          <table:table-cell table:style-name="ce58" table:formula="of:=[.G41]-[$Intermediates.$F$38]-([.$I$3]*[.$I41] + ([.$J41]-4*[.$I41])*[.$J$3]*0.5 + [.$K41]*[.$K$3]*0.5 )" office:value-type="float" office:value="2.42380865699996" calcext:value-type="float">
            <text:p>2.42380865699996</text:p>
          </table:table-cell>
          <table:table-cell table:style-name="ce58" table:formula="of:=[.G49]-[$Intermediates.$G$38]-([.$I$3]*[.$I49] + ([.$J49]-4*[.$I49])*[.$J$3]*0.5 + [.$K49]*[.$K$3]*0.5 )" office:value-type="float" office:value="2.39310430199997" calcext:value-type="float">
            <text:p>2.39310430199997</text:p>
          </table:table-cell>
          <table:table-cell table:style-name="ce58" table:formula="of:=[.G57]-[$Intermediates.$H$38]-([.$I$3]*[.$I57] + ([.$J57]-4*[.$I57])*[.$J$3]*0.5 + [.$K57]*[.$K$3]*0.5 )" office:value-type="float" office:value="4.64916575200001" calcext:value-type="float">
            <text:p>4.64916575200001</text:p>
          </table:table-cell>
          <table:table-cell table:style-name="ce58" table:formula="of:=[.G65]-[$Intermediates.$I$38]-([.$I$3]*[.$I65] + ([.$J65]-4*[.$I65])*[.$J$3]*0.5 + [.$K65]*[.$K$3]*0.5 )" office:value-type="float" office:value="6.302878858" calcext:value-type="float">
            <text:p>6.302878858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H4*-&gt;CH3*+H*</text:p>
          </table:table-cell>
          <table:table-cell office:value-type="float" office:value="1.065852023" calcext:value-type="float">
            <text:p>1,065852023</text:p>
          </table:table-cell>
          <table:table-cell office:value-type="float" office:value="-269.12190291" calcext:value-type="float">
            <text:p>-269,12190291</text:p>
          </table:table-cell>
          <table:table-cell office:value-type="float" office:value="-269.11717473" calcext:value-type="float">
            <text:p>-269,11717473</text:p>
          </table:table-cell>
          <table:table-cell office:value-type="float" office:value="-268.051322707" calcext:value-type="float">
            <text:p>-268,051322707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11</text:p>
          </table:table-cell>
          <table:table-cell table:style-name="ce58" table:formula="of:=[.G10]-[$Intermediates.$B$38]-([.$I$3]*[.$I10] + ([.$J10]-4*[.$I10])*[.$J$3]*0.5 + [.$K10]*[.$K$3]*0.5 )" office:value-type="float" office:value="1.70759109399998" calcext:value-type="float">
            <text:p>1.70759109399998</text:p>
          </table:table-cell>
          <table:table-cell table:style-name="ce58" table:formula="of:=[.G18]-[$Intermediates.$C$38]-([.$I$3]*[.$I18] + ([.$J18]-4*[.$I18])*[.$J$3]*0.5 + [.$K18]*[.$K$3]*0.5 )" office:value-type="float" office:value="1.76246155500001" calcext:value-type="float">
            <text:p>1.76246155500001</text:p>
          </table:table-cell>
          <table:table-cell table:style-name="ce58" table:formula="of:=[.G26]-[$Intermediates.$D$38]-([.$I$3]*[.$I26] + ([.$J26]-4*[.$I26])*[.$J$3]*0.5 + [.$K26]*[.$K$3]*0.5 )" office:value-type="float" office:value="1.13290162000001" calcext:value-type="float">
            <text:p>1.13290162000001</text:p>
          </table:table-cell>
          <table:table-cell table:style-name="ce58" table:formula="of:=[.G34]-[$Intermediates.$E$38]-([.$I$3]*[.$I34] + ([.$J34]-4*[.$I34])*[.$J$3]*0.5 + [.$K34]*[.$K$3]*0.5 )" office:value-type="float" office:value="1.364811908" calcext:value-type="float">
            <text:p>1.364811908</text:p>
          </table:table-cell>
          <table:table-cell table:style-name="ce58" table:formula="of:=[.G42]-[$Intermediates.$F$38]-([.$I$3]*[.$I42] + ([.$J42]-4*[.$I42])*[.$J$3]*0.5 + [.$K42]*[.$K$3]*0.5 )" office:value-type="float" office:value="1.40589918899999" calcext:value-type="float">
            <text:p>1.40589918899999</text:p>
          </table:table-cell>
          <table:table-cell table:style-name="ce58" table:formula="of:=[.G50]-[$Intermediates.$G$38]-([.$I$3]*[.$I50] + ([.$J50]-4*[.$I50])*[.$J$3]*0.5 + [.$K50]*[.$K$3]*0.5 )" office:value-type="float" office:value="1.66227714899997" calcext:value-type="float">
            <text:p>1.66227714899997</text:p>
          </table:table-cell>
          <table:table-cell table:style-name="ce58" table:formula="of:=[.G58]-[$Intermediates.$H$38]-([.$I$3]*[.$I58] + ([.$J58]-4*[.$I58])*[.$J$3]*0.5 + [.$K58]*[.$K$3]*0.5 )" office:value-type="float" office:value="3.34828216800002" calcext:value-type="float">
            <text:p>3.34828216800002</text:p>
          </table:table-cell>
          <table:table-cell table:style-name="ce58" table:formula="of:=[.G66]-[$Intermediates.$I$38]-([.$I$3]*[.$I66] + ([.$J66]-4*[.$I66])*[.$J$3]*0.5 + [.$K66]*[.$K$3]*0.5 )" office:value-type="float" office:value="4.903261536" calcext:value-type="float">
            <text:p>4.903261536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H2Br2*-&gt;CH2Br*+Br*</text:p>
          </table:table-cell>
          <table:table-cell office:value-type="float" office:value="0.6494059355" calcext:value-type="float">
            <text:p>0,6494059355</text:p>
          </table:table-cell>
          <table:table-cell office:value-type="float" office:value="-208.51290555" calcext:value-type="float">
            <text:p>-208,51290555</text:p>
          </table:table-cell>
          <table:table-cell office:value-type="float" office:value="-208.52707501" calcext:value-type="float">
            <text:p>-208,52707501</text:p>
          </table:table-cell>
          <table:table-cell office:value-type="float" office:value="-207.877669075" calcext:value-type="float">
            <text:p>-207,877669075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12</text:p>
          </table:table-cell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H3Br*-&gt;CH2Br*+H*</text:p>
          </table:table-cell>
          <table:table-cell office:value-type="float" office:value="0.8325357235" calcext:value-type="float">
            <text:p>0,8325357235</text:p>
          </table:table-cell>
          <table:table-cell office:value-type="float" office:value="-209.82047998" calcext:value-type="float">
            <text:p>-209,82047998</text:p>
          </table:table-cell>
          <table:table-cell office:value-type="float" office:value="-209.83769432" calcext:value-type="float">
            <text:p>-209,83769432</text:p>
          </table:table-cell>
          <table:table-cell office:value-type="float" office:value="-209.005158596" calcext:value-type="float">
            <text:p>-209,005158596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table:style-name="ce58" table:formula="of:=[.G11]-[$Intermediates.$B$38]-([.$I$3]*[.$I11] + ([.$J11]-4*[.$I11])*[.$J$3]*0.5 + [.$K11]*[.$K$3]*0.5 )" office:value-type="float" office:value="1.80606234299999" calcext:value-type="float">
            <text:p>1.80606234299999</text:p>
          </table:table-cell>
          <table:table-cell table:style-name="ce58" table:formula="of:=[.G19]-[$Intermediates.$C$38]-([.$I$3]*[.$I19] + ([.$J19]-4*[.$I19])*[.$J$3]*0.5 + [.$K19]*[.$K$3]*0.5 )" office:value-type="float" office:value="1.69669245000001" calcext:value-type="float">
            <text:p>1.69669245000001</text:p>
          </table:table-cell>
          <table:table-cell table:style-name="ce58" table:formula="of:=[.G27]-[$Intermediates.$D$38]-([.$I$3]*[.$I27] + ([.$J27]-4*[.$I27])*[.$J$3]*0.5 + [.$K27]*[.$K$3]*0.5 )" office:value-type="float" office:value="1.60087269699998" calcext:value-type="float">
            <text:p>1.60087269699998</text:p>
          </table:table-cell>
          <table:table-cell table:style-name="ce58" table:formula="of:=[.G35]-[$Intermediates.$E$38]-([.$I$3]*[.$I35] + ([.$J35]-4*[.$I35])*[.$J$3]*0.5 + [.$K35]*[.$K$3]*0.5 )" office:value-type="float" office:value="1.54529892700002" calcext:value-type="float">
            <text:p>1.54529892700002</text:p>
          </table:table-cell>
          <table:table-cell table:style-name="ce58" table:formula="of:=[.G43]-[$Intermediates.$F$38]-([.$I$3]*[.$I43] + ([.$J43]-4*[.$I43])*[.$J$3]*0.5 + [.$K43]*[.$K$3]*0.5 )" office:value-type="float" office:value="1.68673302199998" calcext:value-type="float">
            <text:p>1.68673302199998</text:p>
          </table:table-cell>
          <table:table-cell table:style-name="ce58" table:formula="of:=[.G51]-[$Intermediates.$G$38]-([.$I$3]*[.$I51] + ([.$J51]-4*[.$I51])*[.$J$3]*0.5 + [.$K51]*[.$K$3]*0.5 )" office:value-type="float" office:value="1.64073313599998" calcext:value-type="float">
            <text:p>1.64073313599998</text:p>
          </table:table-cell>
          <table:table-cell table:style-name="ce58" table:formula="of:=[.G59]-[$Intermediates.$H$38]-([.$I$3]*[.$I59] + ([.$J59]-4*[.$I59])*[.$J$3]*0.5 + [.$K59]*[.$K$3]*0.5 )" office:value-type="float" office:value="2.39073870300002" calcext:value-type="float">
            <text:p>2.39073870300002</text:p>
          </table:table-cell>
          <table:table-cell table:style-name="ce58" table:formula="of:=[.G67]-[$Intermediates.$I$38]-([.$I$3]*[.$I67] + ([.$J67]-4*[.$I67])*[.$J$3]*0.5 + [.$K67]*[.$K$3]*0.5 )" office:value-type="float" office:value="2.986805591" calcext:value-type="float">
            <text:p>2.986805591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H2Br*-&gt;CH2*+Br*</text:p>
          </table:table-cell>
          <table:table-cell office:value-type="float" office:value="0.643551416" calcext:value-type="float">
            <text:p>0,643551416</text:p>
          </table:table-cell>
          <table:table-cell office:value-type="float" office:value="-206.56524124" calcext:value-type="float">
            <text:p>-206,56524124</text:p>
          </table:table-cell>
          <table:table-cell office:value-type="float" office:value="-206.58548829" calcext:value-type="float">
            <text:p>-206,58548829</text:p>
          </table:table-cell>
          <table:table-cell office:value-type="float" office:value="-205.941936874" calcext:value-type="float">
            <text:p>-205,941936874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table:number-columns-repeated="8" table:style-name="ce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H2*+H*-&gt;CH3*</text:p>
          </table:table-cell>
          <table:table-cell office:value-type="float" office:value="0.751912195" calcext:value-type="float">
            <text:p>0,751912195</text:p>
          </table:table-cell>
          <table:table-cell office:value-type="float" office:value="-207.98649128" calcext:value-type="float">
            <text:p>-207,98649128</text:p>
          </table:table-cell>
          <table:table-cell office:value-type="float" office:value="-207.99683268" calcext:value-type="float">
            <text:p>-207,99683268</text:p>
          </table:table-cell>
          <table:table-cell office:value-type="float" office:value="-207.244920485" calcext:value-type="float">
            <text:p>-207,244920485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H3Br*-&gt;CH3*+Br*</text:p>
          </table:table-cell>
          <table:table-cell office:value-type="float" office:value="0.896704718" calcext:value-type="float">
            <text:p>0,896704718</text:p>
          </table:table-cell>
          <table:table-cell office:value-type="float" office:value="-209.95079" calcext:value-type="float">
            <text:p>-209,95079</text:p>
          </table:table-cell>
          <table:table-cell office:value-type="float" office:value="-209.96729656" calcext:value-type="float">
            <text:p>-209,96729656</text:p>
          </table:table-cell>
          <table:table-cell office:value-type="float" office:value="-209.070591842" calcext:value-type="float">
            <text:p>-209,070591842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H*-&gt;C*+H*</text:p>
          </table:table-cell>
          <table:table-cell office:value-type="float" office:value="0.1902943755" calcext:value-type="float">
            <text:p>0,1902943755</text:p>
          </table:table-cell>
          <table:table-cell office:value-type="float" office:value="-199.72671093" calcext:value-type="float">
            <text:p>-199,72671093</text:p>
          </table:table-cell>
          <table:table-cell office:value-type="float" office:value="-199.73761653" calcext:value-type="float">
            <text:p>-199,73761653</text:p>
          </table:table-cell>
          <table:table-cell office:value-type="float" office:value="-199.547322154" calcext:value-type="float">
            <text:p>-199,547322154</text:p>
          </table:table-cell>
          <table:table-cell office:value-type="string" calcext:value-type="string">
            <text:p>N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H2*-&gt;CH*+H*</text:p>
          </table:table-cell>
          <table:table-cell office:value-type="float" office:value="0.517222005" calcext:value-type="float">
            <text:p>0,517222005</text:p>
          </table:table-cell>
          <table:table-cell office:value-type="float" office:value="-204.30933956" calcext:value-type="float">
            <text:p>-204,30933956</text:p>
          </table:table-cell>
          <table:table-cell office:value-type="float" office:value="-204.31983599" calcext:value-type="float">
            <text:p>-204,31983599</text:p>
          </table:table-cell>
          <table:table-cell office:value-type="float" office:value="-203.802613985" calcext:value-type="float">
            <text:p>-203,802613985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H4*-&gt;CH3*+H*</text:p>
          </table:table-cell>
          <table:table-cell office:value-type="float" office:value="1.0679826895" calcext:value-type="float">
            <text:p>1,0679826895</text:p>
          </table:table-cell>
          <table:table-cell office:value-type="float" office:value="-211.68866971" calcext:value-type="float">
            <text:p>-211,68866971</text:p>
          </table:table-cell>
          <table:table-cell office:value-type="float" office:value="-211.70280334" calcext:value-type="float">
            <text:p>-211,70280334</text:p>
          </table:table-cell>
          <table:table-cell office:value-type="float" office:value="-210.63482065" calcext:value-type="float">
            <text:p>-210,63482065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H2Br2*-&gt;CH2Br*+Br*</text:p>
          </table:table-cell>
          <table:table-cell office:value-type="float" office:value="0.694862695" calcext:value-type="float">
            <text:p>0,694862695</text:p>
          </table:table-cell>
          <table:table-cell office:value-type="float" office:value="-337.68036755" calcext:value-type="float">
            <text:p>-337,68036755</text:p>
          </table:table-cell>
          <table:table-cell office:value-type="float" office:value="-337.70539527" calcext:value-type="float">
            <text:p>-337,70539527</text:p>
          </table:table-cell>
          <table:table-cell office:value-type="float" office:value="-337.010532575" calcext:value-type="float">
            <text:p>-337,010532575</text:p>
          </table:table-cell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H3Br*-&gt;CH2Br*+H*</text:p>
          </table:table-cell>
          <table:table-cell office:value-type="float" office:value="0.8858434965" calcext:value-type="float">
            <text:p>0,8858434965</text:p>
          </table:table-cell>
          <table:table-cell office:value-type="float" office:value="-339.06029111" calcext:value-type="float">
            <text:p>-339,06029111</text:p>
          </table:table-cell>
          <table:table-cell office:value-type="float" office:value="-339.08523367" calcext:value-type="float">
            <text:p>-339,08523367</text:p>
          </table:table-cell>
          <table:table-cell office:value-type="float" office:value="-338.199390173" calcext:value-type="float">
            <text:p>-338,199390173</text:p>
          </table:table-cell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H2Br*-&gt;CH2*+Br*</text:p>
          </table:table-cell>
          <table:table-cell office:value-type="float" office:value="0.654148782" calcext:value-type="float">
            <text:p>0,654148782</text:p>
          </table:table-cell>
          <table:table-cell office:value-type="float" office:value="-335.94929116" calcext:value-type="float">
            <text:p>-335,94929116</text:p>
          </table:table-cell>
          <table:table-cell office:value-type="float" office:value="-335.96959164" calcext:value-type="float">
            <text:p>-335,96959164</text:p>
          </table:table-cell>
          <table:table-cell office:value-type="float" office:value="-335.315442858" calcext:value-type="float">
            <text:p>-335,315442858</text:p>
          </table:table-cell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H3*-&gt;CH2*+H*</text:p>
          </table:table-cell>
          <table:table-cell office:value-type="float" office:value="0.7559923175" calcext:value-type="float">
            <text:p>0,7559923175</text:p>
          </table:table-cell>
          <table:table-cell office:value-type="float" office:value="-337.16726542" calcext:value-type="float">
            <text:p>-337,16726542</text:p>
          </table:table-cell>
          <table:table-cell office:value-type="float" office:value="-337.18301685" calcext:value-type="float">
            <text:p>-337,18301685</text:p>
          </table:table-cell>
          <table:table-cell office:value-type="float" office:value="-336.427024533" calcext:value-type="float">
            <text:p>-336,427024533</text:p>
          </table:table-cell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H3Br*-&gt;CH3*+Br*</text:p>
          </table:table-cell>
          <table:table-cell office:value-type="float" office:value="0.878946228" calcext:value-type="float">
            <text:p>0,878946228</text:p>
          </table:table-cell>
          <table:table-cell office:value-type="float" office:value="-338.7862967" calcext:value-type="float">
            <text:p>-338,7862967</text:p>
          </table:table-cell>
          <table:table-cell office:value-type="float" office:value="-338.81137832" calcext:value-type="float">
            <text:p>-338,81137832</text:p>
          </table:table-cell>
          <table:table-cell office:value-type="float" office:value="-337.932432092" calcext:value-type="float">
            <text:p>-337,932432092</text:p>
          </table:table-cell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H*-&gt;C*+H*</text:p>
          </table:table-cell>
          <table:table-cell office:value-type="float" office:value="0.232544661" calcext:value-type="float">
            <text:p>0,232544661</text:p>
          </table:table-cell>
          <table:table-cell office:value-type="float" office:value="-329.53219473" calcext:value-type="float">
            <text:p>-329,53219473</text:p>
          </table:table-cell>
          <table:table-cell office:value-type="float" office:value="-329.55080852" calcext:value-type="float">
            <text:p>-329,55080852</text:p>
          </table:table-cell>
          <table:table-cell office:value-type="float" office:value="-329.318263859" calcext:value-type="float">
            <text:p>-329,318263859</text:p>
          </table:table-cell>
          <table:table-cell office:value-type="string" calcext:value-type="string">
            <text:p>R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H2*-&gt;CH*+H*</text:p>
          </table:table-cell>
          <table:table-cell office:value-type="float" office:value="0.51318365" calcext:value-type="float">
            <text:p>0,51318365</text:p>
          </table:table-cell>
          <table:table-cell office:value-type="float" office:value="-333.78360064" calcext:value-type="float">
            <text:p>-333,78360064</text:p>
          </table:table-cell>
          <table:table-cell office:value-type="float" office:value="-333.80463815" calcext:value-type="float">
            <text:p>-333,80463815</text:p>
          </table:table-cell>
          <table:table-cell office:value-type="float" office:value="-333.2914545" calcext:value-type="float">
            <text:p>-333,2914545</text:p>
          </table:table-cell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H4*-&gt;CH3*+H*</text:p>
          </table:table-cell>
          <table:table-cell office:value-type="float" office:value="1.056110477" calcext:value-type="float">
            <text:p>1,056110477</text:p>
          </table:table-cell>
          <table:table-cell office:value-type="float" office:value="-340.61667859" calcext:value-type="float">
            <text:p>-340,61667859</text:p>
          </table:table-cell>
          <table:table-cell office:value-type="float" office:value="-340.64603146" calcext:value-type="float">
            <text:p>-340,64603146</text:p>
          </table:table-cell>
          <table:table-cell office:value-type="float" office:value="-339.589920983" calcext:value-type="float">
            <text:p>-339,589920983</text:p>
          </table:table-cell>
          <table:table-cell office:value-type="string" calcext:value-type="string">
            <text:p>R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H2Br2*-&gt;CH2Br*+Br*</text:p>
          </table:table-cell>
          <table:table-cell office:value-type="float" office:value="0.6671647315" calcext:value-type="float">
            <text:p>0,6671647315</text:p>
          </table:table-cell>
          <table:table-cell office:value-type="float" office:value="-270.60248378" calcext:value-type="float">
            <text:p>-270,60248378</text:p>
          </table:table-cell>
          <table:table-cell office:value-type="float" office:value="-270.5922045" calcext:value-type="float">
            <text:p>-270,5922045</text:p>
          </table:table-cell>
          <table:table-cell office:value-type="float" office:value="-269.925039768" calcext:value-type="float">
            <text:p>-269,925039768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H3Br*-&gt;CH2Br*+H*</text:p>
          </table:table-cell>
          <table:table-cell office:value-type="float" office:value="0.8406542095" calcext:value-type="float">
            <text:p>0,8406542095</text:p>
          </table:table-cell>
          <table:table-cell office:value-type="float" office:value="-272.2205691" calcext:value-type="float">
            <text:p>-272,2205691</text:p>
          </table:table-cell>
          <table:table-cell office:value-type="float" office:value="-272.20393976" calcext:value-type="float">
            <text:p>-272,20393976</text:p>
          </table:table-cell>
          <table:table-cell office:value-type="float" office:value="-271.363285551" calcext:value-type="float">
            <text:p>-271,363285551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H2Br*-&gt;CH2*+Br*</text:p>
          </table:table-cell>
          <table:table-cell office:value-type="float" office:value="0.652237869" calcext:value-type="float">
            <text:p>0,652237869</text:p>
          </table:table-cell>
          <table:table-cell office:value-type="float" office:value="-269.09505296" calcext:value-type="float">
            <text:p>-269,09505296</text:p>
          </table:table-cell>
          <table:table-cell office:value-type="float" office:value="-269.07947404" calcext:value-type="float">
            <text:p>-269,07947404</text:p>
          </table:table-cell>
          <table:table-cell office:value-type="float" office:value="-268.427236171" calcext:value-type="float">
            <text:p>-268,427236171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H3*-&gt;CH2*+H*</text:p>
          </table:table-cell>
          <table:table-cell office:value-type="float" office:value="0.78218064" calcext:value-type="float">
            <text:p>0,78218064</text:p>
          </table:table-cell>
          <table:table-cell office:value-type="float" office:value="-270.19961633" calcext:value-type="float">
            <text:p>-270,19961633</text:p>
          </table:table-cell>
          <table:table-cell office:value-type="float" office:value="-270.18845255" calcext:value-type="float">
            <text:p>-270,18845255</text:p>
          </table:table-cell>
          <table:table-cell office:value-type="float" office:value="-269.40627191" calcext:value-type="float">
            <text:p>-269,40627191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H3Br*-&gt;CH3*+Br*</text:p>
          </table:table-cell>
          <table:table-cell office:value-type="float" office:value="0.9018559725" calcext:value-type="float">
            <text:p>0,9018559725</text:p>
          </table:table-cell>
          <table:table-cell office:value-type="float" office:value="-272.09365572" calcext:value-type="float">
            <text:p>-272,09365572</text:p>
          </table:table-cell>
          <table:table-cell office:value-type="float" office:value="-272.07592194" calcext:value-type="float">
            <text:p>-272,07592194</text:p>
          </table:table-cell>
          <table:table-cell office:value-type="float" office:value="-271.174065967" calcext:value-type="float">
            <text:p>-271,17406596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H*-&gt;C*+H*</text:p>
          </table:table-cell>
          <table:table-cell office:value-type="float" office:value="0.2214981025" calcext:value-type="float">
            <text:p>0,2214981025</text:p>
          </table:table-cell>
          <table:table-cell office:value-type="float" office:value="-262.21610004" calcext:value-type="float">
            <text:p>-262,21610004</text:p>
          </table:table-cell>
          <table:table-cell office:value-type="float" office:value="-262.21167304" calcext:value-type="float">
            <text:p>-262,21167304</text:p>
          </table:table-cell>
          <table:table-cell office:value-type="float" office:value="-261.990174938" calcext:value-type="float">
            <text:p>-261,990174938</text:p>
          </table:table-cell>
          <table:table-cell office:value-type="string" calcext:value-type="string">
            <text:p>R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H2*-&gt;CH*+H*</text:p>
          </table:table-cell>
          <table:table-cell office:value-type="float" office:value="0.4997332175" calcext:value-type="float">
            <text:p>0,4997332175</text:p>
          </table:table-cell>
          <table:table-cell office:value-type="float" office:value="-266.7650822" calcext:value-type="float">
            <text:p>-266,7650822</text:p>
          </table:table-cell>
          <table:table-cell office:value-type="float" office:value="-266.75551064" calcext:value-type="float">
            <text:p>-266,75551064</text:p>
          </table:table-cell>
          <table:table-cell office:value-type="float" office:value="-266.255777422" calcext:value-type="float">
            <text:p>-266,25577742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H4*-&gt;CH3*+H*</text:p>
          </table:table-cell>
          <table:table-cell office:value-type="float" office:value="1.070153467" calcext:value-type="float">
            <text:p>1,070153467</text:p>
          </table:table-cell>
          <table:table-cell office:value-type="float" office:value="-273.92743787" calcext:value-type="float">
            <text:p>-273,92743787</text:p>
          </table:table-cell>
          <table:table-cell office:value-type="float" office:value="-273.91188143" calcext:value-type="float">
            <text:p>-273,91188143</text:p>
          </table:table-cell>
          <table:table-cell office:value-type="float" office:value="-272.841727963" calcext:value-type="float">
            <text:p>-272,841727963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H2Br2*-&gt;CH2Br*+Br*</text:p>
          </table:table-cell>
          <table:table-cell office:value-type="float" office:value="0.671148791" calcext:value-type="float">
            <text:p>0,671148791</text:p>
          </table:table-cell>
          <table:table-cell office:value-type="float" office:value="-326.31059376" calcext:value-type="float">
            <text:p>-326,31059376</text:p>
          </table:table-cell>
          <table:table-cell office:value-type="float" office:value="-326.31912744" calcext:value-type="float">
            <text:p>-326,31912744</text:p>
          </table:table-cell>
          <table:table-cell office:value-type="float" office:value="-325.647978649" calcext:value-type="float">
            <text:p>-325,647978649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H3Br*-&gt;CH2Br*+H*</text:p>
          </table:table-cell>
          <table:table-cell office:value-type="float" office:value="0.8600427775" calcext:value-type="float">
            <text:p>0,8600427775</text:p>
          </table:table-cell>
          <table:table-cell office:value-type="float" office:value="-328.09055536" calcext:value-type="float">
            <text:p>-328,09055536</text:p>
          </table:table-cell>
          <table:table-cell office:value-type="float" office:value="-328.10143684" calcext:value-type="float">
            <text:p>-328,10143684</text:p>
          </table:table-cell>
          <table:table-cell office:value-type="float" office:value="-327.241394063" calcext:value-type="float">
            <text:p>-327,241394063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H2Br*-&gt;CH2*+Br*</text:p>
          </table:table-cell>
          <table:table-cell office:value-type="float" office:value="0.6486295705" calcext:value-type="float">
            <text:p>0,6486295705</text:p>
          </table:table-cell>
          <table:table-cell office:value-type="float" office:value="-325.24649806" calcext:value-type="float">
            <text:p>-325,24649806</text:p>
          </table:table-cell>
          <table:table-cell office:value-type="float" office:value="-325.25025469" calcext:value-type="float">
            <text:p>-325,25025469</text:p>
          </table:table-cell>
          <table:table-cell office:value-type="float" office:value="-324.601625119" calcext:value-type="float">
            <text:p>-324,601625119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H3*-&gt;CH2*+H*</text:p>
          </table:table-cell>
          <table:table-cell office:value-type="float" office:value="0.850091649" calcext:value-type="float">
            <text:p>0,850091649</text:p>
          </table:table-cell>
          <table:table-cell office:value-type="float" office:value="-326.46613626" calcext:value-type="float">
            <text:p>-326,46613626</text:p>
          </table:table-cell>
          <table:table-cell office:value-type="float" office:value="-326.47342905" calcext:value-type="float">
            <text:p>-326,47342905</text:p>
          </table:table-cell>
          <table:table-cell office:value-type="float" office:value="-325.623337401" calcext:value-type="float">
            <text:p>-325,623337401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H3Br*-&gt;CH3*+Br*</text:p>
          </table:table-cell>
          <table:table-cell office:value-type="float" office:value="0.9098694965" calcext:value-type="float">
            <text:p>0,9098694965</text:p>
          </table:table-cell>
          <table:table-cell office:value-type="float" office:value="-327.91972833" calcext:value-type="float">
            <text:p>-327,91972833</text:p>
          </table:table-cell>
          <table:table-cell office:value-type="float" office:value="-327.9248893" calcext:value-type="float">
            <text:p>-327,9248893</text:p>
          </table:table-cell>
          <table:table-cell office:value-type="float" office:value="-327.015019804" calcext:value-type="float">
            <text:p>-327,015019804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H*-&gt;C*+H*</text:p>
          </table:table-cell>
          <table:table-cell office:value-type="float" office:value="0.247666447" calcext:value-type="float">
            <text:p>0,247666447</text:p>
          </table:table-cell>
          <table:table-cell office:value-type="float" office:value="-318.30966946" calcext:value-type="float">
            <text:p>-318,30966946</text:p>
          </table:table-cell>
          <table:table-cell office:value-type="float" office:value="-318.31118977" calcext:value-type="float">
            <text:p>-318,31118977</text:p>
          </table:table-cell>
          <table:table-cell office:value-type="float" office:value="-318.063523323" calcext:value-type="float">
            <text:p>-318,063523323</text:p>
          </table:table-cell>
          <table:table-cell office:value-type="string" calcext:value-type="string">
            <text:p>I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H2*-&gt;CH*+H*</text:p>
          </table:table-cell>
          <table:table-cell office:value-type="float" office:value="0.5480294185" calcext:value-type="float">
            <text:p>0,5480294185</text:p>
          </table:table-cell>
          <table:table-cell office:value-type="float" office:value="-323.0077343" calcext:value-type="float">
            <text:p>-323,0077343</text:p>
          </table:table-cell>
          <table:table-cell office:value-type="float" office:value="-323.01268099" calcext:value-type="float">
            <text:p>-323,01268099</text:p>
          </table:table-cell>
          <table:table-cell office:value-type="float" office:value="-322.464651571" calcext:value-type="float">
            <text:p>-322,464651571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H4*-&gt;CH3*+H*</text:p>
          </table:table-cell>
          <table:table-cell office:value-type="float" office:value="1.106698662" calcext:value-type="float">
            <text:p>1,106698662</text:p>
          </table:table-cell>
          <table:table-cell office:value-type="float" office:value="-330.04305256" calcext:value-type="float">
            <text:p>-330,04305256</text:p>
          </table:table-cell>
          <table:table-cell office:value-type="float" office:value="-330.05695396" calcext:value-type="float">
            <text:p>-330,05695396</text:p>
          </table:table-cell>
          <table:table-cell office:value-type="float" office:value="-328.950255298" calcext:value-type="float">
            <text:p>-328,950255298</text:p>
          </table:table-cell>
          <table:table-cell office:value-type="string" calcext:value-type="string">
            <text:p>I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H2Br2*-&gt;CH2Br*+Br*</text:p>
          </table:table-cell>
          <table:table-cell office:value-type="float" office:value="0.6619810155" calcext:value-type="float">
            <text:p>0,6619810155</text:p>
          </table:table-cell>
          <table:table-cell office:value-type="float" office:value="-231.8213455" calcext:value-type="float">
            <text:p>-231,8213455</text:p>
          </table:table-cell>
          <table:table-cell office:value-type="float" office:value="-231.86581232" calcext:value-type="float">
            <text:p>-231,86581232</text:p>
          </table:table-cell>
          <table:table-cell office:value-type="float" office:value="-231.203831304" calcext:value-type="float">
            <text:p>-231,20383130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H3Br*-&gt;CH2Br*+H*</text:p>
          </table:table-cell>
          <table:table-cell office:value-type="float" office:value="0.929261547" calcext:value-type="float">
            <text:p>0,929261547</text:p>
          </table:table-cell>
          <table:table-cell office:value-type="float" office:value="-233.50892997" calcext:value-type="float">
            <text:p>-233,50892997</text:p>
          </table:table-cell>
          <table:table-cell office:value-type="float" office:value="-233.5521952" calcext:value-type="float">
            <text:p>-233,5521952</text:p>
          </table:table-cell>
          <table:table-cell office:value-type="float" office:value="-232.622933653" calcext:value-type="float">
            <text:p>-232,622933653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H2Br*-&gt;CH2*+Br*</text:p>
          </table:table-cell>
          <table:table-cell office:value-type="float" office:value="0.653838299" calcext:value-type="float">
            <text:p>0,653838299</text:p>
          </table:table-cell>
          <table:table-cell office:value-type="float" office:value="-230.5955168" calcext:value-type="float">
            <text:p>-230,5955168</text:p>
          </table:table-cell>
          <table:table-cell office:value-type="float" office:value="-230.633735" calcext:value-type="float">
            <text:p>-230,633735</text:p>
          </table:table-cell>
          <table:table-cell office:value-type="float" office:value="-229.979896701" calcext:value-type="float">
            <text:p>-229,97989670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H3*-&gt;CH2*+H*</text:p>
          </table:table-cell>
          <table:table-cell office:value-type="float" office:value="0.8354055345" calcext:value-type="float">
            <text:p>0,8354055345</text:p>
          </table:table-cell>
          <table:table-cell office:value-type="float" office:value="-232.00768698" calcext:value-type="float">
            <text:p>-232,00768698</text:p>
          </table:table-cell>
          <table:table-cell office:value-type="float" office:value="-232.03919251" calcext:value-type="float">
            <text:p>-232,03919251</text:p>
          </table:table-cell>
          <table:table-cell office:value-type="float" office:value="-231.203786975" calcext:value-type="float">
            <text:p>-231,203786975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H3Br*-&gt;CH3*+Br*</text:p>
          </table:table-cell>
          <table:table-cell office:value-type="float" office:value="0.833123163" calcext:value-type="float">
            <text:p>0,833123163</text:p>
          </table:table-cell>
          <table:table-cell office:value-type="float" office:value="-233.74245027" calcext:value-type="float">
            <text:p>-233,74245027</text:p>
          </table:table-cell>
          <table:table-cell office:value-type="float" office:value="-233.78405095" calcext:value-type="float">
            <text:p>-233,78405095</text:p>
          </table:table-cell>
          <table:table-cell office:value-type="float" office:value="-232.950927787" calcext:value-type="float">
            <text:p>-232,950927787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H*-&gt;C*+H*</text:p>
          </table:table-cell>
          <table:table-cell office:value-type="float" office:value="0.251145292" calcext:value-type="float">
            <text:p>0,251145292</text:p>
          </table:table-cell>
          <table:table-cell office:value-type="float" office:value="-224.1385056" calcext:value-type="float">
            <text:p>-224,1385056</text:p>
          </table:table-cell>
          <table:table-cell office:value-type="float" office:value="-224.14719757" calcext:value-type="float">
            <text:p>-224,14719757</text:p>
          </table:table-cell>
          <table:table-cell office:value-type="float" office:value="-223.896052278" calcext:value-type="float">
            <text:p>-223,896052278</text:p>
          </table:table-cell>
          <table:table-cell office:value-type="string" calcext:value-type="string">
            <text:p>P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H2*-&gt;CH*+H*</text:p>
          </table:table-cell>
          <table:table-cell office:value-type="float" office:value="0.542424589" calcext:value-type="float">
            <text:p>0,542424589</text:p>
          </table:table-cell>
          <table:table-cell office:value-type="float" office:value="-228.52630704" calcext:value-type="float">
            <text:p>-228,52630704</text:p>
          </table:table-cell>
          <table:table-cell office:value-type="float" office:value="-228.5525228" calcext:value-type="float">
            <text:p>-228,5525228</text:p>
          </table:table-cell>
          <table:table-cell office:value-type="float" office:value="-228.010098211" calcext:value-type="float">
            <text:p>-228,010098211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H4*-&gt;CH3*+H*</text:p>
          </table:table-cell>
          <table:table-cell office:value-type="float" office:value="1.095604956" calcext:value-type="float">
            <text:p>1,095604956</text:p>
          </table:table-cell>
          <table:table-cell office:value-type="float" office:value="-235.84835662" calcext:value-type="float">
            <text:p>-235,84835662</text:p>
          </table:table-cell>
          <table:table-cell office:value-type="float" office:value="-235.89368474" calcext:value-type="float">
            <text:p>-235,89368474</text:p>
          </table:table-cell>
          <table:table-cell office:value-type="float" office:value="-234.798079784" calcext:value-type="float">
            <text:p>-234,798079784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H2Br2*-&gt;CH2Br*+Br*</text:p>
          </table:table-cell>
          <table:table-cell office:value-type="float" office:value="0.6864548305" calcext:value-type="float">
            <text:p>0,6864548305</text:p>
          </table:table-cell>
          <table:table-cell office:value-type="float" office:value="-148.34059272" calcext:value-type="float">
            <text:p>-148,34059272</text:p>
          </table:table-cell>
          <table:table-cell office:value-type="float" office:value="-148.34069771" calcext:value-type="float">
            <text:p>-148,34069771</text:p>
          </table:table-cell>
          <table:table-cell office:value-type="float" office:value="-147.65424288" calcext:value-type="float">
            <text:p>-147,65424288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H3Br*-&gt;CH2Br*+H*</text:p>
          </table:table-cell>
          <table:table-cell office:value-type="float" office:value="0.808119137" calcext:value-type="float">
            <text:p>0,808119137</text:p>
          </table:table-cell>
          <table:table-cell office:value-type="float" office:value="-149.3059647" calcext:value-type="float">
            <text:p>-149,3059647</text:p>
          </table:table-cell>
          <table:table-cell office:value-type="float" office:value="-149.30143089" calcext:value-type="float">
            <text:p>-149,30143089</text:p>
          </table:table-cell>
          <table:table-cell office:value-type="float" office:value="-148.493311753" calcext:value-type="float">
            <text:p>-148,493311753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H2Br*-&gt;CH2*+Br*</text:p>
          </table:table-cell>
          <table:table-cell office:value-type="float" office:value="0.6309686505" calcext:value-type="float">
            <text:p>0,6309686505</text:p>
          </table:table-cell>
          <table:table-cell office:value-type="float" office:value="-146.19120603" calcext:value-type="float">
            <text:p>-146,19120603</text:p>
          </table:table-cell>
          <table:table-cell office:value-type="float" office:value="-146.1897252" calcext:value-type="float">
            <text:p>-146,1897252</text:p>
          </table:table-cell>
          <table:table-cell office:value-type="float" office:value="-145.55875655" calcext:value-type="float">
            <text:p>-145,55875655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H3*-&gt;CH2*+H*</text:p>
          </table:table-cell>
          <table:table-cell office:value-type="float" office:value="0.72100035" calcext:value-type="float">
            <text:p>0,72100035</text:p>
          </table:table-cell>
          <table:table-cell office:value-type="float" office:value="-147.04142329" calcext:value-type="float">
            <text:p>-147,04142329</text:p>
          </table:table-cell>
          <table:table-cell office:value-type="float" office:value="-147.04014023" calcext:value-type="float">
            <text:p>-147,04014023</text:p>
          </table:table-cell>
          <table:table-cell office:value-type="float" office:value="-146.31913988" calcext:value-type="float">
            <text:p>-146,31913988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H3Br*-&gt;CH3*+Br*</text:p>
          </table:table-cell>
          <table:table-cell office:value-type="float" office:value="0.8757842385" calcext:value-type="float">
            <text:p>0,8757842385</text:p>
          </table:table-cell>
          <table:table-cell office:value-type="float" office:value="-149.94536039" calcext:value-type="float">
            <text:p>-149,94536039</text:p>
          </table:table-cell>
          <table:table-cell office:value-type="float" office:value="-149.93910346" calcext:value-type="float">
            <text:p>-149,93910346</text:p>
          </table:table-cell>
          <table:table-cell office:value-type="float" office:value="-149.063319222" calcext:value-type="float">
            <text:p>-149,063319222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H*-&gt;C*+H*</text:p>
          </table:table-cell>
          <table:table-cell office:value-type="float" office:value="0.201520622" calcext:value-type="float">
            <text:p>0,201520622</text:p>
          </table:table-cell>
          <table:table-cell office:value-type="float" office:value="-137.9854891" calcext:value-type="float">
            <text:p>-137,9854891</text:p>
          </table:table-cell>
          <table:table-cell office:value-type="float" office:value="-137.98604169" calcext:value-type="float">
            <text:p>-137,98604169</text:p>
          </table:table-cell>
          <table:table-cell office:value-type="float" office:value="-137.784521068" calcext:value-type="float">
            <text:p>-137,784521068</text:p>
          </table:table-cell>
          <table:table-cell office:value-type="string" calcext:value-type="string">
            <text:p>C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H2*-&gt;CH*+H*</text:p>
          </table:table-cell>
          <table:table-cell office:value-type="float" office:value="0.486039748" calcext:value-type="float">
            <text:p>0,486039748</text:p>
          </table:table-cell>
          <table:table-cell office:value-type="float" office:value="-142.9494993" calcext:value-type="float">
            <text:p>-142,9494993</text:p>
          </table:table-cell>
          <table:table-cell office:value-type="float" office:value="-142.95466318" calcext:value-type="float">
            <text:p>-142,95466318</text:p>
          </table:table-cell>
          <table:table-cell office:value-type="float" office:value="-142.468623432" calcext:value-type="float">
            <text:p>-142,468623432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H4*-&gt;CH3*+H*</text:p>
          </table:table-cell>
          <table:table-cell office:value-type="float" office:value="1.0380240725" calcext:value-type="float">
            <text:p>1,0380240725</text:p>
          </table:table-cell>
          <table:table-cell office:value-type="float" office:value="-151.2339558" calcext:value-type="float">
            <text:p>-151,2339558</text:p>
          </table:table-cell>
          <table:table-cell office:value-type="float" office:value="-151.23062853" calcext:value-type="float">
            <text:p>-151,23062853</text:p>
          </table:table-cell>
          <table:table-cell office:value-type="float" office:value="-150.192604457" calcext:value-type="float">
            <text:p>-150,192604457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H2Br2*-&gt;CH2Br*+Br*</text:p>
          </table:table-cell>
          <table:table-cell office:value-type="float" office:value="0.6128062255" calcext:value-type="float">
            <text:p>0,6128062255</text:p>
          </table:table-cell>
          <table:table-cell office:value-type="float" office:value="-113.41850275" calcext:value-type="float">
            <text:p>-113,41850275</text:p>
          </table:table-cell>
          <table:table-cell office:value-type="float" office:value="-113.42178413" calcext:value-type="float">
            <text:p>-113,42178413</text:p>
          </table:table-cell>
          <table:table-cell office:value-type="float" office:value="-112.808977905" calcext:value-type="float">
            <text:p>-112,808977905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H3Br*-&gt;CH2Br*+H*</text:p>
          </table:table-cell>
          <table:table-cell office:value-type="float" office:value="0.787389925" calcext:value-type="float">
            <text:p>0,787389925</text:p>
          </table:table-cell>
          <table:table-cell office:value-type="float" office:value="-114.06720529" calcext:value-type="float">
            <text:p>-114,06720529</text:p>
          </table:table-cell>
          <table:table-cell office:value-type="float" office:value="-114.06689985" calcext:value-type="float">
            <text:p>-114,06689985</text:p>
          </table:table-cell>
          <table:table-cell office:value-type="float" office:value="-113.279509925" calcext:value-type="float">
            <text:p>-113,279509925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H2Br*-&gt;CH2*+Br*</text:p>
          </table:table-cell>
          <table:table-cell office:value-type="float" office:value="0.61501094" calcext:value-type="float">
            <text:p>0,61501094</text:p>
          </table:table-cell>
          <table:table-cell office:value-type="float" office:value="-110.82492886" calcext:value-type="float">
            <text:p>-110,82492886</text:p>
          </table:table-cell>
          <table:table-cell office:value-type="float" office:value="-110.82772538" calcext:value-type="float">
            <text:p>-110,82772538</text:p>
          </table:table-cell>
          <table:table-cell office:value-type="float" office:value="-110.21271444" calcext:value-type="float">
            <text:p>-110,21271444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CH3*-&gt;CH2*+H*</text:p>
          </table:table-cell>
          <table:table-cell office:value-type="float" office:value="0.720127296" calcext:value-type="float">
            <text:p>0,720127296</text:p>
          </table:table-cell>
          <table:table-cell office:value-type="float" office:value="-111.29823074" calcext:value-type="float">
            <text:p>-111,29823074</text:p>
          </table:table-cell>
          <table:table-cell office:value-type="float" office:value="-111.2991082" calcext:value-type="float">
            <text:p>-111,2991082</text:p>
          </table:table-cell>
          <table:table-cell office:value-type="float" office:value="-110.578980904" calcext:value-type="float">
            <text:p>-110,578980904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H3Br*-&gt;CH3*+Br*</text:p>
          </table:table-cell>
          <table:table-cell office:value-type="float" office:value="0.8637393255" calcext:value-type="float">
            <text:p>0,8637393255</text:p>
          </table:table-cell>
          <table:table-cell office:value-type="float" office:value="-115.01336233" calcext:value-type="float">
            <text:p>-115,01336233</text:p>
          </table:table-cell>
          <table:table-cell office:value-type="float" office:value="-115.01633158" calcext:value-type="float">
            <text:p>-115,01633158</text:p>
          </table:table-cell>
          <table:table-cell office:value-type="float" office:value="-114.152592254" calcext:value-type="float">
            <text:p>-114,152592254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H*-&gt;C*+H*</text:p>
          </table:table-cell>
          <table:table-cell office:value-type="float" office:value="0.1760567175" calcext:value-type="float">
            <text:p>0,1760567175</text:p>
          </table:table-cell>
          <table:table-cell office:value-type="float" office:value="-101.71823648" calcext:value-type="float">
            <text:p>-101,71823648</text:p>
          </table:table-cell>
          <table:table-cell office:value-type="float" office:value="-101.71965315" calcext:value-type="float">
            <text:p>-101,71965315</text:p>
          </table:table-cell>
          <table:table-cell office:value-type="float" office:value="-101.543596432" calcext:value-type="float">
            <text:p>-101,543596432</text:p>
          </table:table-cell>
          <table:table-cell office:value-type="string" calcext:value-type="string">
            <text:p>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H2*-&gt;CH*+H*</text:p>
          </table:table-cell>
          <table:table-cell office:value-type="float" office:value="0.455632316" calcext:value-type="float">
            <text:p>0,455632316</text:p>
          </table:table-cell>
          <table:table-cell office:value-type="float" office:value="-106.77590189" calcext:value-type="float">
            <text:p>-106,77590189</text:p>
          </table:table-cell>
          <table:table-cell office:value-type="float" office:value="-106.78206485" calcext:value-type="float">
            <text:p>-106,78206485</text:p>
          </table:table-cell>
          <table:table-cell office:value-type="float" office:value="-106.326432534" calcext:value-type="float">
            <text:p>-106,326432534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H4*-&gt;CH3*+H*</text:p>
          </table:table-cell>
          <table:table-cell office:value-type="float" office:value="1.0090290915" calcext:value-type="float">
            <text:p>1,0090290915</text:p>
          </table:table-cell>
          <table:table-cell office:value-type="float" office:value="-116.0128056" calcext:value-type="float">
            <text:p>-116,0128056</text:p>
          </table:table-cell>
          <table:table-cell office:value-type="float" office:value="-116.01835513" calcext:value-type="float">
            <text:p>-116,01835513</text:p>
          </table:table-cell>
          <table:table-cell office:value-type="float" office:value="-115.009326039" calcext:value-type="float">
            <text:p>-115,009326039</text:p>
          </table:table-cell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table table:name="MK_results" table:style-name="ta1">
        <table:table-column table:style-name="co1" table:number-columns-repeated="10" table:default-cell-style-name="Default"/>
        <table:table-column table:style-name="co1" table:number-columns-repeated="4" table:default-cell-style-name="ce59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g</text:p>
          </table:table-cell>
          <table:table-cell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CH3X</text:p>
          </table:table-cell>
          <table:table-cell table:style-name="Default" office:value-type="string" calcext:value-type="string">
            <text:p>SCH4</text:p>
          </table:table-cell>
          <table:table-cell table:style-name="Default" office:value-type="string" calcext:value-type="string">
            <text:p>Scoke</text:p>
          </table:table-cell>
          <table:table-cell office:value-type="string" calcext:value-type="string">
            <text:p>DR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59" office:value-type="float" office:value="0.002" calcext:value-type="float">
            <text:p>0.002</text:p>
          </table:table-cell>
          <table:table-cell table:number-columns-repeated="2" table:style-name="ce59" office:value-type="float" office:value="0.001" calcext:value-type="float">
            <text:p>0.001</text:p>
          </table:table-cell>
          <table:table-cell table:style-name="ce59" office:value-type="float" office:value="0.004" calcext:value-type="float">
            <text:p>0.004</text:p>
          </table:table-cell>
          <table:table-cell table:number-columns-repeated="2" table:style-name="ce59" office:value-type="float" office:value="0.0002" calcext:value-type="float">
            <text:p>0.0002</text:p>
          </table:table-cell>
          <table:table-cell table:style-name="ce59" office:value-type="float" office:value="0.003" calcext:value-type="float">
            <text:p>0.003</text:p>
          </table:table-cell>
          <table:table-cell table:style-name="ce59" office:value-type="float" office:value="0.004" calcext:value-type="float">
            <text:p>0.004</text:p>
          </table:table-cell>
          <table:table-cell office:value-type="string" calcext:value-type="string">
            <text:p>Co</text:p>
          </table:table-cell>
          <table:table-cell table:number-matrix-columns-spanned="4" table:number-matrix-rows-spanned="8" table:formula="of:=TRANSPOSE([.B2:.I5])" office:value-type="float" office:value="0.002" calcext:value-type="float">
            <text:p>0.00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string" calcext:value-type="string">
            <text:p>SCH3Br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97" calcext:value-type="float">
            <text:p>97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75" calcext:value-type="float">
            <text:p>75</text:p>
          </table:table-cell>
          <table:table-cell office:value-type="string" calcext:value-type="string">
            <text:p>Ni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7, R5</text:p>
          </table:table-cell>
        </table:table-row>
        <table:table-row table:style-name="ro1">
          <table:table-cell office:value-type="string" calcext:value-type="string">
            <text:p>SCH4</text:p>
          </table:table-cell>
          <table:table-cell table:style-name="ce59" office:value-type="float" office:value="80" calcext:value-type="float">
            <text:p>80</text:p>
          </table:table-cell>
          <table:table-cell table:style-name="ce59" office:value-type="float" office:value="86" calcext:value-type="float">
            <text:p>86</text:p>
          </table:table-cell>
          <table:table-cell table:style-name="ce59" office:value-type="float" office:value="91" calcext:value-type="float">
            <text:p>91</text:p>
          </table:table-cell>
          <table:table-cell table:style-name="ce59" office:value-type="float" office:value="92" calcext:value-type="float">
            <text:p>92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76" calcext:value-type="float">
            <text:p>76</text:p>
          </table:table-cell>
          <table:table-cell table:style-name="ce59" office:value-type="float" office:value="25" calcext:value-type="float">
            <text:p>25</text:p>
          </table:table-cell>
          <table:table-cell office:value-type="string" calcext:value-type="string">
            <text:p>Ru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coke</text:p>
          </table:table-cell>
          <table:table-cell table:number-columns-repeated="2" table:style-name="ce59" office:value-type="float" office:value="14" calcext:value-type="float">
            <text:p>1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office:value-type="string" calcext:value-type="string">
            <text:p>Rh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r</text:p>
          </table:table-cell>
          <table:table-cell office:value-type="float" office:value="0.0002" calcext:value-type="float">
            <text:p>0.00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I</text:p>
          </table:table-cell>
          <table:table-cell table:number-columns-repeated="8" office:value-type="string" calcext:value-type="string">
            <text:p>Br</text:p>
          </table:table-cell>
          <table:table-cell office:value-type="string" calcext:value-type="string">
            <text:p>Pt</text:p>
          </table:table-cell>
          <table:table-cell office:value-type="float" office:value="0.0002" calcext:value-type="float">
            <text:p>0.0002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u</text:p>
          </table:table-cell>
          <table:table-cell office:value-type="float" office:value="0.003" calcext:value-type="float">
            <text:p>0.003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63"/>
          <table:table-cell office:value-type="string" calcext:value-type="string">
            <text:p>Ag</text:p>
          </table:table-cell>
          <table:table-cell office:value-type="float" office:value="0.004" calcext:value-type="float">
            <text:p>0.004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MK_results_Br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CH3X</text:p>
          </table:table-cell>
          <table:table-cell office:value-type="string" calcext:value-type="string">
            <text:p>SCH4</text:p>
          </table:table-cell>
          <table:table-cell office:value-type="string" calcext:value-type="string">
            <text:p>Scoke</text:p>
          </table:table-cell>
          <table:table-cell/>
          <table:table-cell office:value-type="string" calcext:value-type="string">
            <text:p>MASSI</text:p>
          </table:table-cell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style-name="ce65" office:value-type="float" office:value="0.0004" calcext:value-type="float">
            <text:p>4,00E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</text:p>
          </table:table-cell>
          <table:table-cell table:number-columns-repeated="7"/>
        </table:table-row>
      </table:table>
      <table:table table:name="Hoja5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 style:font-adornments="Regular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4" loext:min-decimal-places="4" number:min-integer-digits="1"/>
    </number:number-style>
    <number:number-style style:name="N107">
      <number:number number:decimal-places="4" loext:min-decimal-places="4" number:min-integer-digits="1"/>
      <number:text>&amp;</number:text>
    </number:number-style>
    <number:number-style style:name="N108">
      <number:number number:decimal-places="4" loext:min-decimal-places="4" number:min-integer-digits="1"/>
      <number:text> &amp;</number:text>
    </number:number-style>
    <number:number-style style:name="N109">
      <number:text>$</number:text>
      <number:number number:min-integer-digits="1"/>
      <number:text>$</number:text>
    </number:number-style>
    <number:number-style style:name="N110">
      <number:number number:decimal-places="2" loext:min-decimal-places="2" number:min-integer-digits="1"/>
      <number:text> &amp;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07:47:50.798368294</meta:creation-date>
    <dc:date>2021-11-18T09:06:08.531112028</dc:date>
    <meta:editing-duration>P1DT5H53M2S</meta:editing-duration>
    <meta:editing-cycles>58</meta:editing-cycles>
    <meta:generator>LibreOffice/6.4.7.2$Linux_X86_64 LibreOffice_project/40$Build-2</meta:generator>
    <meta:document-statistic meta:table-count="6" meta:cell-count="1971" meta:object-count="0"/>
  </office:meta>
</office:document-meta>
</file>